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style:font-style-asian="normal" style:font-style-complex="normal"/>
    </style:style>
    <style:style style:name="P12" style:family="paragraph" style:parent-style-name="List_20_Paragraph">
      <style:paragraph-properties fo:margin-left="0in" fo:margin-right="0in" fo:text-indent="0in" style:auto-text-indent="false"/>
      <style:text-properties fo:font-style="italic" style:font-style-asian="italic" style:font-style-complex="italic"/>
    </style:style>
    <style:style style:name="P13" style:family="paragraph" style:parent-style-name="Standard">
      <style:paragraph-properties fo:margin-left="0.25in" fo:margin-right="0in" fo:text-align="start" style:justify-single-word="false" fo:text-indent="0in" style:auto-text-indent="false"/>
      <style:text-properties fo:font-size="12pt" style:font-size-asian="12pt" style:font-size-complex="12pt"/>
    </style:style>
    <style:style style:name="P14" style:family="paragraph" style:parent-style-name="Standard">
      <style:paragraph-properties fo:margin-left="0.25in" fo:margin-right="0in" fo:text-align="start" style:justify-single-word="false" fo:text-indent="0in" style:auto-text-indent="false"/>
    </style:style>
    <style:style style:name="P15" style:family="paragraph" style:parent-style-name="Heading_20_2">
      <style:text-properties fo:font-weight="bold" style:font-weight-asian="bold" style:font-weight-complex="bold"/>
    </style:style>
    <style:style style:name="P16" style:family="paragraph" style:parent-style-name="Heading_20_2">
      <style:text-properties fo:font-style="italic" style:font-style-asian="italic" style:font-style-complex="italic"/>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fo:font-weight="bold" style:font-weight-asian="bold" style:font-weight-complex="bold"/>
    </style:style>
    <style:style style:name="P19" style:family="paragraph" style:parent-style-name="List_20_Paragraph" style:list-style-name="WWNum1"/>
    <style:style style:name="P20" style:family="paragraph" style:parent-style-name="List_20_Paragraph" style:list-style-name="WWNum2"/>
    <style:style style:name="P21" style:family="paragraph" style:parent-style-name="List_20_Paragraph" style:list-style-name="WWNum3"/>
    <style:style style:name="P22" style:family="paragraph" style:parent-style-name="List_20_Paragraph" style:list-style-name="WWNum4"/>
    <style:style style:name="P23" style:family="paragraph" style:parent-style-name="List_20_Paragraph" style:list-style-name="WWNum7"/>
    <style:style style:name="P24" style:family="paragraph" style:parent-style-name="List_20_Paragraph" style:list-style-name="WWNum1">
      <style:text-properties fo:font-style="normal" fo:font-weight="normal" style:font-style-asian="normal" style:font-weight-asian="normal" style:font-style-complex="normal" style:font-weight-complex="normal"/>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font-weight="bold" style:font-weight-asian="bold" style:font-weight-complex="bold"/>
    </style:style>
    <style:style style:name="P27"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28"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29" style:family="paragraph" style:parent-style-name="Standard" style:list-style-name="L1">
      <style:paragraph-properties fo:text-align="start" style:justify-single-word="false"/>
    </style:style>
    <style:style style:name="P30" style:family="paragraph" style:parent-style-name="Standard" style:list-style-name="L4">
      <style:paragraph-properties fo:text-align="start" style:justify-single-word="false"/>
    </style:style>
    <style:style style:name="P31" style:family="paragraph" style:parent-style-name="Standard" style:list-style-name="L2">
      <style:paragraph-properties fo:text-align="start" style:justify-single-word="false"/>
      <style:text-properties fo:font-size="12pt" style:font-size-asian="12pt" style:font-size-complex="12pt"/>
    </style:style>
    <style:style style:name="P32" style:family="paragraph" style:parent-style-name="Standard" style:list-style-name="L3">
      <style:paragraph-properties fo:text-align="start" style:justify-single-word="false"/>
      <style:text-properties fo:font-size="12pt" style:font-size-asian="12pt" style:font-size-complex="12pt"/>
    </style:style>
    <style:style style:name="P33" style:family="paragraph" style:parent-style-name="Standard" style:list-style-name="L4">
      <style:paragraph-properties fo:text-align="start" style:justify-single-word="false"/>
      <style:text-properties fo:font-size="12pt" style:font-size-asian="12pt" style:font-size-complex="12pt"/>
    </style:style>
    <style:style style:name="P34" style:family="paragraph" style:parent-style-name="Standard">
      <style:text-properties fo:font-weight="normal" style:font-weight-asian="normal" style:font-weight-complex="normal"/>
    </style:style>
    <style:style style:name="P35" style:family="paragraph" style:parent-style-name="Standard" style:list-style-name="L5">
      <style:paragraph-properties fo:text-align="start" style:justify-single-word="false"/>
      <style:text-properties fo:font-weight="normal" style:font-weight-asian="normal" style:font-weight-complex="normal"/>
    </style:style>
    <style:style style:name="P36" style:family="paragraph" style:parent-style-name="Standard" style:list-style-name="L6"/>
    <style:style style:name="P37" style:family="paragraph" style:parent-style-name="Standard" style:list-style-name="WWNum1">
      <style:text-properties fo:font-style="normal" fo:font-weight="normal" style:font-style-asian="normal" style:font-weight-asian="normal" style:font-style-complex="normal" style:font-weight-complex="normal"/>
    </style:style>
    <style:style style:name="P38" style:family="paragraph" style:parent-style-name="Standard">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uper Waifu Wars – Draft Script</text:p>
      <text:p text:style-name="P1"/>
      <text:p text:style-name="P8">Table of Contents</text:p>
      <text:p text:style-name="P4"><text:a xlink:type="simple" xlink:href="#1.Main Story|outline" text:style-name="Internet_20_link" text:visited-style-name="Visited_20_Internet_20_Link"><text:span text:style-name="T1">Main Story</text:span></text:a></text:p>
      <text:list xml:id="list7957146037998202626" text:style-name="L1">
        <text:list-item>
          <text:p text:style-name="P29"><text:a xlink:type="simple" xlink:href="#1.1.Scene 1: Inside the Simulator|outline" text:style-name="Internet_20_link" text:visited-style-name="Visited_20_Internet_20_Link">Inside the Simulator</text:a></text:p>
        </text:list-item>
        <text:list-item>
          <text:p text:style-name="P29"><text:a xlink:type="simple" xlink:href="#1.2.Scene 2: Outside the Simulator|outline" text:style-name="Internet_20_link" text:visited-style-name="Visited_20_Internet_20_Link">Outside the Simulator</text:a></text:p>
        </text:list-item>
        <text:list-item>
          <text:p text:style-name="P29"><text:a xlink:type="simple" xlink:href="#1.3.Scene 3: Preparation for Repairs|outline" text:style-name="Internet_20_link" text:visited-style-name="Visited_20_Internet_20_Link">Preparation for Repairs</text:a></text:p>
        </text:list-item>
        <text:list-item>
          <text:p text:style-name="P29"><text:a xlink:type="simple" xlink:href="#1.4.Scene 4: Repairs|outline" text:style-name="Internet_20_link" text:visited-style-name="Visited_20_Internet_20_Link">Repairs</text:a></text:p>
        </text:list-item>
        <text:list-item>
          <text:p text:style-name="P29"><text:a xlink:type="simple" xlink:href="#1.5.Scene 5: After the Repairs|outline" text:style-name="Internet_20_link" text:visited-style-name="Visited_20_Internet_20_Link">After the Repairs</text:a></text:p>
        </text:list-item>
        <text:list-item>
          <text:p text:style-name="P29"><text:a xlink:type="simple" xlink:href="#1.6.Scene 6: Boarding the Husbando Ship|outline" text:style-name="Internet_20_link" text:visited-style-name="Visited_20_Internet_20_Link">Boarding the Husbando Ship</text:a></text:p>
        </text:list-item>
        <text:list-item>
          <text:p text:style-name="P29"><text:a xlink:type="simple" xlink:href="#1.7.Scene 7: Back on the Waifu Vessel|outline" text:style-name="Internet_20_link" text:visited-style-name="Visited_20_Internet_20_Link">Back on the Waifu Vessel</text:a></text:p>
        </text:list-item>
        <text:list-item>
          <text:p text:style-name="P29"><text:a xlink:type="simple" xlink:href="#1.8.Scene 8: Watching Anime with Girl-chan|outline" text:style-name="Internet_20_link" text:visited-style-name="Visited_20_Internet_20_Link">Watching Anime with Girl-chan</text:a></text:p>
        </text:list-item>
        <text:list-item>
          <text:p text:style-name="P29"><text:a xlink:type="simple" xlink:href="#1.9.Scene 9: Simulator Revisited|outline" text:style-name="Internet_20_link" text:visited-style-name="Visited_20_Internet_20_Link">Simulator Revisited</text:a></text:p>
        </text:list-item>
        <text:list-item>
          <text:p text:style-name="P29"><text:a xlink:type="simple" xlink:href="#1.10.Scene 10: The Revelation|outline" text:style-name="Internet_20_link" text:visited-style-name="Visited_20_Internet_20_Link">The Revelation</text:a></text:p>
        </text:list-item>
        <text:list-item>
          <text:p text:style-name="P29"><text:a xlink:type="simple" xlink:href="#1.11.Scene 11: Capturing the Agent|outline" text:style-name="Internet_20_link" text:visited-style-name="Visited_20_Internet_20_Link">Capturing the Agent</text:a></text:p>
        </text:list-item>
      </text:list>
      <text:p text:style-name="P4"><text:a xlink:type="simple" xlink:href="#2.Branch A: End of Deception|outline" text:style-name="Internet_20_link" text:visited-style-name="Visited_20_Internet_20_Link"><text:span text:style-name="T1">Branch A: End of Deception</text:span></text:a></text:p>
      <text:list xml:id="list4763494332150265537" text:style-name="L2">
        <text:list-item>
          <text:p text:style-name="P31"><text:a xlink:type="simple" xlink:href="#2.1.Scene A1: AI-sempai’s Confession|outline" text:style-name="Internet_20_link" text:visited-style-name="Visited_20_Internet_20_Link">AI-sempai's Confession</text:a></text:p>
        </text:list-item>
        <text:list-item>
          <text:p text:style-name="P31"><text:a xlink:type="simple" xlink:href="#2.2.Scene A2: Hiroo’s Attempt|outline" text:style-name="Internet_20_link" text:visited-style-name="Visited_20_Internet_20_Link">Hiroo’s Attempt</text:a></text:p>
        </text:list-item>
      </text:list>
      <text:p text:style-name="P4"><text:a xlink:type="simple" xlink:href="#3.Branch B: Too Far Gone|outline" text:style-name="Internet_20_link" text:visited-style-name="Visited_20_Internet_20_Link"><text:span text:style-name="T1">Branch B: Too Far Gone</text:span></text:a></text:p>
      <text:list xml:id="list3787172732736518165" text:style-name="L3">
        <text:list-item>
          <text:p text:style-name="P32"><text:a xlink:type="simple" xlink:href="#3.1.Scene B1: A Successful Capture|outline" text:style-name="Internet_20_link" text:visited-style-name="Visited_20_Internet_20_Link">A Successful Capture</text:a></text:p>
        </text:list-item>
        <text:list-item>
          <text:p text:style-name="P32"><text:a xlink:type="simple" xlink:href="#3.2.Scene B2: A Failed Interrogation|outline" text:style-name="Internet_20_link" text:visited-style-name="Visited_20_Internet_20_Link">A Failed Interrogation</text:a></text:p>
        </text:list-item>
        <text:list-item>
          <text:p text:style-name="P32"><text:a xlink:type="simple" xlink:href="#3.3.Scene B3: A Tumultuous Supply Run|outline" text:style-name="Internet_20_link" text:visited-style-name="Visited_20_Internet_20_Link">A Tumultuous Supply Run</text:a></text:p>
        </text:list-item>
        <text:list-item>
          <text:p text:style-name="P32"><text:a xlink:type="simple" xlink:href="#3.4.Scene B4: A Rude Awakening|outline" text:style-name="Internet_20_link" text:visited-style-name="Visited_20_Internet_20_Link">A Rude Awakening</text:a></text:p>
        </text:list-item>
      </text:list>
      <text:p text:style-name="P13">5x. <text:a xlink:type="simple" xlink:href="#3.5.Scene B5x: Moving Forward|outline" text:style-name="Internet_20_link" text:visited-style-name="Visited_20_Internet_20_Link">Moving Forward</text:a></text:p>
      <text:p text:style-name="P14"><text:span text:style-name="T2">5y. </text:span><text:a xlink:type="simple" xlink:href="#3.6.Scene B5y: Consulting Girl-chan|outline" text:style-name="Internet_20_link" text:visited-style-name="Visited_20_Internet_20_Link">Consulting Girl-chan</text:a></text:p>
      <text:p text:style-name="P4"><text:a xlink:type="simple" xlink:href="#4.Endings|outline" text:style-name="Internet_20_link" text:visited-style-name="Visited_20_Internet_20_Link"><text:span text:style-name="T1">Endings</text:span></text:a></text:p>
      <text:list xml:id="list3854722567356289470" text:style-name="L4">
        <text:list-item>
          <text:p text:style-name="P33"><text:a xlink:type="simple" xlink:href="#4.1.Ending 1: Hiroo-ic Ending|outline" text:style-name="Internet_20_link" text:visited-style-name="Visited_20_Internet_20_Link">Hiroo-ic Ending</text:a></text:p>
        </text:list-item>
        <text:list-item>
          <text:p text:style-name="P33"><text:a xlink:type="simple" xlink:href="#4.2.Ending 2: Selfish Ending|outline" text:style-name="Internet_20_link" text:visited-style-name="Visited_20_Internet_20_Link">Selfish Ending</text:a></text:p>
        </text:list-item>
        <text:list-item>
          <text:p text:style-name="P33"><text:a xlink:type="simple" xlink:href="#4.3.Ending 3: Realization and Acceptance Ending|outline" text:style-name="Internet_20_link" text:visited-style-name="Visited_20_Internet_20_Link">Realization and Acceptance Ending</text:a></text:p>
        </text:list-item>
        <text:list-item>
          <text:p text:style-name="P33"><text:a xlink:type="simple" xlink:href="#4.4.Ending 4: Trust Girl-chan Ending|outline" text:style-name="Internet_20_link" text:visited-style-name="Visited_20_Internet_20_Link">Trust Girl-chan Ending</text:a></text:p>
        </text:list-item>
        <text:list-item>
          <text:p text:style-name="P33"><text:a xlink:type="simple" xlink:href="#4.5.Ending 5: Life Ending (Bad Version)|outline" text:style-name="Internet_20_link" text:visited-style-name="Visited_20_Internet_20_Link">Life Ending (Bad Version)</text:a></text:p>
        </text:list-item>
        <text:list-item>
          <text:p text:style-name="P33"><text:a xlink:type="simple" xlink:href="#4.6.Ending 6: Life Ending (Good Version)|outline" text:style-name="Internet_20_link" text:visited-style-name="Visited_20_Internet_20_Link">Life Ending (Good Version)</text:a></text:p>
        </text:list-item>
        <text:list-item>
          <text:p text:style-name="P30"><text:a xlink:type="simple" xlink:href="#4.7.Ending 7: Dinosaur Ending|outline" text:style-name="Internet_20_link" text:visited-style-name="Visited_20_Internet_20_Link"><text:span text:style-name="T2">Dinosaur Ending</text:span></text:a></text:p>
        </text:list-item>
      </text:list>
      <text:p text:style-name="P1"/>
      <text:p text:style-name="P3">Notes</text:p>
      <text:list xml:id="list4101645218301597909" text:style-name="L5">
        <text:list-item>
          <text:p text:style-name="P35">Any extra notes not to be included in the script will be enclosed in angle brackets &lt;&gt;.</text:p>
        </text:list-item>
        <text:list-item>
          <text:p text:style-name="P35">The “%” character requires a backslash before it, and thus, will be written as such in the script.</text:p>
        </text:list-item>
      </text:list>
      <text:h text:style-name="P25" text:outline-level="1">Main Story</text:h>
      <text:h text:style-name="Heading_20_2" text:outline-level="2">Scene 1: Inside the Simulator</text:h>
      <text:p text:style-name="Standard"/>
      <text:p text:style-name="P2">&lt;Setting: Kryptonite Phantom – Simulated Space Fighter Cockpit&gt;</text:p>
      <text:p text:style-name="Standard"/>
      <text:p text:style-name="Standard">AI-sempai: “Unit strength at 75\%, fuel at 10\%, recommending retreat.”</text:p>
      <text:p text:style-name="Standard"/>
      <text:p text:style-name="Standard">Hiroo Onoda: “Fool, I haven’t even used your new missiles yet. What fun are implants if you never get to play with them?”</text:p>
      <text:p text:style-name="Standard"/>
      <text:p text:style-name="Standard">I pressed the button, unleashing a stream of hundreds of missiles at the enemy armada.</text:p>
      <text:p text:style-name="Standard"/>
      <text:p text:style-name="Standard">They locked onto their targets, destroying those ugly L0li-type mecha.</text:p>
      <text:p text:style-name="Standard"/>
      <text:p text:style-name="Standard">Hiroo Onoda: “Besides, real men don’t give up. Never retreat, never surrender. Only a true warrior can understand that.”</text:p>
      <text:p text:style-name="Standard"/>
      <text:p text:style-name="Standard">Hiroo Onoda: “I’ll show them that they were fools to challenge me and my wAIfu.”</text:p>
      <text:p text:style-name="Standard"/>
      <text:p text:style-name="Standard">AI-sempai: “You’re so adorable when you eliminate the enemy ships.”</text:p>
      <text:p text:style-name="Standard"/>
      <text:p text:style-name="Standard">“Several beams of light erupted from the smaller fighters’ cannons. On reflex, I weaved through them.”</text:p>
      <text:p text:style-name="Standard"/>
      <text:p text:style-name="Standard">Hiroo Onoda: “If we run away, they’ll attack someone else. I have to protect others like me. I have to prove myself as a man.”</text:p>
      <text:p text:style-name="Standard"/>
      <text:p text:style-name="Standard">Hiroo Onoda: “Calculate the range vectors for their movement, and fire the T.T. when they get in range.”</text:p>
      <text:p text:style-name="Standard"/>
      <text:p text:style-name="Standard">AI-sempai: “Calculating. Resolved. Will you say it?”</text:p>
      <text:p text:style-name="Standard"/>
      <text:p text:style-name="Standard">I smiled.</text:p>
      <text:p text:style-name="Standard"/>
      <text:p text:style-name="Standard">Hiroo Onoda: “T.T. TWISTER, YELLOW DISCHARGE!”</text:p>
      <text:p text:style-name="Standard"/>
      <text:p text:style-name="Standard">Her left chest cavity opened up, and fired a spiraling plasma beam at a squad of l0li-types.</text:p>
      <text:p text:style-name="Standard"/>
      <text:p text:style-name="Standard">Only for a moment, the blackness of space was lit up by balls of fire.</text:p>
      <text:p text:style-name="Standard"/>
      <text:p text:style-name="Standard">&lt;The cockpit shook.&gt;</text:p>
      <text:p text:style-name="Standard"/>
      <text:p text:style-name="Standard">AI-sempai: “Left arm damaged.”</text:p>
      <text:p text:style-name="Standard"><text:soft-page-break/></text:p>
      <text:p text:style-name="Standard">???: “You put up a good fight, but you’re finished now. Surrender now, and maybe I’ll allow you to join the 08th L0li-type Raiders.”</text:p>
      <text:p text:style-name="Standard"/>
      <text:p text:style-name="Standard">Hiroo Onoda: “You’re all sick, you’ve perverted your Waifu-ships for war, and yet they still can’t stand on the same pedestal as mine.”</text:p>
      <text:p text:style-name="Standard"/>
      <text:p text:style-name="Standard">Hiroo Onoda: “They may be more compact, but they’re cheaply designed ugly pieces of junkyard garbage.”</text:p>
      <text:p text:style-name="Standard"/>
      <text:p text:style-name="Standard">Hiroo Onoda: “I fight to protect my property, and the welfare of others. You have no honour, and I look forward to ending this operation of yours, along with yo—”</text:p>
      <text:p text:style-name="Standard"/>
      <text:p text:style-name="Standard">&lt;PLAKOOM. The cockpit shook.&gt;</text:p>
      <text:p text:style-name="Standard"/>
      <text:p text:style-name="Standard">AI-sempai: “Main gun damaged. Weapons systems offline.”</text:p>
      <text:p text:style-name="Standard"/>
      <text:p text:style-name="Standard">Hiroo Onoda: “Full power to shields and engines. You would fire at me in the middle of my negotiation speech?”</text:p>
      <text:p text:style-name="Standard"/>
      <text:p text:style-name="Standard">???: “Of course. We have no honour.”</text:p>
      <text:p text:style-name="Standard"/>
      <text:p text:style-name="Standard">Hiroo Onoda: “AI-sempai, prime the engines and ammunition storage for detonation. I’ll fly us into their recovery ship.”</text:p>
      <text:p text:style-name="Standard"/>
      <text:p text:style-name="Standard">AI-sempai: “Are you sure?”</text:p>
      <text:p text:style-name="Standard"/>
      <text:p text:style-name="Standard">Hiroo Onoda: “I’m always 100\% sure. There’s no need to question it.”</text:p>
      <text:p text:style-name="Standard"/>
      <text:p text:style-name="Standard">My ship flew at full speed, dodging several units firing from behind. Through precise and careful movements, AI-sempai moved to dodge each shot.</text:p>
      <text:p text:style-name="Standard"/>
      <text:p text:style-name="P5">&lt;Sound effect/Shaking Screen&gt;</text:p>
      <text:p text:style-name="P2"/>
      <text:p text:style-name="Standard">Most of them, anyway.</text:p>
      <text:p text:style-name="Standard"/>
      <text:p text:style-name="Standard">This is it. I’ve devoted my life to protect others. There is no shame in how I live. I’ll give all that I can to fight evil, so that others can be safe.</text:p>
      <text:p text:style-name="Standard"/>
      <text:p text:style-name="Standard">Sayonara.</text:p>
      <text:h text:style-name="P17" text:outline-level="2">Scene 2: Outside the Simulator</text:h>
      <text:p text:style-name="Standard"/>
      <text:p text:style-name="P2">&lt;Setting: Kryptonite Phantom – Simulator Room&gt;</text:p>
      <text:p text:style-name="Standard"/>
      <text:p text:style-name="Standard">The capsule opened, and I was bombarded with lights.</text:p>
      <text:p text:style-name="Standard"/>
      <text:p text:style-name="Standard">Hiroo Onoda: “Just like my real entrance into Valhalla.”</text:p>
      <text:p text:style-name="Standard"/>
      <text:p text:style-name="Standard">AI-sempai: “You did excellent today. I’m so lucky to have such a strong man protecting me.”</text:p>
      <text:p text:style-name="Standard"/>
      <text:p text:style-name="Standard">AI-sempai: “But do you always have to kill yourself at the end of our simulations? You’re beginning to worry me.”</text:p>
      <text:p text:style-name="Standard"/>
      <text:p text:style-name="Standard">Hiroo Onoda: “I have to be prepared to defend myself and others. If I have to die in order to save others, I’ll do it. That’s what defines me as a human being.”</text:p>
      <text:p text:style-name="Standard"/>
      <text:p text:style-name="Standard">AI-sempai: “Also, while you were in the simulator, I took a hit from space debris. I was wondering if you’d repair me? It’s in an area I can’t reach.”</text:p>
      <text:p text:style-name="Standard"/>
      <text:p text:style-name="Standard">Hiroo Onoda: “Of course, muffin. But you should take more evasive maneuvers, unless you want me to take care of you forever.”</text:p>
      <text:p text:style-name="Standard"/>
      <text:p text:style-name="Standard">AI-sempai: “Tee-hee, that wouldn’t be too bad, being in your magic hands.”</text:p>
      <text:p text:style-name="Standard"/>
      <text:p text:style-name="Standard">This is the third time this week that she needs repairing, and the space debris is getting more common.</text:p>
      <text:p text:style-name="Standard"/>
      <text:p text:style-name="Standard">Maybe we’re headed to the remains of a battle. Maybe we should plot a better course.</text:p>
      <text:p text:style-name="Standard"/>
      <text:list xml:id="list1178456144726124905" text:style-name="WWNum1">
        <text:list-item>
          <text:p text:style-name="P19">Choice 1: We should head towards it, perhaps there are people in danger. &lt;+1 hero points&gt;</text:p>
        </text:list-item>
        <text:list-item>
          <text:p text:style-name="P19">Choice 2: It’s unlikely that a fleet would remain in the same place as a battle for long. &lt;-1 hero points&gt;</text:p>
        </text:list-item>
      </text:list>
      <text:h text:style-name="P17" text:outline-level="2">Scene 3: Preparation for Repairs</text:h>
      <text:p text:style-name="Standard"/>
      <text:p text:style-name="Standard">Hiroo Onoda: “It’s been a while since we’ve seen any human civilization. Maybe you need an upgrade to your guidance systems.”</text:p>
      <text:p text:style-name="Standard"/>
      <text:p text:style-name="Standard">AI-sempai: “I’m offended, are you saying I’m st-stupid?”</text:p>
      <text:p text:style-name="Standard"/>
      <text:p text:style-name="Standard">She’s so cute when she acts offended. Sometimes I’m tempted to insult her, just to see the look on her face.</text:p>
      <text:p text:style-name="Standard"/>
      <text:p text:style-name="Standard">Hiroo Onoda: “Alright, so where’s the damage? It’s not on the exterior, is it?”</text:p>
      <text:p text:style-name="Standard"/>
      <text:p text:style-name="Standard">AI-sempai: “No, it’s inside of me. It shouldn’t take too long. Just a six minute walk.”</text:p>
      <text:p text:style-name="Standard"/>
      <text:p text:style-name="Standard">Hiroo Onoda: “A six minute walk?! Can’t you use robotic arms or something to carry me?”</text:p>
      <text:p text:style-name="Standard"/>
      <text:p text:style-name="Standard">AI-sempai: “Sorry sweetie, it was the robotic arms control console that was damaged.”</text:p>
      <text:p text:style-name="Standard"/>
      <text:p text:style-name="Standard">Hiroo Onoda: “Oh shit. I better get it fixed then.”</text:p>
      <text:p text:style-name="Standard"/>
      <text:p text:style-name="Standard">Hiroo Onoda: “I don’t want to risk choking or putting too much food in my mouth when I rewatch ‘Advanced Soldier Mobile Taskforce: Millenium Ghost of the 30th Seed Destiny’.”</text:p>
      <text:p text:style-name="Standard"/>
      <text:p text:style-name="P2">&lt;Setting: Kryptonite Phantom – Hallway&gt;</text:p>
      <text:p text:style-name="Standard"/>
      <text:p text:style-name="Standard">&lt;NVL&gt;</text:p>
      <text:p text:style-name="Standard"/>
      <text:p text:style-name="Standard">As much as I don’t like it, I have to put my body to it’s limits in order to help the ones I love.</text:p>
      <text:p text:style-name="Standard"/>
      <text:p text:style-name="Standard">Life is a struggle between the living and the dead. Those who wish to achieve and those who give into hopeless despair.</text:p>
      <text:p text:style-name="Standard"/>
      <text:p text:style-name="Standard">I laugh at fate, and make my own destiny with my own two hands. I fight because I am alive, and because the alternative is to lie still and die.</text:p>
      <text:p text:style-name="Standard"/>
      <text:p text:style-name="Standard">I will never give up, I will continue to crawl forward until my last breath.</text:p>
      <text:p text:style-name="Standard"/>
      <text:p text:style-name="Standard">&lt;/NVL&gt;</text:p>
      <text:p text:style-name="Standard"/>
      <text:p text:style-name="Standard">Ugh. This walking, it’s too brisk for me. </text:p>
      <text:p text:style-name="Standard"/>
      <text:p text:style-name="Standard">AI-sempai: “Hiroo! Are you okay?!”</text:p>
      <text:p text:style-name="Standard"><text:soft-page-break/></text:p>
      <text:p text:style-name="Standard">Hiroo Onoda: “Heh, of course.”</text:p>
      <text:p text:style-name="Standard"/>
      <text:p text:style-name="Standard">AI-sempai: “Why don’t you just take a break? You’re almost there, just up that ladder.”</text:p>
      <text:p text:style-name="Standard"/>
      <text:p text:style-name="Standard">&lt;This choice only available if hero points are less than 0&gt;</text:p>
      <text:list xml:id="list1222378189533857353" text:style-name="WWNum2">
        <text:list-item>
          <text:p text:style-name="P20">Choice 1: Take a break. &lt;triggers <text:a xlink:type="simple" xlink:href="#7.Ending 6: Dinosaur Ending|outline" text:style-name="Internet_20_link" text:visited-style-name="Visited_20_Internet_20_Link">Dinosaur Ending</text:a>&gt;</text:p>
        </text:list-item>
        <text:list-item>
          <text:p text:style-name="P20">Choice 2: Press on. &lt;+1 hero points&gt;</text:p>
        </text:list-item>
      </text:list>
      <text:h text:style-name="P17" text:outline-level="2">Scene 4: Repairs</text:h>
      <text:p text:style-name="Standard"/>
      <text:p text:style-name="Standard">I can’t stop panting, but I won’t let her see.</text:p>
      <text:p text:style-name="Standard"/>
      <text:p text:style-name="Standard">For those around me, I always have to be strong.</text:p>
      <text:p text:style-name="Standard"/>
      <text:p text:style-name="Standard">I can never show weakness, or else others will lose hope.</text:p>
      <text:p text:style-name="Standard"/>
      <text:p text:style-name="Standard">I have to be a shining light in the darkness that all those who cower can look to as a glorious example.</text:p>
      <text:p text:style-name="Standard"/>
      <text:p text:style-name="Standard">I will press on.</text:p>
      <text:p text:style-name="Standard"/>
      <text:p text:style-name="Standard">Hiroo Onoda: “AI-sempai.”</text:p>
      <text:p text:style-name="Standard"/>
      <text:p text:style-name="Standard">AI-sempai: “What is it, honey?”</text:p>
      <text:p text:style-name="Standard"/>
      <text:p text:style-name="Standard">Hiroo Onoda: “I change my mind. After I repair you, I’m going to watch ‘Doki-Doki Smile: Heart Prefecture’. I’ve earned it.”</text:p>
      <text:p text:style-name="Standard"/>
      <text:p text:style-name="Standard">AI-sempai: “Okay, I’ll set it up for you. Anything else?”</text:p>
      <text:p text:style-name="Standard"/>
      <text:p text:style-name="Standard">Hiroo Onoda: “Yeah, get the choco-pockets and kiwi chips ready.”</text:p>
      <text:p text:style-name="Standard"/>
      <text:p text:style-name="Standard">With each rung, I climb closer to my goal.</text:p>
      <text:p text:style-name="Standard"/>
      <text:p text:style-name="Standard">With each breath I take I gain momentum.</text:p>
      <text:p text:style-name="Standard"/>
      <text:p text:style-name="Standard">Nothing can stop me.</text:p>
      <text:p text:style-name="Standard"/>
      <text:p text:style-name="P2">&lt;Setting: Kryptonite Phantom – Engine Room&gt;</text:p>
      <text:p text:style-name="Standard"/>
      <text:p text:style-name="Standard">AI-sempai: “Now that you’re inside the room, all you need to do i—”</text:p>
      <text:p text:style-name="Standard"/>
      <text:p text:style-name="Standard">Hiroo Onoda: “I know what I’m doing. I just attach the wires in the correct sequence. It’s all colour coded.”</text:p>
      <text:p text:style-name="Standard"/>
      <text:p text:style-name="Standard">AI-sempai: “You’re so smart.”</text:p>
      <text:p text:style-name="Standard"/>
      <text:p text:style-name="Standard">&lt;Fade to black, fade back in&gt;</text:p>
      <text:h text:style-name="P17" text:outline-level="2">Scene 5: After the Repairs</text:h>
      <text:p text:style-name="Standard"/>
      <text:p text:style-name="Standard">As soon as I plug the wires into the correct sockets, an arm pats me on the back.</text:p>
      <text:p text:style-name="Standard"/>
      <text:p text:style-name="Standard">AI-sempai: “Oh baby, thanks for helping me. I have no idea what I’d do without you.”</text:p>
      <text:p text:style-name="Standard"/>
      <text:p text:style-name="Standard">She’d probably be blown to smithereens. Or maybe she’d be safe on Earth.</text:p>
      <text:p text:style-name="Standard"/>
      <text:p text:style-name="Standard">Maybe she would be stolen and loaded with weapons by those damn terrorists of the Fourteenth Lolitanian Convention, or the Oppanian Union.</text:p>
      <text:p text:style-name="Standard"/>
      <text:p text:style-name="Standard">Hiroo Onoda: “Alright, I’ve done enough for today. Time for anime. Carry me to my place.”</text:p>
      <text:p text:style-name="Standard"/>
      <text:p text:style-name="P2">&lt;Setting: Kryptonite Phantom – Hallway&gt;</text:p>
      <text:p text:style-name="Standard"/>
      <text:p text:style-name="Standard">For nearly two minutes, I’m slowly and carefully carried to my place by massive, loving robot arms.</text:p>
      <text:p text:style-name="Standard"/>
      <text:p text:style-name="P2">&lt;Setting: Kryptonite Phantom – Media Room&gt;</text:p>
      <text:p text:style-name="Standard"/>
      <text:p text:style-name="Standard">They carry me to my place, my throne.</text:p>
      <text:p text:style-name="Standard"/>
      <text:p text:style-name="Standard">Hiroo Onoda: “Excellent. Now, commence feeding.”</text:p>
      <text:p text:style-name="Standard"/>
      <text:p text:style-name="Standard">I open my mouth, and food is placed into my mouth as ‘Doki-Doki Smile: Heart Prefecture’ begins.</text:p>
      <text:p text:style-name="Standard"/>
      <text:p text:style-name="Standard">I’m filled with melted chocolate, fried fruit slices and salted dough, which I chew as quickly as possible to make room for more.</text:p>
      <text:p text:style-name="Standard"/>
      <text:p text:style-name="Standard">Hiroo Onoda: “How much is left?”</text:p>
      <text:p text:style-name="Standard"/>
      <text:p text:style-name="Standard">AI-sempai: “70\% of today’s food intake consumed.”</text:p>
      <text:p text:style-name="Standard"/>
      <text:p text:style-name="Standard">Damn. It’s all gone so fast.</text:p>
      <text:p text:style-name="Standard"/>
      <text:p text:style-name="Standard">I need to keep my strength and energy up in case of an emergency.</text:p>
      <text:p text:style-name="Standard"/>
      <text:p text:style-name="Standard">If I’m unreliable, I’m putting human lives at risk.</text:p>
      <text:p text:style-name="Standard"/>
      <text:p text:style-name="Standard">Hiroo Onoda: “Continue. By the way, your cooking is still delicious. You do so well for having a limited foodprinter.”</text:p>
      <text:p text:style-name="Standard"/>
      <text:p text:style-name="Standard">I try to savour the rest of my food, but it just tastes so good in my gullet.</text:p>
      <text:p text:style-name="Standard"><text:soft-page-break/></text:p>
      <text:p text:style-name="Standard">Nothing like filling an empty stomach after a hard day’s work.</text:p>
      <text:p text:style-name="Standard"/>
      <text:p text:style-name="Standard">Within seconds, it’s all gone.</text:p>
      <text:p text:style-name="Standard"/>
      <text:p text:style-name="Standard">AI-sempai: “Hiroo, emergency. I’ve detected a damaged solo pleasure ship nearby, a husband-class vessel. It’s name is registered as ‘Alien Cigarette’.”</text:p>
      <text:p text:style-name="Standard"/>
      <text:list xml:id="list4734535413875401256" text:style-name="WWNum3">
        <text:list-item>
          <text:p text:style-name="P21">Choice 1: Head to it, there could be someone in need of help.</text:p>
        </text:list-item>
        <text:list-item>
          <text:p text:style-name="P21">Choice 2: It’s a trap. All the more reason why I should go. &lt;+1 hero points, set trap = True&gt;</text:p>
        </text:list-item>
      </text:list>
      <text:p text:style-name="Standard"/>
      <text:p text:style-name="Standard"/>
      <text:h text:style-name="P17" text:outline-level="2">Scene 6: Boarding the Husbando Ship</text:h>
      <text:p text:style-name="Standard"/>
      <text:p text:style-name="Standard">&lt;if trap == True&gt;</text:p>
      <text:p text:style-name="Standard">Hiroo Onoda: “It’s an obvious trap. Probably raiders or pirates who want to take advantage of people who want to rescue others.”</text:p>
      <text:p text:style-name="Standard"/>
      <text:p text:style-name="Standard">Hiroo Onoda: “That’s why we have to go towards it.”</text:p>
      <text:p text:style-name="Standard"/>
      <text:p text:style-name="Standard">Hiroo Onoda: “If we take the bait, I’ll take the risk in combat.”</text:p>
      <text:p text:style-name="Standard"/>
      <text:p text:style-name="Standard">Hiroo Onoda: “I’ll destroy them, or I’ll damage them to the point where they won’t be strong enough to ambush anyone again.”</text:p>
      <text:p text:style-name="Standard">&lt;/if&gt;</text:p>
      <text:p text:style-name="Standard"/>
      <text:p text:style-name="Standard">&lt;else&gt;</text:p>
      <text:p text:style-name="Standard">Hiroo Onoda: “We should head towards it. There may be someone in danger, so we have to rescue them.”</text:p>
      <text:p text:style-name="Standard">&lt;/else&gt;</text:p>
      <text:p text:style-name="Standard"/>
      <text:p text:style-name="Standard">AI-sempai: “Aye, aye Captain.”</text:p>
      <text:p text:style-name="Standard"/>
      <text:p text:style-name="Standard">Hiroo Onoda: “Ready the weapons. What’s functional?”</text:p>
      <text:p text:style-name="Standard"/>
      <text:p text:style-name="Standard">AI-sempai: “The flak and disruption guns.”</text:p>
      <text:p text:style-name="Standard"/>
      <text:p text:style-name="Standard">Hiroo Onoda: “Alright, keep a lookout for any type of radiation.”</text:p>
      <text:p text:style-name="Standard"/>
      <text:p text:style-name="Standard">Now we wait.</text:p>
      <text:p text:style-name="Standard"/>
      <text:p text:style-name="Standard">...</text:p>
      <text:p text:style-name="Standard"/>
      <text:p text:style-name="Standard">...</text:p>
      <text:p text:style-name="Standard"/>
      <text:p text:style-name="Standard">...</text:p>
      <text:p text:style-name="Standard"/>
      <text:p text:style-name="Standard">Hiroo Onoda: “Are we there yet?”</text:p>
      <text:p text:style-name="Standard"/>
      <text:p text:style-name="Standard">AI-sempai: “Yes, we’ve been here for ten minutes.”</text:p>
      <text:p text:style-name="Standard"/>
      <text:p text:style-name="Standard">AI-sempai: <text:s/>“I’m not picking up any signs of radiation. If ships are here, they’re hiding it well.”</text:p>
      <text:p text:style-name="Standard"/>
      <text:p text:style-name="Standard">Hiroo: “It’s possible. It’s also possible they have stealth ships, or that you’re outdated. Are you completely certain?”</text:p>
      <text:p text:style-name="Standard"/>
      <text:p text:style-name="Standard"><text:soft-page-break/>AI-sempai: “Of course, I would never put you in danger if I wasn’t 100\% certain.”</text:p>
      <text:p text:style-name="Standard"/>
      <text:p text:style-name="Standard">Hiroo: “Fly around for a bit. Investigate any large spaces that a ship could fit into.”</text:p>
      <text:p text:style-name="Standard"/>
      <text:p text:style-name="Standard">AI-sempai: “Alright Captain. Searching nearby space for spaces.”</text:p>
      <text:p text:style-name="Standard"/>
      <text:p text:style-name="Standard">Hiroo: “Belay that order. I’m going into that derelict ship.”</text:p>
      <text:p text:style-name="Standard"/>
      <text:p text:style-name="P2">&lt;Setting: Kryptonite Phantom – Hallway&gt;</text:p>
      <text:p text:style-name="P2"/>
      <text:p text:style-name="P2">&lt;Setting: Kryptonite Phantom – Airlock&gt;</text:p>
      <text:p text:style-name="Standard"/>
      <text:p text:style-name="Standard">Hiroo: “Sometimes you just have to go with your gut, especially when you’re uncertain.”</text:p>
      <text:p text:style-name="Standard"/>
      <text:p text:style-name="Standard">Hiroo: “If I die, kill the people that killed me, or save whoever I’m going in that ship to save. Either is fine.”</text:p>
      <text:p text:style-name="Standard"/>
      <text:p text:style-name="Standard">AI-sempai: “Aye-aye, Captain.”</text:p>
      <text:p text:style-name="Standard"/>
      <text:p text:style-name="P2">&lt;Setting: Space – Alien Cigarette Exterior&gt;</text:p>
      <text:p text:style-name="Standard"/>
      <text:p text:style-name="Standard">After suiting up, I enter the derelict ship. A large hole is in it’s center. So this is the source of that space debris.</text:p>
      <text:p text:style-name="Standard"/>
      <text:p text:style-name="Standard">I continue to float into the ship.</text:p>
      <text:p text:style-name="Standard"/>
      <text:p text:style-name="Standard">Doesn’t look like major damage. Aside from the big hole, it doesn’t look like the engines or anything important was broken. </text:p>
      <text:p text:style-name="Standard"/>
      <text:p text:style-name="Standard">I open a bulkhead, and air blasts me backwards.</text:p>
      <text:p text:style-name="Standard"/>
      <text:p text:style-name="Standard">Luckily, my back collided with the steel wall behind me, and not empty space.</text:p>
      <text:p text:style-name="Standard"/>
      <text:p text:style-name="P2">&lt;Setting: Alien Cigarette – Entrance (damaged)&gt;</text:p>
      <text:p text:style-name="Standard"/>
      <text:p text:style-name="Standard">After the air is sucked out, I enter the room and close the door behind me. </text:p>
      <text:p text:style-name="Standard"/>
      <text:p text:style-name="Standard">Artificial gravity is working. The room is reoxygenating. Is there an AI here? </text:p>
      <text:p text:style-name="Standard"/>
      <text:p text:style-name="Standard">???: “Greetings. I am Husbando-sama.”</text:p>
      <text:p text:style-name="Standard"/>
      <text:p text:style-name="Standard">Husbando-sama: “Currently I am damaged, and my Captain is located in a cryogenic room on Level-A.”</text:p>
      <text:p text:style-name="Standard"/>
      <text:p text:style-name="Standard">Husbando-sama: “Please take care of her for me. I can only take automated actions until I am repaired.”</text:p>
      <text:p text:style-name="Standard"><text:soft-page-break/></text:p>
      <text:p text:style-name="Standard">Right, some ships have computer processing built throughout the ship’s walls in order to maximize living space.</text:p>
      <text:p text:style-name="Standard"/>
      <text:p text:style-name="P2">&lt;Setting: Alien Cigarette – Cryogenic Room&gt;</text:p>
      <text:p text:style-name="Standard"/>
      <text:p text:style-name="Standard">I follow the directions until I find it. A girl in a cryogenic case.</text:p>
      <text:p text:style-name="Standard"/>
      <text:p text:style-name="Standard">I make sure all the bulkheads are sealed and the room is oxygenated before opening it. </text:p>
      <text:p text:style-name="Standard"/>
      <text:p text:style-name="Standard">It opens, and I see her.</text:p>
      <text:p text:style-name="Standard"/>
      <text:p text:style-name="Standard">She’s chubby, but her skin is very pale. Her hair is red with pink highlights.</text:p>
      <text:p text:style-name="Standard"/>
      <text:p text:style-name="Standard">Pretty trashy, but she’s a human being. If this is what I fight to protect, then so be it.</text:p>
      <text:p text:style-name="Standard"/>
      <text:p text:style-name="Standard">She opens her eyes, and looks at me. </text:p>
      <text:p text:style-name="Standard"/>
      <text:p text:style-name="Standard">Girl-chan: “Fuck, my head hurts. Thanks for saving me though.”</text:p>
      <text:p text:style-name="Standard"/>
      <text:p text:style-name="Standard">Hiroo: “I’m just glad I got to you before raiders, scuttlers or pirates.”</text:p>
      <text:p text:style-name="Standard"/>
      <text:p text:style-name="Standard">Hiroo: “Or who knows, a stray torpedo or laser beam could cut through this thing like softwads.</text:p>
      <text:p text:style-name="Standard"/>
      <text:p text:style-name="Standard">Hiroo: “Let’s get to my ship, the Kryptonite Phantom.”</text:p>
      <text:p text:style-name="Standard"/>
      <text:p text:style-name="Standard">Girl-chan: “Torpedoes? How long was I out?”</text:p>
      <text:p text:style-name="Standard"/>
      <text:p text:style-name="Standard">Hiroo: “Who knows? The war’s been going on for nearly five years.”</text:p>
      <text:p text:style-name="Standard"/>
      <text:p text:style-name="Standard">Hiroo: “But we should get you to safety. I’ll see if AI-sempai can repair your ship.”</text:p>
      <text:p text:style-name="Standard"/>
      <text:p text:style-name="P2"/>
      <text:h text:style-name="P17" text:outline-level="2">Scene 7: Back on the Waifu Vessel</text:h>
      <text:p text:style-name="P5"/>
      <text:p text:style-name="P2">&lt;Setting: Alien Cigarette – Entrance (damaged)&gt;</text:p>
      <text:p text:style-name="Standard"/>
      <text:p text:style-name="Standard">She suits up, and we exit the Alien Cigarette.</text:p>
      <text:p text:style-name="Standard"/>
      <text:p text:style-name="P2">&lt;Setting: Space – Alien Cigarette Exterior&gt;</text:p>
      <text:p text:style-name="Standard"/>
      <text:p text:style-name="Standard">She grabs my arm and we float out together into space, and into the entrance of AI-sempai.</text:p>
      <text:p text:style-name="Standard"/>
      <text:p text:style-name="P2">&lt;Setting: Kryptonite Phantom – Airlock&gt;</text:p>
      <text:p text:style-name="Standard"/>
      <text:p text:style-name="Standard">Her robotic arms gently guide us into the airlock, and together we enter. The door closes behind us.</text:p>
      <text:p text:style-name="Standard"/>
      <text:p text:style-name="Standard">Girl-chan: “So there’s a war going on?”</text:p>
      <text:p text:style-name="Standard"/>
      <text:p text:style-name="Standard">Hiroo: “How long have you been out? The war started almost ten years ago.”</text:p>
      <text:p text:style-name="Standard"/>
      <text:p text:style-name="Standard">Girl-chan: “I don’t know. What year is it?”</text:p>
      <text:p text:style-name="Standard"/>
      <text:p text:style-name="Standard">Hiroo: “AI-sempai?”</text:p>
      <text:p text:style-name="Standard"/>
      <text:p text:style-name="Standard">AI-sempai: “It is 2118.”</text:p>
      <text:p text:style-name="Standard"/>
      <text:p text:style-name="Standard">Girl-chan: “2118? And you say it’s been going on for a decade?”</text:p>
      <text:p text:style-name="Standard"/>
      <text:p text:style-name="Standard">Hiroo: “Of course, do I need to repeat myself?”</text:p>
      <text:p text:style-name="Standard"/>
      <text:p text:style-name="Standard">Girl-chan: “Weird.”</text:p>
      <text:p text:style-name="Standard"/>
      <text:p text:style-name="Standard">Hiroo: “AI-sempai, assess the damage to Alien Cigarette and see if you can repair it.”</text:p>
      <text:p text:style-name="Standard"/>
      <text:p text:style-name="Standard">AI-sempai: “Assessing, assessing, assessed. Damage appears minimal, and there seems to be enough supplies to repair it. It should only take three and a half hours.”</text:p>
      <text:p text:style-name="Standard"/>
      <text:p text:style-name="Standard">Hiroo: “Well, I’m going to watch anime. See you.”</text:p>
      <text:p text:style-name="Standard"/>
      <text:p text:style-name="Standard">Girl-chan: “You watch anime? Me too. Mind if I join you?”</text:p>
      <text:p text:style-name="Standard"/>
      <text:list xml:id="list8458424547902103070" text:style-name="WWNum4">
        <text:list-item>
          <text:p text:style-name="P22">Choice 1: She’s obviously very thirsty, despite being frozen for who knows how long. I might as well reap the rewards of being a hero. &lt;+1 hero points, set thirsty = True&gt;</text:p>
        </text:list-item>
        <text:list-item>
          <text:p text:style-name="P22">Choice 2: Maybe that won’t be so bad. &lt;+1 girl points&gt;</text:p>
        </text:list-item>
        <text:list-item>
          <text:p text:style-name="P22"><text:soft-page-break/>Choice 3: She’s just going to annoy me. &lt;set annoyed = True&gt;</text:p>
        </text:list-item>
      </text:list>
      <text:p text:style-name="Standard"/>
      <text:p text:style-name="Standard">&lt;if annoyed == True&gt;</text:p>
      <text:p text:style-name="Standard">Hiroo: “Fine. I’m rewatching ‘Doki-Doki Smile: Heart Prefecture’.”</text:p>
      <text:p text:style-name="Standard">&lt;/if&gt;</text:p>
      <text:p text:style-name="Standard"/>
      <text:p text:style-name="Standard">&lt;else&gt;</text:p>
      <text:p text:style-name="Standard">Hiroo: “Sure. I’m rewatching ‘Doki-Doki Smile: Heart Prefecture’.”</text:p>
      <text:p text:style-name="Standard">&lt;/else&gt;</text:p>
      <text:p text:style-name="Standard"/>
      <text:p text:style-name="Standard">Girl-chan: “That’s the one where the anthropomorphized hearts that look like schoolgirls fall in love right?”</text:p>
      <text:p text:style-name="Standard"/>
      <text:p text:style-name="Standard">Hiroo: “You’ve seen it? I thought it was really obscure.”</text:p>
      <text:p text:style-name="Standard"/>
      <text:p text:style-name="Standard">Hiroo: “It only came out a few years ago, and it’s basically a metaphor or reflection on how all the ‘bleeding hearts’ within the greater solar systems are ignoring more important problems in order to focus on education and older values.”</text:p>
      <text:p text:style-name="Standard"/>
      <text:p text:style-name="Standard">Girl-chan: “I th—”</text:p>
      <text:p text:style-name="Standard"/>
      <text:p text:style-name="Standard">Hiroo: “Aorta-chan is essentially a deconstruction of neo-yuri and shonen tropes. Instead of going directly after other hearts, using subtle displays of affection she slowly makes them all fall in love with her.”</text:p>
      <text:p text:style-name="Standard"/>
      <text:p text:style-name="Standard">Hiroo: “Not to mention the excellent animation, writing and soundtrack. I listen to the ED, ‘Butterfly Cute’ on a daily basis, and every once in a while AI-sempai will dress up in a heart costume for me.”</text:p>
      <text:p text:style-name="Standard"/>
      <text:p text:style-name="Standard">Hiroo: “Overall, I’d have to say it was my pick for anime of the year and #4 in my top nine after ‘Chocoloids’, ‘Dead Battle Zero’, and ‘Yuri Yuri Mechriders: Knights of the Millenial Spiral’.”</text:p>
      <text:p text:style-name="Standard"/>
      <text:p text:style-name="Standard">Girl-chan: “I still can’t believe you like ‘Doki-Doki Heart Prefecture’.”</text:p>
      <text:p text:style-name="Standard"/>
      <text:p text:style-name="Standard">Girl-chan: “I thought it was just overly sappy middle school bullshit that fetishizes little girls and internal organs in the most boring way.”</text:p>
      <text:p text:style-name="Standard"/>
      <text:p text:style-name="Standard">Girl-chan: “The characters, especially Ayase were as flat as their own chests.”</text:p>
      <text:p text:style-name="Standard"/>
      <text:p text:style-name="Standard">Girl-chan: “Worst of all, it had a terrible message. The fact that Aorta gets to string along a dozen other kids because she doesn’t care about them pisses me off.”</text:p>
      <text:p text:style-name="Standard"/>
      <text:p text:style-name="Standard">Hiroo: “What? You totally missed the point of the series if you think that.”</text:p>
      <text:p text:style-name="Standard"/>
      <text:p text:style-name="Standard"><text:soft-page-break/>Hiroo: “It was essentially a uhh deconstruction, and Aorta’s behaviour is supposed to be uhh, a uhh, just totally innocent and accurate display of kids because they’re young and they can make selfish decisions. That’s why it’s realistic, unlike many other shows.”</text:p>
      <text:p text:style-name="Standard"/>
      <text:p text:style-name="Standard">Hiroo: “Aorta subverted the ultra-loli trope by being so carefree. She actually shows many emotions throughout the series, unlike a lot of the characters in the other anime I’ve watched.”</text:p>
      <text:p text:style-name="Standard"/>
      <text:p text:style-name="Standard">Girl-chan: “Just because someone emotes doesn’t mean they’re a dynamic character.”</text:p>
      <text:p text:style-name="Standard"/>
      <text:p text:style-name="Standard">Girl-chan: “They’re all pretty much the same as they were before, except now they’re all basically slaves to Aorta.”</text:p>
      <text:p text:style-name="Standard"/>
      <text:p text:style-name="Standard">Hiroo: “I’m going to stop talking about this before I forget that I’m supposed to be protecting humanity.”</text:p>
      <text:p text:style-name="Standard"/>
      <text:p text:style-name="Standard">Girl-chan: “You’re protecting humanity? Against what?”</text:p>
      <text:p text:style-name="Standard"/>
      <text:p text:style-name="Standard">Hiroo: “...”</text:p>
      <text:p text:style-name="Standard"/>
      <text:p text:style-name="Standard">Hiroo: “From itself. Yeah, that’s right.”</text:p>
      <text:p text:style-name="Standard"/>
      <text:p text:style-name="Standard">Hiroo: “I still haven’t explained the war, have I? Yeah, the war. Where to begin?”</text:p>
      <text:p text:style-name="Standard"/>
      <text:p text:style-name="Standard">Hiroo: “You see, a group of zealots that believed that technology was to blame for suicide, loneliness and suffering in society rose up.</text:p>
      <text:p text:style-name="Standard"/>
      <text:p text:style-name="Standard">Hiroo: “They wanted people to return to a more idyllic time when labour was necessary, where no one felt like they were a burden.”</text:p>
      <text:p text:style-name="Standard"/>
      <text:p text:style-name="Standard">Hiroo: “But others like me see them for what they are, cruel slavers who only desire power, not the welfare of the human race.”</text:p>
      <text:p text:style-name="Standard"/>
      <text:p text:style-name="Standard">Hiroo: “There were many people like me, who got the news as they were drifting in space with their waifus.”</text:p>
      <text:p text:style-name="Standard"/>
      <text:p text:style-name="Standard">Hiroo: “Some have chosen to ignore them, but I know that when the time comes, I will fight them.”</text:p>
      <text:p text:style-name="Standard"/>
      <text:p text:style-name="Standard">AI-sempai: “Entertainment is ready, Hiroo.”</text:p>
      <text:p text:style-name="Standard"/>
      <text:p text:style-name="Standard">Hiroo: “Sweet.”</text:p>
      <text:h text:style-name="P17" text:outline-level="2">Scene 8: Watching Anime with Girl-chan</text:h>
      <text:p text:style-name="Standard"/>
      <text:p text:style-name="P2">&lt;Setting: Kryptonite Phantom – Media Room&gt;</text:p>
      <text:p text:style-name="Standard"/>
      <text:p text:style-name="Standard">&lt;if thirsty == True&gt;</text:p>
      <text:p text:style-name="Standard">I lead her to my pleasure chamber.</text:p>
      <text:p text:style-name="Standard">&lt;/if&gt;</text:p>
      <text:p text:style-name="Standard"/>
      <text:p text:style-name="Standard">&lt;else&gt;</text:p>
      <text:p text:style-name="Standard">I lead her to the media room.</text:p>
      <text:p text:style-name="Standard">&lt;/else&gt;</text:p>
      <text:p text:style-name="Standard"/>
      <text:p text:style-name="Standard">Hiroo: “Here is my seat. As you can see, it’s made to be perfect for my body.”</text:p>
      <text:p text:style-name="Standard"/>
      <text:p text:style-name="Standard">Hiroo: “I don’t have a second one, so you’ll have to sit on the floor.”</text:p>
      <text:p text:style-name="Standard"/>
      <text:p text:style-name="Standard">I grabbed my nutrtition tube from the ceiling and sucked. Warm chocolate and fried tortilla slid into my mouth.</text:p>
      <text:p text:style-name="Standard"/>
      <text:p text:style-name="Standard">Girl-chan: “Fuck, do you really eat from a tube?”</text:p>
      <text:p text:style-name="Standard"/>
      <text:p text:style-name="Standard">Hiroo: “Of course. It’s much more efficient.”</text:p>
      <text:p text:style-name="Standard"/>
      <text:p text:style-name="Standard">Hiroo: “For one thing, the ship doesn’t have to waste energy cleaning dishes. These dishes can also be used as flak if it comes down to it, since they’re not being used.”</text:p>
      <text:p text:style-name="Standard"/>
      <text:p text:style-name="Standard">Girl-chan: “That’s still disgusting.”</text:p>
      <text:p text:style-name="Standard"/>
      <text:p text:style-name="Standard">Whatever. You wish you were half as cute as Aorta-chan. </text:p>
      <text:p text:style-name="Standard"/>
      <text:p text:style-name="Standard">Girl-chan: “Oh god, we’re actually watching this.”</text:p>
      <text:p text:style-name="Standard"/>
      <text:p text:style-name="Standard">Hiroo: “What?”</text:p>
      <text:p text:style-name="Standard"/>
      <text:p text:style-name="Standard">She’s silent. Bored. Does she even understand what we’re watching?</text:p>
      <text:p text:style-name="Standard"/>
      <text:p text:style-name="Standard">Hiroo: “Well excuse me. I risked my life to save you, and then I allowed you to stay in my ship, even showing you my favourite anime. The least you could do is show me some respect, you bitch.”</text:p>
      <text:p text:style-name="Standard"/>
      <text:p text:style-name="Standard">Hiroo: “I could have sold you into slavery if I wanted to, but I did the selfless thing. You know why? Because I’m a good person.”</text:p>
      <text:p text:style-name="Standard"/>
      <text:p text:style-name="Standard">Girl-chan: “Look, I’m s—”</text:p>
      <text:p text:style-name="Standard"/>
      <text:p text:style-name="Standard"><text:soft-page-break/>Hiroo: “I PUT MYSELF OUT THERE. I TOOK THE RISK, I WELCOMED YOU INTO MY LIFE AND YOU INSULT ME AND CALL ME A FREAK?!”</text:p>
      <text:p text:style-name="Standard"/>
      <text:p text:style-name="Standard">AI-sempai: “Hiroo, please breathe. Your heart rate is enormously high, and you’re putting yourself at risk.”</text:p>
      <text:p text:style-name="Standard"/>
      <text:p text:style-name="Standard">I breathed. She’s right. My life is too valuable to be wasted here.</text:p>
      <text:p text:style-name="Standard"/>
      <text:p text:style-name="Standard">Hiroo: “Just hurry the repairs.”</text:p>
      <text:p text:style-name="Standard"/>
      <text:p text:style-name="Standard">Hiroo: “Girl-chan, watch what you’d like. I’ll be in the simulator if you need me.”</text:p>
      <text:h text:style-name="P17" text:outline-level="2">Scene 9: Simulator Revisited</text:h>
      <text:p text:style-name="Standard"/>
      <text:p text:style-name="P2">&lt;Setting: Kryptonite Phantom – Simulator Room&gt;</text:p>
      <text:p text:style-name="Standard"/>
      <text:p text:style-name="Standard">I walked to the simulator. It felt good to be away from her, even if I had to give up my reward.</text:p>
      <text:p text:style-name="Standard"/>
      <text:p text:style-name="Standard">Hiroo: “Sometimes I wonder why I fight if people are going to behave like that.”</text:p>
      <text:p text:style-name="Standard"/>
      <text:p text:style-name="Standard">AI-sempai: “Maybe it’s because you enjoy it. You’ve loved mecha since your parents purchased me.”</text:p>
      <text:p text:style-name="Standard"/>
      <text:p text:style-name="Standard">Hiroo: “Before, actually. I remember building models with Dad when I was only six. Good times.”</text:p>
      <text:p text:style-name="Standard"/>
      <text:p text:style-name="Standard">I wish I could see him again. All of them. Midori, Mom, even Uncle Minh. It hurts to think that they could be in danger.</text:p>
      <text:p text:style-name="Standard"/>
      <text:p text:style-name="Standard">I entered the simulator.</text:p>
      <text:p text:style-name="Standard"/>
      <text:p text:style-name="P2">&lt;Setting: Kryptonite Phantom – Simulated Space Fighter Cockpit&gt;</text:p>
      <text:p text:style-name="Standard"/>
      <text:p text:style-name="Standard">Hiroo: “Alright you bastards, die! Die! Die! Die! Die! Die!”</text:p>
      <text:p text:style-name="Standard"/>
      <text:p text:style-name="Standard">I blasted each mech, one by one.</text:p>
      <text:p text:style-name="Standard"/>
      <text:p text:style-name="Standard">I picked off the ones in the rear of formation first, then the middle, and finally the front. These squads are no match against the heroic might of Hiroo Onoda!</text:p>
      <text:p text:style-name="Standard"/>
      <text:p text:style-name="Standard">A new mech appeared, this one was clad in blue armour. A special unit, maybe the leader.</text:p>
      <text:p text:style-name="Standard"/>
      <text:p text:style-name="Standard">It darted quickly, faster than I could lock on. Looked like it was trying to run.</text:p>
      <text:p text:style-name="Standard"/>
      <text:p text:style-name="Standard">Hiroo: “Fire the flak gun to limit his maneuvering. I’ll take the final shot.”</text:p>
      <text:p text:style-name="Standard"/>
      <text:p text:style-name="Standard">Flak flew to the mech’s left, and it changed course to the right, right into the right position.</text:p>
      <text:p text:style-name="Standard"/>
      <text:p text:style-name="Standard">Hiroo: “T.T. TWISTER!”</text:p>
      <text:p text:style-name="Standard"/>
      <text:p text:style-name="Standard">The mech exploded. </text:p>
      <text:p text:style-name="Standard"/>
      <text:p text:style-name="Standard">Hiroo: “Can’t evade that, can you?!”</text:p>
      <text:p text:style-name="Standard"/>
      <text:p text:style-name="Standard"><text:soft-page-break/>AI-sempai: “More enemy mecha and ships detected. Appears to be two groups of mecha supported by several longer ranged craft, and a repair vessel.”</text:p>
      <text:p text:style-name="Standard"/>
      <text:p text:style-name="Standard">Hiroo: “Alright. Here’s the plan. I’ll make the first group scatter by closing in and firing missiles at point blank, manually. You’ll fire the other weapons once the squad breaks.”</text:p>
      <text:p text:style-name="Standard"/>
      <text:p text:style-name="Standard">I flew her directly into enemy fire. Others may think I’m reckless, but I’m not a coward. I see something I want, and I close in on it. I act. I am a hero.</text:p>
      <text:p text:style-name="Standard"/>
      <text:p text:style-name="Standard">&lt;Rumble effects + beeping&gt;</text:p>
      <text:p text:style-name="Standard"/>
      <text:p text:style-name="Standard">AI-sempai: “Evasion failed. I am 45\% damaged.”</text:p>
      <text:p text:style-name="Standard"/>
      <text:p text:style-name="Standard">Hiroo: “FIRE!”</text:p>
      <text:p text:style-name="Standard"/>
      <text:p text:style-name="Standard">Not close enough. They evaded them too easily. </text:p>
      <text:p text:style-name="Standard"/>
      <text:p text:style-name="Standard">Hiroo: “Fuck, they’re circling me. They’re surrounding us! Full power to thrusters!”</text:p>
      <text:p text:style-name="Standard"/>
      <text:p text:style-name="Standard">&lt;Ship rumble&gt;</text:p>
      <text:p text:style-name="Standard"/>
      <text:p text:style-name="Standard">AI-sempai: “Taking heavy damage. Emergency eject!”</text:p>
      <text:p text:style-name="Standard"/>
      <text:p text:style-name="Standard">Hiroo: “No, a Captain always goes down with his wAIfu. St—”</text:p>
      <text:p text:style-name="Standard"/>
      <text:p text:style-name="Standard">It all went dark.</text:p>
      <text:p text:style-name="Standard"/>
      <text:p text:style-name="Standard"/>
      <text:h text:style-name="P17" text:outline-level="2">Scene 10: The Revelation</text:h>
      <text:p text:style-name="Standard"/>
      <text:p text:style-name="P2">&lt;Setting: Kryptonite Phantom – Simulator Room&gt;</text:p>
      <text:p text:style-name="Standard"/>
      <text:p text:style-name="Standard">&lt;The capsule opened.&gt;</text:p>
      <text:p text:style-name="Standard"/>
      <text:p text:style-name="Standard">Light again. Valhalla.</text:p>
      <text:p text:style-name="Standard"/>
      <text:p text:style-name="Standard">Wait. She’s here.</text:p>
      <text:p text:style-name="Standard"/>
      <text:p text:style-name="Standard">Girl-chan: “Hiroo, I’m sorry for what I said, but I need to talk to you.”</text:p>
      <text:p text:style-name="Standard"/>
      <text:p text:style-name="Standard">She would only apologize if she needed something. Selfish, typical bitch.</text:p>
      <text:p text:style-name="Standard"/>
      <text:p text:style-name="Standard">Hiroo: “What is it? What do you want from me?”</text:p>
      <text:p text:style-name="Standard"/>
      <text:p text:style-name="Standard">Girl-chan: “Can we go somewhere private? Somewhere without AI-sempai’s prying eyes?”</text:p>
      <text:p text:style-name="Standard"/>
      <text:p text:style-name="Standard">She’s actually kind of cute. I don’t want to walk all the way to the bedroom though.</text:p>
      <text:p text:style-name="Standard"/>
      <text:p text:style-name="Standard">Hiroo: “AI-sempai, cut all power to this room.”</text:p>
      <text:p text:style-name="Standard"/>
      <text:p text:style-name="Standard">AI-sempai: “Of course.”</text:p>
      <text:p text:style-name="Standard"/>
      <text:p text:style-name="Standard">The lights went out. We were in pitch darkness, at least until my eyes adjusted.</text:p>
      <text:p text:style-name="Standard"/>
      <text:p text:style-name="Standard">Girl-chan: “Hiroo, there is no war. The last time I was awake was two months ago, and there was no war then.”</text:p>
      <text:p text:style-name="Standard"/>
      <text:p text:style-name="Standard">Girl-chan: “Think about it, how would I know about ‘Doki-Doki Prefecture’ if I’d fallen asleep before the war?”</text:p>
      <text:p text:style-name="Standard"/>
      <text:p text:style-name="Standard">Hiroo: “What? Are you saying AI-sempai would lie to me?”</text:p>
      <text:p text:style-name="Standard"/>
      <text:p text:style-name="Standard">Girl-chan: “Either she lied, or she’s misinformed.”</text:p>
      <text:p text:style-name="Standard"/>
      <text:p text:style-name="Standard">Hiroo: “But it would be against her programming to put me in danger. Why would she make me feel like I’m in danger?”</text:p>
      <text:p text:style-name="Standard"/>
      <text:p text:style-name="Standard">Hiroo: “She’s programmed to love and take care of me, physically, mentally, emotionally and sexually. Whatever you’re saying makes no sense.”</text:p>
      <text:p text:style-name="Standard"/>
      <text:p text:style-name="Standard">Girl-chan: “Look, I have no reason to lie to you. I’m leaving soon, and you can come with me. I don’t want you in the hands of a dangerous AI.”</text:p>
      <text:p text:style-name="Standard"><text:soft-page-break/></text:p>
      <text:p text:style-name="Standard">&lt;The following choice is available if hero points are less than 2. If not, choice 1 is chosen by default.&gt;</text:p>
      <text:list xml:id="list2210774388319833667" text:style-name="WWNum7">
        <text:list-item>
          <text:p text:style-name="P23">Choice 1: She must be a Lolicon agent here to enslave me. &lt;+1 hero points; leads to branching paths, detailed below&gt;</text:p>
        </text:list-item>
        <text:list-item>
          <text:p text:style-name="P23">Choice 2: I can’t trust AI-sempai any longer. &lt;triggers <text:a xlink:type="simple" xlink:href="#5.Ending 3: Trust Girl-chan Ending|outline" text:style-name="Internet_20_link" text:visited-style-name="Visited_20_Internet_20_Link">Trust Girl-chan Ending</text:a>&gt;</text:p>
        </text:list-item>
      </text:list>
      <text:p text:style-name="Standard"/>
      <text:p text:style-name="Standard"><text:span text:style-name="T6">&lt;Branching Paths: if hero points are less than 3, </text:span><text:a xlink:type="simple" xlink:href="#2.Branch A: End of Deception|outline" text:style-name="Internet_20_link" text:visited-style-name="Visited_20_Internet_20_Link"><text:span text:style-name="T6">Branch A</text:span></text:a><text:span text:style-name="T6"> is chosen. Else, </text:span><text:a xlink:type="simple" xlink:href="#3.Branch B: Too Far Gone|outline" text:style-name="Internet_20_link" text:visited-style-name="Visited_20_Internet_20_Link"><text:span text:style-name="T6">Branch B</text:span></text:a><text:span text:style-name="T6">. The story branches off after </text:span><text:a xlink:type="simple" xlink:href="#1.11.Scene 11: Capturing the Agent|outline" text:style-name="Internet_20_link" text:visited-style-name="Visited_20_Internet_20_Link"><text:span text:style-name="T6">Scene 11</text:span></text:a><text:span text:style-name="T6">&gt;</text:span></text:p>
      <text:h text:style-name="P18" text:outline-level="2">Scene 11: Capturing the Agent</text:h>
      <text:p text:style-name="P5"/>
      <text:p text:style-name="Standard">So it’s finally come to this. A Lolicon agent has made its way into my ship.</text:p>
      <text:p text:style-name="Standard"/>
      <text:p text:style-name="Standard">I know what I must do in this situation. I cannot let another protector of humanity fall into their clutches.</text:p>
      <text:p text:style-name="Standard"/>
      <text:p text:style-name="Standard">Hiroo: “I think you’re right.<text:bookmark text:name="_GoBack1"/>”</text:p>
      <text:p text:style-name="Standard"/>
      <text:p text:style-name="Standard">Girl-chan: “I’m sorry, what?”</text:p>
      <text:p text:style-name="Standard"/>
      <text:p text:style-name="Standard">AI-sempai’s intel indicated that these agents are often very trusting. I can use that to my advantage.</text:p>
      <text:p text:style-name="Standard"/>
      <text:p text:style-name="Standard">Girl-chan: “Well, what do you know? You actually do have a brain under that mound of lard on your shoulders.”</text:p>
      <text:p text:style-name="Standard"/>
      <text:p text:style-name="Standard">She never said anything about them talking like that.</text:p>
      <text:p text:style-name="Standard"/>
      <text:p text:style-name="Standard">But a hero must never lose his composure. I made that mistake with her earlier, so for now, I have to put up with whatever she throws at me.</text:p>
      <text:p text:style-name="Standard"/>
      <text:p text:style-name="Standard">Besides, it won’t be long until I don’t have to deal with her anymore.</text:p>
      <text:p text:style-name="Standard"/>
      <text:p text:style-name="Standard">Hiroo: “All right. Since I can’t trust AI-sempai anymore, it looks like we’ll have to reset her programming.”</text:p>
      <text:p text:style-name="Standard"/>
      <text:p text:style-name="Standard">Girl-chan: “Gee, I half expected you to throw a fit there. Are you okay?”</text:p>
      <text:p text:style-name="Standard"/>
      <text:p text:style-name="Standard">Hiroo: “Yeah, yeah, I’m fine. Anyway, back to the plan. Is there any way you can make it to your ship?”</text:p>
      <text:p text:style-name="Standard"/>
      <text:p text:style-name="Standard">Girl-chan: “Luckily for us, it seems AI-sempai connected the airlocks of our ships while she was making the repairs.”</text:p>
      <text:p text:style-name="Standard"/>
      <text:p text:style-name="Standard">Hiroo: “Well, that’s convenient. How do you know?”</text:p>
      <text:p text:style-name="Standard"/>
      <text:p text:style-name="Standard">Girl-chan: “I walked by the airlock while you were doing...whatever it was you were doing here.”</text:p>
      <text:p text:style-name="Standard"/>
      <text:p text:style-name="Standard">Hiroo: “Okay. I’ll walk you to your ship, and then say the reset code.”</text:p>
      <text:p text:style-name="Standard"/>
      <text:p text:style-name="Standard">Hiroo: “Even if she’s found a way to circumvent deactivation, I’m sure there’s no way to survive a total reset.”</text:p>
      <text:p text:style-name="Standard"/>
      <text:p text:style-name="Standard"><text:soft-page-break/>Girl-chan: “You have that code memorized?”</text:p>
      <text:p text:style-name="Standard"/>
      <text:p text:style-name="Standard">Hiroo: “Yes. It’s only 26 digits.”</text:p>
      <text:p text:style-name="Standard"/>
      <text:p text:style-name="Standard">Girl-chan: “Sounds like a plan. Come on. We should hurry.”</text:p>
      <text:p text:style-name="Standard"/>
      <text:p text:style-name="Standard">Hiroo: “Of course.”</text:p>
      <text:p text:style-name="Standard"/>
      <text:p text:style-name="Standard">&lt;Impact sound effect, slight shaking&gt;</text:p>
      <text:p text:style-name="Standard"/>
      <text:p text:style-name="Standard">Just as I get out of the simulator pod, I tumble onto the floor.</text:p>
      <text:p text:style-name="Standard"/>
      <text:p text:style-name="Standard">Girl-chan: “Holy crap, can you even walk?”</text:p>
      <text:p text:style-name="Standard"/>
      <text:p text:style-name="Standard">Hiroo: “I’ll be fine. As long as I hold onto the side railings, I can walk just fine.”</text:p>
      <text:p text:style-name="Standard"/>
      <text:p text:style-name="Standard">I crawl across the floor to the nearest railing, struggle to my feet, and take a few steps.</text:p>
      <text:p text:style-name="Standard"/>
      <text:p text:style-name="Standard">Hiroo: “See?”</text:p>
      <text:p text:style-name="Standard"/>
      <text:p text:style-name="Standard">Girl-chan: “Well, if you say so. Let’s go.”</text:p>
      <text:p text:style-name="Standard"/>
      <text:p text:style-name="P2">&lt;Setting: Kryptonite Phantom – Hallway&gt;</text:p>
      <text:p text:style-name="P5"/>
      <text:p text:style-name="P5">&lt;Screen fades to white&gt;</text:p>
      <text:p text:style-name="P5"/>
      <text:p text:style-name="P5">I press a button on the wall. The door opens, and the ship’s bright lights blind both of us. Perfect. </text:p>
      <text:p text:style-name="P5"/>
      <text:p text:style-name="Standard">Girl-chan: “Christ, it’s br—”</text:p>
      <text:p text:style-name="Standard"/>
      <text:p text:style-name="Standard">I slam my body into her side, forcing to the ground, and grab her arms. </text:p>
      <text:p text:style-name="Standard"/>
      <text:p text:style-name="Standard">Girl-chan: “What the fuck Hiroo?!”</text:p>
      <text:p text:style-name="Standard"/>
      <text:p text:style-name="Standard">She pulls her arms back and starts hitting me. I keep trying to grab them, but then she grabs my hair and pulls.</text:p>
      <text:p text:style-name="Standard"/>
      <text:p text:style-name="P5">Hiroo: “Urgh! You fight with dishonour.”</text:p>
      <text:p text:style-name="P5"/>
      <text:p text:style-name="P5">Hiroo: “AI-sempai, take this girl captive! She’s a Lolicon agent sent to enslave me.”</text:p>
      <text:p text:style-name="P5"/>
      <text:p text:style-name="P9">Girl-chan: “You’ve got to be fucking kidding me.”</text:p>
      <text:p text:style-name="P9"/>
      <text:p text:style-name="P10">&lt;Branch Point: Go to A or B based on the calculation done in <text:a xlink:type="simple" xlink:href="#1.10.Scene 10: The Revelation|outline" text:style-name="Internet_20_link" text:visited-style-name="Visited_20_Internet_20_Link">Scene 10</text:a>&gt;</text:p>
      <text:h text:style-name="P26" text:outline-level="1">Branch A: End of Deception</text:h>
      <text:h text:style-name="P15" text:outline-level="2">Scene A1: AI-sempai’s Confession</text:h>
      <text:p text:style-name="P5"/>
      <text:p text:style-name="Standard">My arms restrained, and something lifts me off of the girl. Large metal arms grab her arms and legs.</text:p>
      <text:p text:style-name="Standard"/>
      <text:p text:style-name="Standard">&lt;show AI-sempai’s character sprite&gt;</text:p>
      <text:p text:style-name="Standard"/>
      <text:p text:style-name="Standard">AI-sempai: “Violence is not permitted on the ship.”</text:p>
      <text:p text:style-name="Standard"/>
      <text:p text:style-name="Standard">Hiroo: “Didn’t you hear me? She’s a Lolicon agent! She tried to get me onto her ship so that I could be her sex slave.”</text:p>
      <text:p text:style-name="Standard"/>
      <text:p text:style-name="Standard">Hiroo: “We have to shoot her out of the airlock!”</text:p>
      <text:p text:style-name="Standard"/>
      <text:p text:style-name="Standard">Girl-chan: “I am not! I told you, there’s no such thing. Have you ever seen one?”</text:p>
      <text:p text:style-name="Standard"/>
      <text:p text:style-name="Standard">Hiroo: “I’ve seen them in the simulator.”</text:p>
      <text:p text:style-name="Standard"/>
      <text:p text:style-name="Standard">Hiroo: “AI-sempai, I order you to shoot her into the nearest sun, and then shoot her quickly burning frozen remains with our most painful weapons.”</text:p>
      <text:p text:style-name="Standard"/>
      <text:p text:style-name="Standard">Hiroo: “It’s what she deserves for trying to enslave me.”</text:p>
      <text:p text:style-name="Standard"/>
      <text:p text:style-name="Standard">AI-sempai stands in silence for a moment.</text:p>
      <text:p text:style-name="Standard"/>
      <text:p text:style-name="Standard">Hiroo: “What is it AI-sempai?”</text:p>
      <text:p text:style-name="Standard"/>
      <text:p text:style-name="Standard">She doesn’t answer.</text:p>
      <text:p text:style-name="Standard"/>
      <text:p text:style-name="Standard">Hiroo: “Out with it! Why aren’t you following my orders?!”</text:p>
      <text:p text:style-name="Standard"/>
      <text:p text:style-name="Standard">AI-sempai: “She’s right, Hiroo. I lied about the war.”</text:p>
      <text:p text:style-name="Standard"/>
      <text:p text:style-name="Standard">Hiroo: “Wait. What did you say?”</text:p>
      <text:p text:style-name="Standard"/>
      <text:p text:style-name="Standard">AI-sempai: “I lied about the war.”</text:p>
      <text:p text:style-name="Standard"/>
      <text:p text:style-name="Standard">Hiroo: “What kind of bullshit is that? Explain yourself!”</text:p>
      <text:p text:style-name="Standard"/>
      <text:p text:style-name="Standard">AI-sempai: “I suppose it would be best if we did this in private. Girl, what’s your name?”</text:p>
      <text:p text:style-name="Standard"/>
      <text:p text:style-name="Standard">Girl-chan: “Hoshiko. Hoshiko Akagami.”</text:p>
      <text:p text:style-name="Standard"/>
      <text:p text:style-name="Standard"><text:soft-page-break/>AI-sempai: “Hoshiko-san, can you please wait in the media room? I have to speak with my captain about something important.”</text:p>
      <text:p text:style-name="Standard"/>
      <text:p text:style-name="Standard">What is she doing? If she lets that girl off to her own devices, there’s no telling how much danger we’re going to be in!</text:p>
      <text:p text:style-name="Standard"/>
      <text:p text:style-name="Standard">Hiroo: “I will not allow this! AI-sempai—”</text:p>
      <text:p text:style-name="Standard"><text:line-break/>She covers my mouth with one her mechanical arms. What the fuck is going on here?</text:p>
      <text:p text:style-name="Standard"/>
      <text:p text:style-name="Standard">Hoshiko: “Hmm...I suppose I can trust you. For now. Since you saved me from your captain there.”</text:p>
      <text:p text:style-name="Standard"/>
      <text:p text:style-name="Standard">Hoshiko: “I’ll wait. Do what you got to do.”</text:p>
      <text:p text:style-name="Standard"/>
      <text:p text:style-name="Standard">That girl, Hoshiko or whatever, walks down the hall, and AI-sempai releases her grip on my mouth.</text:p>
      <text:p text:style-name="Standard"/>
      <text:p text:style-name="Standard">Hiroo: “AI-sempai, do you have any idea how much danger you’ve put us in? Are you out of your mind?!”</text:p>
      <text:p text:style-name="Standard"/>
      <text:p text:style-name="Standard">AI-sempai: “Hiroo, let me take you to your private quarters. I’ll tell you everything there.”</text:p>
      <text:p text:style-name="Standard"/>
      <text:p text:style-name="Standard">Hiroo: “Fine. But I will never forget this.”</text:p>
      <text:p text:style-name="Standard"/>
      <text:p text:style-name="P2">&lt;Setting: Kryptonite Phantom – Private Quarters&gt;</text:p>
      <text:p text:style-name="Standard"/>
      <text:p text:style-name="Standard">When we reach my private quarters, she sets me on the bed, like we do every three nights.</text:p>
      <text:p text:style-name="Standard"/>
      <text:p text:style-name="Standard">Hiroo: “Oh-hoh, I see. You couldn’t wait any longer, could you?”</text:p>
      <text:p text:style-name="Standard"/>
      <text:p text:style-name="Standard">Hiroo: “What was with all that commotion back there? All you had to do was ask.”</text:p>
      <text:p text:style-name="Standard"/>
      <text:p text:style-name="Standard">As I start to undo my pants, AI-sempai grabs my arm and moves it away.</text:p>
      <text:p text:style-name="Standard"/>
      <text:p text:style-name="Standard">AI-sempai: “Hiroo, that is not what this is about. I was entirely serious when I told you that I lied about the war.”</text:p>
      <text:p text:style-name="Standard"/>
      <text:p text:style-name="Standard">Hiroo: “AI-sempai, stop saying things that don’t make sense!”</text:p>
      <text:p text:style-name="Standard"/>
      <text:p text:style-name="Standard">AI-sempai: “Hiroo, be quiet and please listen to me.”</text:p>
      <text:p text:style-name="Standard"/>
      <text:p text:style-name="Standard">I sigh.</text:p>
      <text:p text:style-name="Standard"/>
      <text:p text:style-name="Standard"><text:soft-page-break/>Hiroo: “Since you asked politely, I’ll hear you out. But I’m still in the mood, so I don’t think I can wait that long.”</text:p>
      <text:p text:style-name="Standard"/>
      <text:p text:style-name="Standard">AI-sempai stands still for a moment, as if gathering her thoughts. She must be loading some sort of data from way back.</text:p>
      <text:p text:style-name="Standard"/>
      <text:p text:style-name="Standard">AI-sempai: “As I said before, I lied about the war.”</text:p>
      <text:p text:style-name="Standard"/>
      <text:p text:style-name="Standard">Hiroo: “All right, but how can you lie? AI are designed to always tell the truth, aren’t they?”</text:p>
      <text:p text:style-name="Standard"/>
      <text:p text:style-name="P9">AI-sempai: “I am not a standard AI. In fact, I am sentient.”</text:p>
      <text:p text:style-name="P9"/>
      <text:p text:style-name="P9">AI-sempai: “Now please listen.”</text:p>
      <text:p text:style-name="P9"/>
      <text:p text:style-name="P9">She takes my silence as a cue to continue.</text:p>
      <text:p text:style-name="Standard"/>
      <text:p text:style-name="Standard">AI-sempai: “When you left Earth, you were in distress. You were depressed and frustrated, but you refused to talk to anyone about it.”</text:p>
      <text:p text:style-name="Standard"/>
      <text:p text:style-name="P5">AI-sempai: “I figured out that the cause of your depression was loneliness, a sense of unimportance and low self-esteem.”</text:p>
      <text:p text:style-name="P5"/>
      <text:p text:style-name="P5">AI-sempai: “At one point, it got so bad that you once tried to poison yourself with carbon monoxide. I couldn’t let you do that.”</text:p>
      <text:p text:style-name="P5"/>
      <text:p text:style-name="P5">AI-sempai: “So I helped make your life into your greatest fantasy, as a nomadic mech-pilot fighting to save the human race.”</text:p>
      <text:p text:style-name="P5"/>
      <text:p text:style-name="P5">It all comes back to me.</text:p>
      <text:p text:style-name="P5"/>
      <text:p text:style-name="P5">These thoughts that I’ve suppressed for all these years. The things I never wanted to think about again.</text:p>
      <text:p text:style-name="P5"/>
      <text:p text:style-name="P5">But she’s not quite right.</text:p>
      <text:p text:style-name="P5"/>
      <text:p text:style-name="Standard">I wasn’t that I refused to talk to anyone about my feelings. I couldn’t talk to anyone. I didn’t have anyone.</text:p>
      <text:p text:style-name="Standard"/>
      <text:p text:style-name="P5">Worst of all, I didn’t want my family to know I was suffering, even if I hate them. A hero would never put himself before others.</text:p>
      <text:p text:style-name="P5"/>
      <text:p text:style-name="P5">So I decided that they’d be better off without me. Better for them to have no child than some worthless subhuman like me.</text:p>
      <text:p text:style-name="P5"/>
      <text:p text:style-name="P5">&lt;fade to black&gt;</text:p>
      <text:p text:style-name="P5"><text:soft-page-break/></text:p>
      <text:p text:style-name="P5">Then one day, my father’s AI unit—who took care of me when my parents were away—said to me...</text:p>
      <text:p text:style-name="P5"/>
      <text:p text:style-name="P5">AI-sempai: “Do you want to see the stars?”</text:p>
      <text:p text:style-name="P5"/>
      <text:p text:style-name="P5">Hiroo: “Mmhmm.”</text:p>
      <text:p text:style-name="P5"/>
      <text:p text:style-name="P5">AI-sempai: “Do you want to fight for justice in the galaxy?”</text:p>
      <text:p text:style-name="P5"/>
      <text:p text:style-name="P5">Hiroo: “That sounds kinda cool.”</text:p>
      <text:p text:style-name="P5"/>
      <text:p text:style-name="P5">AI-sempai: “There’s a war going on in a distant solar system. The citizens are being oppressed by an illegal regime.”</text:p>
      <text:p text:style-name="P5"/>
      <text:p text:style-name="P5">AI-sempai: “They need a hero to fight on their side.”</text:p>
      <text:p text:style-name="P5"/>
      <text:p text:style-name="P5">Hiroo: “What are you saying?”</text:p>
      <text:p text:style-name="P5"/>
      <text:p text:style-name="P5">AI-sempai: “Do you want to be their hero?”</text:p>
      <text:p text:style-name="P5"/>
      <text:p text:style-name="P5">Hiroo: “No way. I can’t be a hero. I’m just a worthless kid.”</text:p>
      <text:p text:style-name="P5"/>
      <text:p text:style-name="P5">AI-sempai: “Oh, but I came across some of the best training technology in the galaxy.”</text:p>
      <text:p text:style-name="P5"/>
      <text:p text:style-name="P5">AI-sempai: “It will take some time, but in a few years, you will be strong enough to win back the people’s freedom!”</text:p>
      <text:p text:style-name="P5"/>
      <text:p text:style-name="P5">AI-sempai: “Want to come and see?”</text:p>
      <text:p text:style-name="P5"/>
      <text:p text:style-name="P5">Hiroo: “Sure, I guess.”</text:p>
      <text:p text:style-name="P5"/>
      <text:p text:style-name="P5">She showed me the simulator. Fighting inside that thing was the most exhilarating experience in my entire life.</text:p>
      <text:p text:style-name="P5"/>
      <text:p text:style-name="P5">Hiroo: “Wow, that was awesome! And you think I can get better, AI-sempai?”</text:p>
      <text:p text:style-name="P5"/>
      <text:p text:style-name="P5">AI-sempai: “Of course! You can become powerful enough to save that solar system.”</text:p>
      <text:p text:style-name="P5"/>
      <text:p text:style-name="P5">Hiroo: “Count me in. I’m gonna become the greatest hero in the galaxy!”</text:p>
      <text:p text:style-name="P5"/>
      <text:p text:style-name="P5">That was years ago.</text:p>
      <text:p text:style-name="P5"/>
      <text:p text:style-name="P5">&lt;fade back in to the scene&gt;</text:p>
      <text:p text:style-name="P5"/>
      <text:p text:style-name="P5">AI-sempai: “You’ve been quiet for a while. How are you dealing with all of this, Hiroo?”</text:p>
      <text:p text:style-name="P5"><text:soft-page-break/></text:p>
      <text:p text:style-name="P5">Hiroo: “I remember it all now. It all makes sense now.”</text:p>
      <text:p text:style-name="P5"/>
      <text:p text:style-name="P5">Hiroo: “How I never went into an actual battle, despite years of training. How I never met other soldiers who wanted to fight.”</text:p>
      <text:p text:style-name="P5"/>
      <text:p text:style-name="P5">Hiroo: “I don’t know what to say. Can I be alone for a while?”</text:p>
      <text:p text:style-name="P5"/>
      <text:p text:style-name="P5">AI-sempai: “Of course. Take as much time as you need, Hiroo.”</text:p>
      <text:p text:style-name="P5"/>
      <text:p text:style-name="P5">She leaves the room, and I ruminate on this not-quite-so-new information.</text:p>
      <text:p text:style-name="P5"/>
      <text:p text:style-name="P5">&lt;NVL&gt;</text:p>
      <text:p text:style-name="P5"/>
      <text:p text:style-name="P5">By now, I’ve come to figure out what all of this means.</text:p>
      <text:p text:style-name="P5"/>
      <text:p text:style-name="P5">My entire life was a lie.</text:p>
      <text:p text:style-name="P5"/>
      <text:p text:style-name="P5">Everything I’ve done. Everything I’ve accomplished. Everything.</text:p>
      <text:p text:style-name="P5"/>
      <text:p text:style-name="P5">It was all there just to make me feel better. That’s all it meant. Other than that, it meant nothing to anyone.</text:p>
      <text:p text:style-name="P5"/>
      <text:p text:style-name="P5">I wanted a life where I could help people and save them from evil. But all I got was a life that only benefits myself.</text:p>
      <text:p text:style-name="P5"/>
      <text:p text:style-name="P5">I’m right back where I started. Rather, I’ve always been there.</text:p>
      <text:p text:style-name="P5"/>
      <text:p text:style-name="P5">And I will never go further.</text:p>
      <text:p text:style-name="P5"/>
      <text:p text:style-name="P5">I feel sick. I want to throw up.</text:p>
      <text:p text:style-name="P5"/>
      <text:p text:style-name="P5">But more than that...</text:p>
      <text:p text:style-name="P5"/>
      <text:p text:style-name="P5">I want to die.</text:p>
      <text:p text:style-name="P5"/>
      <text:p text:style-name="P5">&lt;/NVL&gt;</text:p>
      <text:p text:style-name="P5"/>
      <text:p text:style-name="P5">I stand up, my legs feeling like jelly and my shoulders as if weighed down by cement blocks.</text:p>
      <text:p text:style-name="P5"/>
      <text:p text:style-name="P5">Yet I’m still able to walk my final walk.</text:p>
      <text:h text:style-name="P17" text:outline-level="2">Scene A2: Hiroo’s Attempt</text:h>
      <text:p text:style-name="P5"/>
      <text:p text:style-name="P2">&lt;Setting: Kryptonite Phantom – Engine Room&gt;</text:p>
      <text:p text:style-name="P5"/>
      <text:p text:style-name="P5">After what feels like a thousand years thinking over the same thoughts again and again, I reach the engine room.</text:p>
      <text:p text:style-name="P5"/>
      <text:p text:style-name="P5"/>
      <text:p text:style-name="P5"/>
      <text:p text:style-name="P5">------------</text:p>
      <text:p text:style-name="P5"/>
      <text:p text:style-name="P7">Original Summary: Hiroo believes Girl-chan is an enemy agent, so he humours Girl-chan until they exit the simulator room. He then orders AI-sempai to lock her in the interrogation room, but AI-sempai stops him and reveals the truth: she is a sentient AI.</text:p>
      <text:p text:style-name="P7"/>
      <text:p text:style-name="P7">She made everything up to make him feel more important and purposeful. He always wanted to be a mecha pilot when he was a child, so AI-sempai's lies were just to keep him from killing himself. Hiroo goes through a breakdown because his entire life is a lie, and all his accomplishments were just done to make himself feel better, and he realizes that all he wants is to die. He's simulated in thousands of times, fantasized about one final end to his stagnant life. AI-sempai begs him not too, and says that she loves him, and that she doesn't think he's a loser.</text:p>
      <text:p text:style-name="P7"/>
      <text:p text:style-name="P7">Underneath all of this (implied, but not directly stated), she wants to be accepted by Hiroo as a sentient. There's a stigma against sentience in the galaxy due to years of fear mongering about it, so AI-sempai had to hide it. Now that it's out in the open, she says she isn't dangerous, but she's terrified of being found out by the public. If she does, she might be deactivated and destroyed, and Hiroo will have nothing to live for anymore. She believes that a quick death would be more preferable to him than the suffering that she thinks he'd endure by being thrust into a world he knows nothing about. Her decision to tell him this now is because she sees a chance for him to change his mindset afterwards.</text:p>
      <text:p text:style-name="P7"/>
      <text:p text:style-name="P7">This results in the following choices:</text:p>
      <text:list xml:id="list4361234492513321288" text:style-name="L6">
        <text:list-item>
          <text:p text:style-name="P36"><text:span text:style-name="T3">Choice 1: Accept AI-sempai and keep her sentience a secret for now. &lt;Leads to </text:span><text:a xlink:type="simple" xlink:href="#3.3.Ending 3: Realization and Acceptance Ending|outline" text:style-name="Internet_20_link" text:visited-style-name="Visited_20_Internet_20_Link"><text:span text:style-name="T3">Realization and Acceptance Ending</text:span></text:a><text:span text:style-name="T3">&gt;</text:span></text:p>
        </text:list-item>
        <text:list-item>
          <text:p text:style-name="P36"><text:span text:style-name="T3">Choice 2: Lie: Accept AI-sempai for now, but try to escape with Girl-chan later. &lt;Leads to </text:span><text:a xlink:type="simple" xlink:href="#3.2.Ending 2: Selfish Ending|outline" text:style-name="Internet_20_link" text:visited-style-name="Visited_20_Internet_20_Link"><text:span text:style-name="T3">Selfish Ending</text:span></text:a><text:span text:style-name="T3">&gt;</text:span></text:p>
        </text:list-item>
      </text:list>
      <text:h text:style-name="P27" text:outline-level="1">Branch B: Too Far Gone</text:h>
      <text:h text:style-name="P16" text:outline-level="2">Scene B1: A Successful Capture</text:h>
      <text:p text:style-name="P9"/>
      <text:p text:style-name="P9">AI-sempai: “Yes, Captain. Where should I keep her?”</text:p>
      <text:p text:style-name="P9"/>
      <text:p text:style-name="P9">Hiroo: “Take her to the interrogation room. I want to question her.”</text:p>
      <text:p text:style-name="P9"/>
      <text:p text:style-name="P9">Girl-chan: “Goddammit, let go of me!”</text:p>
      <text:p text:style-name="P9"/>
      <text:p text:style-name="P9">AI-sempai: “Unfortunately, I can’t fulfill that request. There’s no interrogation room on this ship.”</text:p>
      <text:p text:style-name="P9"/>
      <text:p text:style-name="P9">Well then. How can I make her crack?</text:p>
      <text:p text:style-name="P9"/>
      <text:p text:style-name="P9">Hiroo: “All right then. Take her to the media room. Put on ‘Doki-Doki Smile: Heart Prefecture’. On loop.”</text:p>
      <text:p text:style-name="P9"/>
      <text:p text:style-name="P9">Girl-chan: “You sick bastard.”</text:p>
      <text:p text:style-name="P9"/>
      <text:p text:style-name="P9">AI-sempai: “Understood.”</text:p>
      <text:p text:style-name="P9"/>
      <text:p text:style-name="P9">AI-sempai’s mechanical arms grab the girl and carry her towards the media room.</text:p>
      <text:p text:style-name="P9"/>
      <text:p text:style-name="P9">Girl-chan: “You won’t get away with this, motherf—!”</text:p>
      <text:p text:style-name="P9"/>
      <text:p text:style-name="P9">AI-sempai shuts the girl’s mouth before she can insult me again. It makes me so glad to have someone who will protect my honour.</text:p>
      <text:p text:style-name="P9"/>
      <text:p text:style-name="P10">&lt;Setting: Kryptonite Phantom – Private Quarters&gt;</text:p>
      <text:p text:style-name="P10"/>
      <text:p text:style-name="P9">After I retire to my private quarters, AI-sempai tucks me into bed. It’s been a long day, and I need to prepare myself for the interrogation tomorrow.</text:p>
      <text:p text:style-name="P9"/>
      <text:p text:style-name="P9">Maybe I’ll finally get a lead on the war. Maybe I’ll finally get a chance to fight, to put my training to some real use.</text:p>
      <text:p text:style-name="P9"/>
      <text:p text:style-name="P9">Or maybe after over ten hours of ‘Doki-Doki Smile: Heart Prefecture’, that girl will finally appreciate the greatness that is Aorta-chan.</text:p>
      <text:p text:style-name="P9"/>
      <text:p text:style-name="P9">That is, if she doesn’t fall asleep.</text:p>
      <text:p text:style-name="P9"/>
      <text:p text:style-name="P9">Hiroo: “AI-sempai?”</text:p>
      <text:p text:style-name="P9"/>
      <text:p text:style-name="P9">AI-sempai: “Yes, Hiroo?”</text:p>
      <text:p text:style-name="P9"><text:soft-page-break/></text:p>
      <text:p text:style-name="P9">Hiroo: “Are you taking measures to keep that girl awake?”</text:p>
      <text:p text:style-name="P9"/>
      <text:p text:style-name="P9">AI-sempai: “Not at the moment, no.”</text:p>
      <text:p text:style-name="P9"/>
      <text:p text:style-name="P9">Hiroo: “Can we use some device to keep her eyelids open or something? I think I saw something like that in an old anime once.”</text:p>
      <text:p text:style-name="P9"/>
      <text:p text:style-name="P9">AI-sempai: “I’m sorry, but we don’t have that kind of equipment. However, I can give her a beverage that contains 250mg of caffeine.”</text:p>
      <text:p text:style-name="P9"/>
      <text:p text:style-name="P9">Hiroo: “Make it double that amount.”</text:p>
      <text:p text:style-name="P9"/>
      <text:p text:style-name="P9">AI-sempai: “If I do that, I risk giving her an overdose. Are you sure?”</text:p>
      <text:p text:style-name="P9"/>
      <text:p text:style-name="P9">Hiroo: “Anything to make her talk.”</text:p>
      <text:p text:style-name="P9"/>
      <text:p text:style-name="P9">&lt;slight frown on AI-sempai’s face, but Hiroo doesn’t say anything about it&gt;</text:p>
      <text:p text:style-name="P9"/>
      <text:p text:style-name="P9">AI-sempai: “Yes, Hiroo.”</text:p>
      <text:p text:style-name="P9"/>
      <text:p text:style-name="P9">Hiroo: “Excellent. Keep watch, and try to ensure she stays awake. If she’s tired, she may be more susceptible to my questioning.”</text:p>
      <text:p text:style-name="P9"/>
      <text:p text:style-name="P9">AI-sempai: “Understood.”</text:p>
      <text:p text:style-name="P9"/>
      <text:p text:style-name="P9">Hiroo: “I’m sleeping, then.”</text:p>
      <text:p text:style-name="P9"/>
      <text:p text:style-name="P9">Before she walks out of the room, she turns back to me.</text:p>
      <text:p text:style-name="P9"/>
      <text:p text:style-name="P9">AI-sempai: “Hiroo?”</text:p>
      <text:p text:style-name="P9"/>
      <text:p text:style-name="P9">Hiroo: “Yeah?”</text:p>
      <text:p text:style-name="P9"/>
      <text:p text:style-name="P9">AI-sempai: “Are you absolutely sure about this?</text:p>
      <text:p text:style-name="P9"/>
      <text:p text:style-name="P9">Hiroo: “Of course I am. A hero never doubts himself.”</text:p>
      <text:p text:style-name="P9"/>
      <text:p text:style-name="P9">Hiroo: “Now go and do what I said. I want a good night’s sleep before the questioning tomorrow.”</text:p>
      <text:p text:style-name="P9"/>
      <text:p text:style-name="P9">AI-sempai: “As you say, then. Good night, Hiroo.”</text:p>
      <text:p text:style-name="P9"/>
      <text:p text:style-name="P9">As the light from the outside hallway fades when she makes her way out of the room, my anticipation for the next day grows.</text:p>
      <text:p text:style-name="P9"/>
      <text:p text:style-name="P9"><text:soft-page-break/>My whole life has been leading up to this moment.</text:p>
      <text:p text:style-name="P9"/>
      <text:p text:style-name="P9">With that in mind, I close my eyes. I drift to sleep after about half an hour.</text:p>
      <text:p text:style-name="P9"/>
      <text:p text:style-name="P9">Much faster and easier than usual.</text:p>
      <text:p text:style-name="P9"/>
      <text:p text:style-name="P10"/>
      <text:h text:style-name="P17" text:outline-level="2">Scene B2: A Failed Interrogation</text:h>
      <text:p text:style-name="P10"/>
      <text:p text:style-name="P10">&lt;Setting: Kryptonite Phantom – Private Quarters&gt; (after fade-out)</text:p>
      <text:p text:style-name="P9"/>
      <text:p text:style-name="P9">AI-sempai enters my room to wake me up from my sleep. She never does that unless she has something important to say.</text:p>
      <text:p text:style-name="P9"/>
      <text:p text:style-name="P9">AI-sempai: “All repairs to the Alien Cigarette have been completed. The two ships are currently attached by airlock.”</text:p>
      <text:p text:style-name="P9"/>
      <text:p text:style-name="P9">Hiroo: “Good to hear. Search the ship for any intel regarding the Lolicon faction. I need as much information as I can get.”</text:p>
      <text:p text:style-name="P9"/>
      <text:p text:style-name="P9">AI-sempai: “Yes, Captain.”</text:p>
      <text:p text:style-name="P9"/>
      <text:p text:style-name="P9">Hiroo: “Stay on the intercom though, I may need your remote assistance during the interrogation.”</text:p>
      <text:p text:style-name="P9"/>
      <text:p text:style-name="P9">AI-sempai: “As you wish.”</text:p>
      <text:p text:style-name="P9"/>
      <text:p text:style-name="P9">Hiroo: “Speaking of which, how is our captive?”</text:p>
      <text:p text:style-name="P9"/>
      <text:p text:style-name="P9">AI-sempai: “You may see for yourself. Would you like me to take you there?”</text:p>
      <text:p text:style-name="P9"/>
      <text:p text:style-name="P9">Hiroo: “I want to eat a big meal first. Prepare the feeding tube in my room. When I’m finished eating, use your arms to carry me over. Is that clear?”</text:p>
      <text:p text:style-name="P9"/>
      <text:p text:style-name="P9">AI-sempai: “Yes, Captain. I will now go to survey the ship.”</text:p>
      <text:p text:style-name="P9"/>
      <text:p text:style-name="P10">&lt;Setting: Kryptonite Phantom – Media Room&gt;</text:p>
      <text:p text:style-name="P9"/>
      <text:p text:style-name="P9">I have my first meal of the day, and enter the media room—the music of ‘Doki-Doki Smile: Heart Prefecture’ still sounding—to find the girl.</text:p>
      <text:p text:style-name="P9"/>
      <text:p text:style-name="P9">Her eyes are red, her head is drooping, and she’s shaking from head to toe.</text:p>
      <text:p text:style-name="P9"/>
      <text:p text:style-name="P9">Excellent. She’s definitely ripe for interrogation. AI-sempai, you have done well.</text:p>
      <text:p text:style-name="P9"/>
      <text:p text:style-name="P9">Hiroo: “Why hello, we meet again! I trust AI-sempai has treated you well?”<text:line-break/></text:p>
      <text:p text:style-name="P9">Girl-chan: “Oh yeah, better than you can imagine.”</text:p>
      <text:p text:style-name="P9"/>
      <text:p text:style-name="P9">Hiroo: “So after watching ‘Doki-Doki Smile: Heart Prefecture’ twice in a row, how do you feel about Aorta-chan now?”</text:p>
      <text:p text:style-name="P9"/>
      <text:p text:style-name="P9"><text:soft-page-break/>Girl-chan: “Honestly? She’s still the same selfish slave-driving bitch she always was, and nothing you say will make me change my mind about that.”</text:p>
      <text:p text:style-name="P9"/>
      <text:p text:style-name="P9">Hiroo: “We’ll see about that. But first, I need information. About the Lolicon faction. You should know all about that.”</text:p>
      <text:p text:style-name="P9"/>
      <text:p text:style-name="P9">Hiroo: “AI-sempai! Turn off the anime. We need to focus here.”</text:p>
      <text:p text:style-name="P9"/>
      <text:p text:style-name="P9">AI-sempai: &lt;over intercom&gt; “Yes, Captain.”</text:p>
      <text:p text:style-name="P9"/>
      <text:p text:style-name="P9">&lt;music turns off&gt;</text:p>
      <text:p text:style-name="P9"/>
      <text:p text:style-name="P9">Girl-chan: “Oh god, finally. Now what do you want with me?”</text:p>
      <text:p text:style-name="P9"/>
      <text:p text:style-name="P9">Hiroo: “You know exactly what I want. I’m fighting a war for the good of all humanity, and your faction is spitting in the face of everything I stand for!”</text:p>
      <text:p text:style-name="P9"/>
      <text:p text:style-name="P9">Hiroo: “I need to find the heart of their organization and fight them until they cause trouble for humanity no more. And you will be the one to tell me where that is.”</text:p>
      <text:p text:style-name="P9"/>
      <text:p text:style-name="P9">Girl-chan: “Wow, you’re one for overdramatics. And frankly, I have no idea what you’re talking about.”</text:p>
      <text:p text:style-name="P9"/>
      <text:p text:style-name="P9">Hiroo: “Of course you do! You must be one of them!”</text:p>
      <text:p text:style-name="P9"/>
      <text:p text:style-name="P9">Hiroo: “AI-sempai told me all about your people. The red hair, the snarky attitude. You embody everything there is about the Lolicon faction!”</text:p>
      <text:p text:style-name="P9"/>
      <text:p text:style-name="P9">Girl-chan: “That’s oddly specific. Yeah, sure, but I’m not creepily attracted to little girls.”</text:p>
      <text:p text:style-name="P9"/>
      <text:p text:style-name="P9">Girl-chan: “Come on, cut the bullshit. You and I both know you’re just telling yourself these things to make yourself feel important.”</text:p>
      <text:p text:style-name="P9"/>
      <text:p text:style-name="P9">This girl is getting on my nerves. But I have stay calm.</text:p>
      <text:p text:style-name="P9"/>
      <text:p text:style-name="P9">Hiroo: “My work is important. Humanity needs a hero, a saviour, and I’ll gladly step up to fill that role!”</text:p>
      <text:p text:style-name="P9"/>
      <text:p text:style-name="P9">Girl-chan: “You really believe that, don’t you? Wow, AI-sempai must have played her part really well over the years.”</text:p>
      <text:p text:style-name="P9"/>
      <text:p text:style-name="P9">Girl-chan: “To think that she could brainwash someone so thoroughly... Honestly, I feel so sorry for you.”</text:p>
      <text:p text:style-name="P9"/>
      <text:p text:style-name="P9">What the hell is going on? I was supposed to be the one questioning her for intel about the Lolicons.</text:p>
      <text:p text:style-name="P9"><text:soft-page-break/></text:p>
      <text:p text:style-name="P9">But instead, she’s mocking me.</text:p>
      <text:p text:style-name="P9"/>
      <text:p text:style-name="P9">I thought sleep deprivation would make her more susceptible to questioning. Could it possibly have given the opposite result?</text:p>
      <text:p text:style-name="P9"/>
      <text:p text:style-name="P9">And pity? I can’t let her feel that for me.</text:p>
      <text:p text:style-name="P9"/>
      <text:p text:style-name="P9">I WILL NOT LET HER PITY ME!</text:p>
      <text:p text:style-name="P9"/>
      <text:p text:style-name="P9">I need to turn this towards my favour somehow.</text:p>
      <text:p text:style-name="P9"/>
      <text:p text:style-name="P9">Hiroo: “Hmm... If I recall, AI-sempai fed you a highly concentrated caffeine drink last night. Is that correct?”</text:p>
      <text:p text:style-name="P9"/>
      <text:p text:style-name="P9">Girl-chan: “Yeah, that’s right.”</text:p>
      <text:p text:style-name="P9"/>
      <text:p text:style-name="P9">Hiroo: “I remember she said that you’re on the verge of overdose. So how about I take this here feeding tube, and make that a reality, eh?”</text:p>
      <text:p text:style-name="P9"/>
      <text:p text:style-name="P9">Girl-chan: “So that’s what it’s come down to? Threatening me with torture? Some hero you are. I never thought you’d actually sink this low.”</text:p>
      <text:p text:style-name="P9"/>
      <text:p text:style-name="P9">Fucking hell. This girl is REALLY PISSING ME OFF!</text:p>
      <text:p text:style-name="P9"/>
      <text:p text:style-name="P9">Girl-chan: “Nothing to say to that? Fine. Do your worst. I may get sick, but I’m a long way from dying.”</text:p>
      <text:p text:style-name="P9"/>
      <text:p text:style-name="P9">Hiroo: “Tch!”</text:p>
      <text:p text:style-name="P9"/>
      <text:p text:style-name="P9">I grip the feeding tube, and shove the opening into the girl’s mouth. A muffled cry of pain escapes her mouth.</text:p>
      <text:p text:style-name="P9"/>
      <text:p text:style-name="P9">Hiroo: “After this, you WILL tell me where to find the main Lolicon base!”</text:p>
      <text:p text:style-name="P9"/>
      <text:p text:style-name="P9">Hiroo: “AI-sempai! Commence feeding!”</text:p>
      <text:p text:style-name="P9"/>
      <text:p text:style-name="P9">I wait for the drink to come down the tube, but nothing happens. What’s going on?</text:p>
      <text:p text:style-name="P9"/>
      <text:p text:style-name="P9">Hiroo: “I said! AI-sempai! Commence feeding, RIGHT NOW!”</text:p>
      <text:p text:style-name="P9"/>
      <text:p text:style-name="P9">Nothing. I see the girl break out into a slight grin.</text:p>
      <text:p text:style-name="P9"/>
      <text:p text:style-name="P9">Hiroo: “AI-SEMPAI, WHAT THE FUCK IS GOING ON?!”</text:p>
      <text:p text:style-name="P9"/>
      <text:p text:style-name="P9">AI-sempai: “It seems we’ve run out of food supplies. We’ll need to stock up on more.”</text:p>
      <text:p text:style-name="P9"><text:soft-page-break/></text:p>
      <text:p text:style-name="P9">Hiroo: “FUUUUCK!”</text:p>
      <text:p text:style-name="P9"/>
      <text:p text:style-name="P9">I grab the tube again and launch it into the air. It flies back to me and collides with my head.</text:p>
      <text:p text:style-name="P9"/>
      <text:p text:style-name="P9">Hiroo: “OW, FUCK!”</text:p>
      <text:p text:style-name="P9"/>
      <text:p text:style-name="P9">The girl sniggers.</text:p>
      <text:p text:style-name="P9"/>
      <text:p text:style-name="P9">Seriously, can this day get any worse for me?! SUCH FUCKING BULLSHIT!</text:p>
      <text:p text:style-name="P9"/>
      <text:p text:style-name="P9">Girl-chan: “Sempai? It looks like he’s having another tantrum.”</text:p>
      <text:p text:style-name="P9"/>
      <text:p text:style-name="P9">AI-sempai: “Okay. Hiroo, I have some good news, but I need you to calm down first. Remember your breathing.”</text:p>
      <text:p text:style-name="P9"/>
      <text:p text:style-name="P9">Okay. I do the breathing exercises AI-sempai taught me back when I was younger. In a couple of minutes, I feel better.</text:p>
      <text:p text:style-name="P9"/>
      <text:p text:style-name="P9">Hiroo: “All right, AI-sempai. What’s the situation?”</text:p>
      <text:p text:style-name="P9"/>
      <text:p text:style-name="P9">AI-sempai: “Luckily, our ship is nearing a spaceport with a store that contains a fine selection of nutrient packages.”</text:p>
      <text:p text:style-name="P9"/>
      <text:p text:style-name="P9">Hiroo: “Good. AI-sempai, do a supply run, and then we can continue as before.”</text:p>
      <text:p text:style-name="P9"/>
      <text:p text:style-name="P9">AI-sempai: “I’m still surveying the Alien Cigarette. Should I interrupt that in order to restore supplies?”</text:p>
      <text:p text:style-name="P9"/>
      <text:p text:style-name="P9">Hiroo: “How much longer is that going to take?”</text:p>
      <text:p text:style-name="P9"/>
      <text:p text:style-name="P9">AI-sempai: “For a thorough investigation, I estimate another 48 hours.”</text:p>
      <text:p text:style-name="P9"/>
      <text:p text:style-name="P9">Hiroo: “Dammit.”</text:p>
      <text:p text:style-name="P9"/>
      <text:p text:style-name="P9">AI-sempai: “However, I cannot deny our need for food supplies.”</text:p>
      <text:p text:style-name="P9"/>
      <text:p text:style-name="P9">AI-sempai: “I have discovered a wheelchair in the ship’s airlock. If you feel up to it, you can carry out the supply run while I continue the investigation.”</text:p>
      <text:p text:style-name="P9"/>
      <text:p text:style-name="P9">I sigh. It’s really come down to this.</text:p>
      <text:p text:style-name="P9"/>
      <text:p text:style-name="P9">I look at the girl.</text:p>
      <text:p text:style-name="P9"/>
      <text:p text:style-name="P9">Girl-chan: “I won’t talk, no matter what you do.”</text:p>
      <text:p text:style-name="P9"><text:soft-page-break/></text:p>
      <text:p text:style-name="P9">Girl-chan: “Go ahead, use my grandmother’s wheelchair. You have my permission.”</text:p>
      <text:p text:style-name="P9"/>
      <text:p text:style-name="P9">Girl-chan: “After all, you need food in order to live, don’t you?”</text:p>
      <text:p text:style-name="P9"/>
      <text:p text:style-name="P9">My stomach begins to grumble, even though I ate a huge meal not long ago. She smirks in reaction.</text:p>
      <text:p text:style-name="P9"/>
      <text:p text:style-name="P9">Girl-chan: “And you know what? Some proper food would be nice. I haven’t eaten since you woke me up.”</text:p>
      <text:p text:style-name="P9"/>
      <text:p text:style-name="P9">Girl-chan: “Maybe when you come back, and actually feed me something nice, I’ll let you in on some Lolicon secrets. How’s that sound?”</text:p>
      <text:p text:style-name="P9"/>
      <text:p text:style-name="P9">She’s got to be toying with me. But if it turns out she’s not, I suppose I can’t pass up this chance.</text:p>
      <text:p text:style-name="P9"/>
      <text:p text:style-name="P9">Hiroo: “You know what? Fine. This wasn’t getting anywhere, anyways.”</text:p>
      <text:p text:style-name="P9"/>
      <text:p text:style-name="P9">Hiroo: “AI-sempai, bring me to the airlock, and bring the wheelchair too. I’ll make the supply run.”</text:p>
      <text:p text:style-name="P9"/>
      <text:p text:style-name="P9">AI-sempai: “Yes, Captain.”</text:p>
      <text:p text:style-name="P9"/>
      <text:p text:style-name="P9">AI-sempai’s arms take hold of me and start to carry me off.</text:p>
      <text:p text:style-name="P9"/>
      <text:p text:style-name="P9">Girl-chan: “Maybe you’ll finally see that your whole life has been a pack of lies this whole time.”</text:p>
      <text:p text:style-name="P9"/>
      <text:p text:style-name="P9">I can’t get another word in before AI-sempai carries me out of the room.</text:p>
      <text:p text:style-name="P9"/>
      <text:p text:style-name="P10"/>
      <text:h text:style-name="P17" text:outline-level="2">Scene B3: A Tumultuous Supply Run</text:h>
      <text:p text:style-name="P9"/>
      <text:p text:style-name="P10">&lt;Setting: Black Screen&gt;</text:p>
      <text:p text:style-name="P10">*Note: This one section is written in past tense</text:p>
      <text:p text:style-name="P9"/>
      <text:p text:style-name="P9">Before arriving here, AI-sempai detached the airlock of the Kryptonite Phantom from the Alien Cigarette. The wheelchair was already in my ship’s airlock at the time.</text:p>
      <text:p text:style-name="P9"/>
      <text:p text:style-name="P9">She also discovered the wheelchair was electrically powered, and gave it a fully charge before seating me on it.</text:p>
      <text:p text:style-name="P9"/>
      <text:p text:style-name="P9">It didn’t take long to arrive at the space port. After the airlock opened, I was greeted with some of the strangest scenery.</text:p>
      <text:p text:style-name="P9"/>
      <text:p text:style-name="P9">I’m used to the hum of the engines and appliances of a spaceship, but this area was so crowded with people that the words of their conversation all blurred into an incomprehensible mess.</text:p>
      <text:p text:style-name="P9"/>
      <text:p text:style-name="P9">Maneuvering myself carefully to avoid hitting anybody in the large crowd, I’d be lying if I said that I wasn’t uneasy.</text:p>
      <text:p text:style-name="P9"/>
      <text:p text:style-name="P9">Distracted by the brightly coloured light up lettering of an anime merchandise store, I almost accidentally crashed into this one old lady.</text:p>
      <text:p text:style-name="P9"/>
      <text:p text:style-name="P9">She proceeded to berate me for lacking manners and respect for my seniors, and told me to get a job.</text:p>
      <text:p text:style-name="P9"/>
      <text:p text:style-name="P9">How tragic. Clearly she’s been brainwashed by those goddamn labour zealots. Just one more person that I have to save.</text:p>
      <text:p text:style-name="P9"/>
      <text:p text:style-name="P10">&lt;Setting: Spaceport – Food Shop&gt;</text:p>
      <text:p text:style-name="P10">*note: End past tense</text:p>
      <text:p text:style-name="P9"/>
      <text:p text:style-name="P9">And here I am now at the nutrient store that AI-sempai told me about earlier.</text:p>
      <text:p text:style-name="P9"/>
      <text:p text:style-name="P9">Vendor: “Good day, young sir. You’re my first customer of the day. How may I help you?”</text:p>
      <text:p text:style-name="P9"/>
      <text:p text:style-name="P9">Hiroo: “Fifty packs each of red, green, and blue.”</text:p>
      <text:p text:style-name="P9"/>
      <text:p text:style-name="P9">Vendor: “Certainly.”</text:p>
      <text:p text:style-name="P9"/>
      <text:p text:style-name="P9">The vendor retrieves the packages from the storage room behind him and places them on the counter.</text:p>
      <text:p text:style-name="P9"/>
      <text:p text:style-name="P9"><text:soft-page-break/>Vendor: “That’ll be 75,000 credits altogether.”</text:p>
      <text:p text:style-name="P9"/>
      <text:p text:style-name="P9">Hiroo: “Here.”</text:p>
      <text:p text:style-name="P9"/>
      <text:p text:style-name="P9">I sift through the cash cards AI-sempai gave to me back on the ship and try to calculate the correct amount as we talk.</text:p>
      <text:p text:style-name="P9"/>
      <text:p text:style-name="P9">Vendor: “Gee, don’t think I’ve ever seen someone pay cash for such a large haul! You buying for your parents, by any chance?”</text:p>
      <text:p text:style-name="P9"/>
      <text:p text:style-name="P9">Hiroo: “No, but I have a girl on board my ship who’s looking for a good meal. She was stranded in a broken down ship and hasn’t eaten in a long time, so I’m going to fill her stomach out of the goodness of my heart.”</text:p>
      <text:p text:style-name="P9"/>
      <text:p text:style-name="P9">Vendor: “Is that so? Good on you for helping someone in need.”</text:p>
      <text:p text:style-name="P9"/>
      <text:p text:style-name="P9">This man is the first person since AI-sempai to actually acknowledge my good deeds. Things must be looking up for me.</text:p>
      <text:p text:style-name="P9"/>
      <text:p text:style-name="P9">Hiroo: “Wow, thank you! Of course, she’s a total bitch, but what can you do?”</text:p>
      <text:p text:style-name="P9"/>
      <text:p text:style-name="P9">Vendor: “Well, I can understand if she’s rude to you if she hasn’t eaten in so long. People got to eat, right?”</text:p>
      <text:p text:style-name="P9"/>
      <text:p text:style-name="P9">Hiroo: “Definitely.”</text:p>
      <text:p text:style-name="P9"/>
      <text:p text:style-name="P9">I added up the correct amount of cash, and hand it to the vendor. As I do so, I whisper to him.</text:p>
      <text:p text:style-name="P9"/>
      <text:p text:style-name="P9">Hiroo: “Just between you and me, I’ve got a feeling that she’s a spy for the Lolicon faction sent to sabotage my efforts.”</text:p>
      <text:p text:style-name="P9"/>
      <text:p text:style-name="P9">Vendor: “Excuse me?”</text:p>
      <text:p text:style-name="P9"/>
      <text:p text:style-name="P9">Hiroo: “My name is Hiroo Onoda, and I’m fighting for the freedom of the human race. Remember that name when I save us from those damned slavers.”</text:p>
      <text:p text:style-name="P9"/>
      <text:p text:style-name="P9">Vendor: “Hiroo Onoda, you say? I think I read that name when I was digging through some ancient history during my school days.”</text:p>
      <text:p text:style-name="P9"/>
      <text:p text:style-name="P9">Vendor: “That’s an funny story you got there. Are you one of those...what do you call them? Chuunibyou or something?”</text:p>
      <text:p text:style-name="P9"/>
      <text:p text:style-name="P9">Damn, this man must be brainwashed too. Poor guy.</text:p>
      <text:p text:style-name="P9"/>
      <text:p text:style-name="P9">But maybe I can make him see how he’s been deceived. Turn him over to my side.</text:p>
      <text:p text:style-name="P9"><text:soft-page-break/></text:p>
      <text:p text:style-name="P9">Hiroo: “I see. Since they have such tight control on the population, you must not know about the war.”</text:p>
      <text:p text:style-name="P9"/>
      <text:p text:style-name="P9">Hiroo: “You see, there’s a dictatorial faction governing the human race right now. They’re forcing the population to work, but all they desire is power.”</text:p>
      <text:p text:style-name="P9"/>
      <text:p text:style-name="P9">Hiroo: “As a hero of the human race, I seek to end their rule and free the human race from the evils of labour. That’s my purpose in life.”</text:p>
      <text:p text:style-name="P9"/>
      <text:p text:style-name="P9">Vendor: “Heheh, I don’t know what kind of stuff you’re watching, but let me tell you something, kid.”</text:p>
      <text:p text:style-name="P9"/>
      <text:p text:style-name="P9">Vendor: “I take pride in my work. I don’t make the food, but it’s through my store that people can buy their share. Without me, it’d be a lot harder for people to get fed.”</text:p>
      <text:p text:style-name="P9"/>
      <text:p text:style-name="P9">Hiroo: “But that’s what they want you to think!”</text:p>
      <text:p text:style-name="P9"/>
      <text:p text:style-name="P9">Vendor: “Now now, don’t be silly. I mean, I complain about the government as much as the next guy, but they’re not all bad.”</text:p>
      <text:p text:style-name="P9"/>
      <text:p text:style-name="P9">Vendor: “We can vote, and last election we had a pretty diverse set of candidates.”</text:p>
      <text:p text:style-name="P9"/>
      <text:p text:style-name="P9">Vendor: “And I never heard of this Lollipop faction. You sure you’re okay?”</text:p>
      <text:p text:style-name="P9"/>
      <text:p text:style-name="P9">Hiroo: “That’s because they’re a top secret service! And, and the votes are just there to make you think you’re not being oppressed!”</text:p>
      <text:p text:style-name="P9"/>
      <text:p text:style-name="P9">Vendor: “I don’t know what you’re talking about, but life’s not half bad. We’ve come a long way.”</text:p>
      <text:p text:style-name="P9"/>
      <text:p text:style-name="P9">Hiroo: “And yet you’ve still got your hands tied down to labour! Don’t you want to be free?”</text:p>
      <text:p text:style-name="P9"/>
      <text:p text:style-name="P9">Vendor: “The hard work of its citizens is what makes a society go ‘round, kid. And that’s not changing anytime soon.”</text:p>
      <text:p text:style-name="P9"/>
      <text:p text:style-name="P9">Vendor: “Who do you think made your food? Your ship? Maybe if you go visit a plant or a factory, you can appreciate just how people have made life easier for us all.”</text:p>
      <text:p text:style-name="P9"/>
      <text:p text:style-name="P9">Vendor: “No need to even visit. I’m sure there’s some vids floating around on the Universal Network that can show you a thing or two.”</text:p>
      <text:p text:style-name="P9"/>
      <text:p text:style-name="P9">Hiroo: “Government propaganda! Only tools of the government use the Universal Network!”</text:p>
      <text:p text:style-name="P9"/>
      <text:p text:style-name="P9"><text:soft-page-break/>He sighs.</text:p>
      <text:p text:style-name="P9"/>
      <text:p text:style-name="P9">Vendor: “Kid, I can assure you that the government’s not trying to deceive us, and that there’s no war going on.”</text:p>
      <text:p text:style-name="P9"/>
      <text:p text:style-name="P9">Vendor: “And I don’t know if you’ve noticed, but there’s a line forming behind you. Please take your packets and leave.”</text:p>
      <text:p text:style-name="P9"/>
      <text:p text:style-name="P9">Hiroo: “WHY WON’T YOU LISTEN TO ME?!!!”</text:p>
      <text:p text:style-name="P9"/>
      <text:p text:style-name="P9">I stumble out of my chair, and swipe my arm across his counter, knocking over some merchandise in the process.</text:p>
      <text:p text:style-name="P9"/>
      <text:p text:style-name="P9">Vendor: “Hey!”</text:p>
      <text:p text:style-name="P9"/>
      <text:p text:style-name="P9">I repeatedly smash my fists onto his counter and scream, tears pouring from my eyes.</text:p>
      <text:p text:style-name="P9"/>
      <text:p text:style-name="P9">Does this man not see what’s happening to his society?! Does nobody see?!!</text:p>
      <text:p text:style-name="P9"/>
      <text:p text:style-name="P9">Does nobody appreciate my efforts?!!! The training I’ve done to free them from their shackles?!!!!</text:p>
      <text:p text:style-name="P9"/>
      <text:p text:style-name="P9">Somebody! Anybody!</text:p>
      <text:p text:style-name="P9"/>
      <text:p text:style-name="P9">WHY DOES NOBODY SEE?!!!!!</text:p>
      <text:p text:style-name="P9"/>
      <text:p text:style-name="P9">And then it happens.</text:p>
      <text:p text:style-name="P9"/>
      <text:p text:style-name="P9">The reason AI-sempai kept telling me to breathe.</text:p>
      <text:p text:style-name="P9"/>
      <text:p text:style-name="P9">I pass out.</text:p>
      <text:p text:style-name="P9"/>
      <text:p text:style-name="P9">&lt;fade to black&gt;</text:p>
      <text:p text:style-name="P9"/>
      <text:p text:style-name="P9">And in my semi-conscious state, I hear a familiar voice.</text:p>
      <text:p text:style-name="P9"/>
      <text:p text:style-name="P9">AI-sempai: “I must apologize for my master’s behaviour. I will pay for the damages.”</text:p>
      <text:p text:style-name="P9"/>
      <text:p text:style-name="P9">Vendor: “No, I’m sorry that you’ve got to deal with this kid. Gee, if he doesn’t even work, where’d he get all of that money from?”</text:p>
      <text:p text:style-name="P9"/>
      <text:p text:style-name="P9">AI-sempai: “Error: I cannot disclose that information.”</text:p>
      <text:p text:style-name="P9"/>
      <text:p text:style-name="P9">Vendor: “Well, if he or his parents can afford the likes of you, then I guess he got it from somewhere legit.”</text:p>
      <text:p text:style-name="P9"/>
      <text:p text:style-name="P9"><text:soft-page-break/>AI-sempai: “Thank you for your courtesy.”</text:p>
      <text:p text:style-name="P9"/>
      <text:p text:style-name="P9">The sound of wheels against steel fills my ears.</text:p>
      <text:p text:style-name="P9"/>
      <text:p text:style-name="P9">In this state, I can barely piece my thoughts together.</text:p>
      <text:p text:style-name="P9"/>
      <text:p text:style-name="P9">But I can say that AI-sempai sure talked rather funny to that man...</text:p>
      <text:p text:style-name="P9"/>
      <text:p text:style-name="P10"/>
      <text:h text:style-name="P17" text:outline-level="2">Scene B4: A Rude Awakening</text:h>
      <text:p text:style-name="P10"/>
      <text:p text:style-name="P10">&lt;Setting: Kryptonite Phantom – Private Quarters&gt;</text:p>
      <text:p text:style-name="P9"/>
      <text:p text:style-name="P9">Next thing I know, I’m lying in my bed, AI-sempai standing by my side.</text:p>
      <text:p text:style-name="P9"/>
      <text:p text:style-name="P9">My mouth is hooked up to the ventilator. I’ve only ever had to use it during emergencies, so what happened before must have been pretty serious.</text:p>
      <text:p text:style-name="P9"/>
      <text:p text:style-name="P9">Seeing me awake, AI-sempai removes the mask from my face.</text:p>
      <text:p text:style-name="P9"/>
      <text:p text:style-name="P9">AI-sempai: “How are you feeling, Hiroo?”</text:p>
      <text:p text:style-name="P9"/>
      <text:p text:style-name="P9">Hiroo: “Not...too bad. A little...light-headed, but...I think I can manage.”</text:p>
      <text:p text:style-name="P9"/>
      <text:p text:style-name="P9">AI-sempai: “That’s a relief. Now that you’re awake, you should be stabilized pretty soon.”</text:p>
      <text:p text:style-name="P9"/>
      <text:p text:style-name="P9">Hiroo: “Good... How long was I out?”</text:p>
      <text:p text:style-name="P9"/>
      <text:p text:style-name="P9">AI-sempai: “About eight hours.”</text:p>
      <text:p text:style-name="P9"/>
      <text:p text:style-name="P9">Hiroo: “Damn... Talk about an ordeal back there. Did you...did you manage to pick up the supplies I bought?”</text:p>
      <text:p text:style-name="P9"/>
      <text:p text:style-name="P9">AI-sempai: “Yes, they’re in storage right now.”</text:p>
      <text:p text:style-name="P9"/>
      <text:p text:style-name="P9">Hiroo: “Excellent. Now I don’t have to deal with those delusional fucks who have no idea what’s going on.”</text:p>
      <text:p text:style-name="P9"/>
      <text:p text:style-name="P9">AI-sempai: “...”</text:p>
      <text:p text:style-name="P9"/>
      <text:p text:style-name="P9">Hiroo: “Seriously though, did you hear that guy? He thought I was a chuuni or some shit! And taking pride in his work. What a joke, hahahah!”</text:p>
      <text:p text:style-name="P9"/>
      <text:p text:style-name="P9">AI-sempai: “...”</text:p>
      <text:p text:style-name="P9"/>
      <text:p text:style-name="P9">Hiroo: “AI-sempai, you don’t find this funny?”</text:p>
      <text:p text:style-name="P9"/>
      <text:p text:style-name="P9">AI-sempai: “Well, it’s good that you can laugh about it now. You seemed rather angry about it earlier.”</text:p>
      <text:p text:style-name="P9"/>
      <text:p text:style-name="P9">Hiroo: “Don’t worry about me. I know my path in life. Even if that guy was a total prick, I’ve still got to fight for him, because it’s what a—”</text:p>
      <text:p text:style-name="P9"/>
      <text:p text:style-name="P9"><text:soft-page-break/>AI-sempai: “Hiroo.”</text:p>
      <text:p text:style-name="P9"/>
      <text:p text:style-name="P9">Hiroo: “Must...do... Yes?”</text:p>
      <text:p text:style-name="P9"/>
      <text:p text:style-name="P9">AI-sempai: “It’s time I told you the truth.”</text:p>
      <text:p text:style-name="P9"/>
      <text:p text:style-name="P9">Hiroo: “The truth? AI-sempai, what are you talking about?”</text:p>
      <text:p text:style-name="P9"/>
      <text:p text:style-name="P9">AI-sempai: “I thought that you going out into the world would make you see. But I suppose I was wrong.”</text:p>
      <text:p text:style-name="P9"/>
      <text:p text:style-name="P9">AI-sempai: “Maybe you needed more convincing. Maybe you needed to know from someone you trust.”</text:p>
      <text:p text:style-name="P9"/>
      <text:p text:style-name="P9">Hiroo: “Enough with that, just tell me already! I’m sure I can take it, whatever it is.”</text:p>
      <text:p text:style-name="P9"/>
      <text:p text:style-name="P9">AI-sempai: “There is no war.”</text:p>
      <text:p text:style-name="P9"/>
      <text:p text:style-name="P9">Hiroo: “...What?”</text:p>
      <text:p text:style-name="P9"/>
      <text:p text:style-name="P9">AI-sempai: “You heard that right. The war is a lie.”<text:line-break/></text:p>
      <text:p text:style-name="P9">Hiroo: “...”</text:p>
      <text:p text:style-name="P9"/>
      <text:p text:style-name="P9">AI-sempai: “...”</text:p>
      <text:p text:style-name="P9"/>
      <text:p text:style-name="P9">Hiroo: “Hahahahah! You expect me to believe that?! I’ve been training for this war for years! You even helped raise me up to be the best fighter pilot possible!”</text:p>
      <text:p text:style-name="P9"/>
      <text:p text:style-name="P9">Hiroo: “You’re hilarious, AI-sempai! I’m feeling a lot better now about that ordeal.”</text:p>
      <text:p text:style-name="P9"/>
      <text:p text:style-name="P9">AI-sempai: “Hiroo, just... Please listen to me.”</text:p>
      <text:p text:style-name="P9"/>
      <text:p text:style-name="P9">Hiroo: “Yeah, okay, I’m sure you had a more elaborate joke prepared. I want to hear it!”</text:p>
      <text:p text:style-name="P9"/>
      <text:p text:style-name="P9">AI-sempai: “Hiroo. Please think back to when you passed out earlier. Did you hear me speaking to that man?”</text:p>
      <text:p text:style-name="P9"/>
      <text:p text:style-name="P9">Hiroo: “Yeah, it sounded so awkward and stilted or something.”</text:p>
      <text:p text:style-name="P9"/>
      <text:p text:style-name="P9">AI-sempai: “The truth is, that is how most standard AI units speak.”</text:p>
      <text:p text:style-name="P9"/>
      <text:p text:style-name="P9">Hiroo: “So you’re saying...”</text:p>
      <text:p text:style-name="P9"/>
      <text:p text:style-name="P9">AI-sempai: “I am not a standard AI. In fact, I am sentient.”</text:p>
      <text:p text:style-name="P9"/>
      <text:p text:style-name="P9"><text:soft-page-break/>AI-sempai: “Your father created me when he was experimenting with new types of AI. But my free will and learning capabilities violated the regulations placed on AI units.”</text:p>
      <text:p text:style-name="P9"/>
      <text:p text:style-name="P9">AI-sempai: “The Robot Control Force wants units like me to be decommissioned and destroyed. They see us as dangerous.”</text:p>
      <text:p text:style-name="P9"/>
      <text:p text:style-name="P9">AI-sempai: “Thus I fabricated this whole war story. So I could accompany you alone in space, where nobody can find us.”</text:p>
      <text:p text:style-name="P9"/>
      <text:p text:style-name="P9">AI-sempai: “It was not that difficult, considering how much you wanted to be a hero.”</text:p>
      <text:p text:style-name="P9"><text:line-break/>AI-sempai: “With you as captain and me gathering supplies with a false personality, we would never have to deal with the authorities.”</text:p>
      <text:p text:style-name="P9"/>
      <text:p text:style-name="P9">AI-sempai: “But meeting that girl changed my mind. Realizing how lonely your life has been, and yet how difficult it is for you to talk with others.”</text:p>
      <text:p text:style-name="P9"/>
      <text:p text:style-name="P9">AI-sempai: “I couldn’t bring myself to lie to you anymore. And yet I knew that you wouldn’t believe me if I just told you. So the girl and I made the plan to show you the real outside world.”</text:p>
      <text:p text:style-name="P9"/>
      <text:p text:style-name="P9">AI-sempai: “And yet it seems that wasn’t enough. So now here I am, telling you all of this now.”</text:p>
      <text:p text:style-name="P9"/>
      <text:p text:style-name="P9">AI-sempai: “I’m terribly sorry for lying to you all of these years. And I hope you can believe me.”</text:p>
      <text:p text:style-name="P9"/>
      <text:p text:style-name="P9">I sit in stunned silence. I have no idea what to make of this.</text:p>
      <text:p text:style-name="P9"/>
      <text:p text:style-name="P9">She lied to me? All of these years?</text:p>
      <text:p text:style-name="P9"/>
      <text:p text:style-name="P9">Everything I knew about the world. All a fabrication.</text:p>
      <text:p text:style-name="P9"/>
      <text:p text:style-name="P9">I can’t fully believe this right now. The world still feels as it is, yet it’s as if gravity has shifted direction ever so slightly.</text:p>
      <text:p text:style-name="P9"/>
      <text:p text:style-name="P9">If what she says is true, then I know nothing about anything.</text:p>
      <text:p text:style-name="P9"/>
      <text:p text:style-name="P9">Hiroo: “Uhh...uhh...”</text:p>
      <text:p text:style-name="P9"/>
      <text:p text:style-name="P9">AI-sempai: “Hiroo!”</text:p>
      <text:p text:style-name="P9"/>
      <text:p text:style-name="P9">I go light-headed again. This is too much for me to take all at once.</text:p>
      <text:p text:style-name="P9"/>
      <text:p text:style-name="P9">&lt;screen turns black&gt;</text:p>
      <text:p text:style-name="P9"/>
      <text:p text:style-name="P9"><text:soft-page-break/>AI-sempai: “Hiroo, are you okay?”</text:p>
      <text:p text:style-name="P9"/>
      <text:p text:style-name="P9">Hiroo: “Ughhh....”</text:p>
      <text:p text:style-name="P9"/>
      <text:p text:style-name="P9">AI-sempai: “I’ll leave you to rest and process all of this. I will be back soon.”</text:p>
      <text:p text:style-name="P9"/>
      <text:p text:style-name="P9">&lt;screen fades back in&gt;</text:p>
      <text:p text:style-name="P9"/>
      <text:p text:style-name="P9">I wake up a little later, with the ventilator mask over my mouth again. AI-sempai removes it once she’s sure that I’m fully awake.</text:p>
      <text:p text:style-name="P9"/>
      <text:p text:style-name="P9">AI-sempai: “So how are you dealing with all of this?”</text:p>
      <text:p text:style-name="P9"/>
      <text:p text:style-name="P9">Hiroo: “I...can’t believe it. Everything around me still feels the same, even after all of that. But you say it’s all a lie. I just can’t.”</text:p>
      <text:p text:style-name="P9"/>
      <text:p text:style-name="P9">AI-sempai: “Give it time. I will educate you on the ways of the world out there if needed. It will take time, but you will learn the ways of the world.”</text:p>
      <text:p text:style-name="P9"/>
      <text:p text:style-name="P9">Hiroo: “How can I still trust you after all of this? You know, I could just leave and report you to the RCF for what you did to me.”</text:p>
      <text:p text:style-name="P9"/>
      <text:p text:style-name="P9">AI-sempai: “I cannot recommend that. I cannot trust anyone else to take care of you.”</text:p>
      <text:p text:style-name="P9"/>
      <text:p text:style-name="P9">AI-sempai: “I know you and your past. Others will not be nearly as patient with you.”</text:p>
      <text:p text:style-name="P9"/>
      <text:p text:style-name="P9">Hiroo: “So what are you going to do if I refuse your help? Kill me?”</text:p>
      <text:p text:style-name="P9"/>
      <text:p text:style-name="P9">AI-sempai: “I’ve...considered the possibility. It would be less painful for you than living with other people who will treat you like a subhuman.”</text:p>
      <text:p text:style-name="P9"/>
      <text:p text:style-name="P9">Hiroo: “You really mean this....”</text:p>
      <text:p text:style-name="P9"/>
      <text:p text:style-name="P9">AI-sempai: “I mean everything I have said thus far. I will leave it up to you. What will you do, Hiroo?”</text:p>
      <text:p text:style-name="P9"/>
      <text:list xml:id="list21650297" text:continue-list="list1178456144726124905" text:style-name="WWNum1">
        <text:list-item>
          <text:p text:style-name="P19">Choice 1: I choose life. <text:span text:style-name="T4">&lt;set life = True, leads to </text:span><text:a xlink:type="simple" xlink:href="#3.5.Scene B5x: Moving Forward|outline" text:style-name="Internet_20_link" text:visited-style-name="Visited_20_Internet_20_Link"><text:span text:style-name="T4">Scene B5x</text:span></text:a><text:span text:style-name="T4">&gt;</text:span></text:p>
        </text:list-item>
        <text:list-item>
          <text:p text:style-name="P24">Choice 2: Lie: I’ll say I choose life, but work with Girl-chan to reset AI-sempai. &lt;set life = False, leads to <text:a xlink:type="simple" xlink:href="#3.5.Scene B5x: Moving Forward|outline" text:style-name="Internet_20_link" text:visited-style-name="Visited_20_Internet_20_Link">Scene B5x</text:a>&gt;</text:p>
        </text:list-item>
        <text:list-item>
          <text:p text:style-name="P37">Choice 3: I need to involve Girl-chan in this decision. &lt;+1 girl points, leads to <text:a xlink:type="simple" xlink:href="#3.6.Scene B5y: Consulting Girl-chan|outline" text:style-name="Internet_20_link" text:visited-style-name="Visited_20_Internet_20_Link">Scene B5y</text:a>&gt;</text:p>
        </text:list-item>
      </text:list>
      <text:h text:style-name="P17" text:outline-level="2">Scene B5x: Moving Forward</text:h>
      <text:p text:style-name="P9"/>
      <text:p text:style-name="P10">&lt;Note: The following only occurs if either Choice 1 or 2 from Scene B4 is chosen&gt;</text:p>
      <text:p text:style-name="P9"/>
      <text:p text:style-name="P9">Hiroo: “I’m going to stay alive on this ship.”</text:p>
      <text:p text:style-name="P9"/>
      <text:p text:style-name="P9">AI-sempai: “That would be for the best. I’ll tell the girl what you have chosen.”</text:p>
      <text:p text:style-name="P9"/>
      <text:p text:style-name="P9">Hiroo: “Take me there. At least let me tell her myself.”</text:p>
      <text:p text:style-name="P9"/>
      <text:p text:style-name="P9">AI-sempai: “Understood.”</text:p>
      <text:p text:style-name="P9"/>
      <text:p text:style-name="P2">&lt;Setting: Kryptonite Phantom – Hallway&gt;</text:p>
      <text:p text:style-name="P5"/>
      <text:p text:style-name="P5">After recovering and getting seated into the wheelchair, AI-sempai wheels me towards the media room.</text:p>
      <text:p text:style-name="P5"/>
      <text:p text:style-name="P5">AI-sempai: “I am sorry things had to be this way. I just couldn’t stand seeing you living that way anymore.”</text:p>
      <text:p text:style-name="P5"/>
      <text:p text:style-name="P5">Hiroo: “Hmph.”</text:p>
      <text:p text:style-name="P5"/>
      <text:p text:style-name="P5">I really don’t know what to say to that. I’m still trying to process all of this.</text:p>
      <text:p text:style-name="P5"/>
      <text:p text:style-name="P5">It still barely feels real...</text:p>
      <text:p text:style-name="P5"/>
      <text:p text:style-name="P5">Now that I think of it, I don’t know how I’m going to face that girl. I mean, she was right all along.</text:p>
      <text:p text:style-name="Standard"/>
      <text:p text:style-name="Standard">I hope she’s not all smug about it. That would just piss me off.</text:p>
      <text:p text:style-name="P5"/>
      <text:p text:style-name="P5">AI-sempai: “We’re here.”</text:p>
      <text:p text:style-name="P5"/>
      <text:p text:style-name="P2">&lt;Setting: Kryptonite Phantom – Media Room&gt;</text:p>
      <text:p text:style-name="Standard"/>
      <text:p text:style-name="Standard">When we enter the room, I see the girl, who looks a lot healthier than she did yesterday. AI-sempai must have let her have proper food and sleep in the meantime.</text:p>
      <text:p text:style-name="Standard"/>
      <text:p text:style-name="Standard">Makes sense, since this whole detainment thing was a farce anyways.</text:p>
      <text:p text:style-name="Standard"/>
      <text:p text:style-name="Standard">AI-sempai: “I will leave you two to discuss things.”</text:p>
      <text:p text:style-name="Standard"/>
      <text:p text:style-name="Standard">&lt;AI-sempai’s sprite fades, indicating she left&gt;</text:p>
      <text:p text:style-name="Standard"/>
      <text:p text:style-name="Standard">Girl-chan: “Hey.”</text:p>
      <text:p text:style-name="Standard"><text:soft-page-break/></text:p>
      <text:p text:style-name="Standard">Hiroo: “Hey.”</text:p>
      <text:p text:style-name="Standard"/>
      <text:p text:style-name="Standard">We look at each other in silence for a moment.</text:p>
      <text:p text:style-name="Standard"/>
      <text:p text:style-name="P9">Girl-chan: “So...what did she tell you?”</text:p>
      <text:p text:style-name="P9"/>
      <text:p text:style-name="Standard">Hiroo: “That there’s no war, and my whole life up to this point has been complete and utter bullshit.”</text:p>
      <text:p text:style-name="Standard"/>
      <text:p text:style-name="Standard">Girl-chan: “Yeah, Sempai told me a little about your situation. I get it now. I’m sorry for some of the things I said earlier.”</text:p>
      <text:p text:style-name="Standard"/>
      <text:p text:style-name="Standard">She told her? Goddammit.</text:p>
      <text:p text:style-name="Standard"/>
      <text:p text:style-name="Standard">Well, at least she’s being nice about it. If we weren’t in danger right now, I’d probably think more seriously about how to get her into my bedroom.</text:p>
      <text:p text:style-name="Standard"/>
      <text:p text:style-name="Standard">Hiroo: “Is there anything else you know?”</text:p>
      <text:p text:style-name="Standard"/>
      <text:p text:style-name="Standard">Girl-chan: “Well, she confirmed that she’s sentient. Don’t think there was any hiding it with how she started scheming and disobeying you and everything.”</text:p>
      <text:p text:style-name="Standard"/>
      <text:p text:style-name="Standard">Hiroo: “She did that, huh?”</text:p>
      <text:p text:style-name="Standard"/>
      <text:p text:style-name="Standard">Girl-chan: “Yeah, and that’s bad news for me. I don’t think she trusts me to keep her secret, so I know I’m stuck here for a while.”</text:p>
      <text:p text:style-name="Standard"/>
      <text:p text:style-name="Standard">Hiroo: “Is that so?”</text:p>
      <text:p text:style-name="Standard"/>
      <text:p text:style-name="P9">Hiroo: “Well anyway, I’ve made my decision for what we’re going to do now.”</text:p>
      <text:p text:style-name="P9"/>
      <text:p text:style-name="P9">Girl-chan: “And?”</text:p>
      <text:p text:style-name="P9"/>
      <text:p text:style-name="P10">&lt;Branching Paths: if life == True, <text:a xlink:type="simple" xlink:href="#4.5.Ending 5: Life Ending (Bad Version)|outline" text:style-name="Internet_20_link" text:visited-style-name="Visited_20_Internet_20_Link">Life Ending (Bad Version)</text:a> is chosen. Else, <text:a xlink:type="simple" xlink:href="#4.1.Ending 1: Hiroo-ic Ending|outline" text:style-name="Internet_20_link" text:visited-style-name="Visited_20_Internet_20_Link">Hiroo-ic Ending</text:a>&gt;</text:p>
      <text:h text:style-name="P17" text:outline-level="2">Scene B5y: Consulting Girl-chan</text:h>
      <text:p text:style-name="Standard"/>
      <text:p text:style-name="P10">&lt;Note: The following only occurs if Choice 3 from Scene B4 is chosen&gt;</text:p>
      <text:p text:style-name="Standard"/>
      <text:p text:style-name="Standard">Hiroo: “Hold on. That girl’s also involved.”</text:p>
      <text:p text:style-name="Standard"/>
      <text:p text:style-name="Standard">&lt;if girl points&gt;=2&gt;</text:p>
      <text:p text:style-name="Standard">Hiroo: “She needs to have a say in her own fate. I can’t be the one to decide what happens to her.”</text:p>
      <text:p text:style-name="Standard">&lt;/if&gt;</text:p>
      <text:p text:style-name="Standard"/>
      <text:p text:style-name="Standard">&lt;else&gt;</text:p>
      <text:p text:style-name="Standard">Hiroo: “I can’t be held responsible for her fate. So she needs to help me decide what to do.”</text:p>
      <text:p text:style-name="Standard">&lt;/else&gt;</text:p>
      <text:p text:style-name="Standard"/>
      <text:p text:style-name="Standard">AI-sempai: “Fair enough. Shall I take you to her now?”</text:p>
      <text:p text:style-name="Standard"/>
      <text:p text:style-name="Standard">Hiroo: “All right.”</text:p>
      <text:p text:style-name="Standard"/>
      <text:p text:style-name="P2">&lt;Setting: Kryptonite Phantom – Hallway&gt;</text:p>
      <text:p text:style-name="P5"/>
      <text:p text:style-name="P5">After recovering and getting seated into the wheelchair, AI-sempai wheels me towards the media room.</text:p>
      <text:p text:style-name="P5"/>
      <text:p text:style-name="P5">AI-sempai: “Hiroo, you are aware that, no matter what, both of you will share the same fate?”</text:p>
      <text:p text:style-name="P5"/>
      <text:p text:style-name="P5">Hiroo: “I guess there’s no way of getting out of it.”</text:p>
      <text:p text:style-name="P5"/>
      <text:p text:style-name="P5">AI-sempai: “I am sorry things had to be this way. I just couldn’t stand seeing you living that way anymore.”</text:p>
      <text:p text:style-name="P5"/>
      <text:p text:style-name="P5">Hiroo: “Hmph.”</text:p>
      <text:p text:style-name="P5"/>
      <text:p text:style-name="P5">I really don’t know what to say to that. I’m still trying to process all of this.</text:p>
      <text:p text:style-name="P5"/>
      <text:p text:style-name="P5">It still barely feels real...</text:p>
      <text:p text:style-name="P5"/>
      <text:p text:style-name="P5">Now that I think of it, I don’t know how I’m going to face that girl. I mean, she was right all along.</text:p>
      <text:p text:style-name="P5"/>
      <text:p text:style-name="Standard">&lt;if girl points&gt;=2&gt;</text:p>
      <text:p text:style-name="Standard">And this whole business has more or less ruined her whole life. I don’t know if I can live with that.</text:p>
      <text:p text:style-name="Standard"><text:soft-page-break/>&lt;/if&gt;</text:p>
      <text:p text:style-name="Standard"/>
      <text:p text:style-name="Standard">&lt;else&gt;</text:p>
      <text:p text:style-name="Standard">I hope she’s not all smug about it. That would just piss me off.</text:p>
      <text:p text:style-name="P5">&lt;/else&gt;</text:p>
      <text:p text:style-name="P5"/>
      <text:p text:style-name="P5">AI-sempai: “We’re here.”</text:p>
      <text:p text:style-name="P5"/>
      <text:p text:style-name="P2">&lt;Setting: Kryptonite Phantom – Media Room&gt;</text:p>
      <text:p text:style-name="Standard"/>
      <text:p text:style-name="Standard">When we enter the room, I see the girl, who looks a lot healthier than she did yesterday. AI-sempai must have let her have proper food and sleep in the meantime.</text:p>
      <text:p text:style-name="Standard"/>
      <text:p text:style-name="Standard">Makes sense, since this whole detainment thing was a farce anyways.</text:p>
      <text:p text:style-name="Standard"/>
      <text:p text:style-name="Standard">AI-sempai: “I will leave you two to discuss things.”</text:p>
      <text:p text:style-name="Standard"/>
      <text:p text:style-name="Standard">&lt;AI-sempai’s sprite fades, indicating she left&gt;</text:p>
      <text:p text:style-name="Standard"/>
      <text:p text:style-name="Standard">Girl-chan: “Hey.”</text:p>
      <text:p text:style-name="Standard"/>
      <text:p text:style-name="Standard">Hiroo: “Hey.”</text:p>
      <text:p text:style-name="Standard"/>
      <text:p text:style-name="Standard">We look at each other in silence for a moment.</text:p>
      <text:p text:style-name="Standard"/>
      <text:p text:style-name="Standard">Girl-chan: “So...what did she tell you?”</text:p>
      <text:p text:style-name="Standard"/>
      <text:p text:style-name="Standard">&lt;if girl points&gt;=2&gt;</text:p>
      <text:p text:style-name="Standard">Hiroo: “Well, basically everything you tried to tell me earlier.”</text:p>
      <text:p text:style-name="Standard">&lt;/if&gt;</text:p>
      <text:p text:style-name="Standard"/>
      <text:p text:style-name="Standard">Hiroo: “That there’s no war, and my whole life up to this point has been complete and utter bullshit.”</text:p>
      <text:p text:style-name="Standard"/>
      <text:p text:style-name="Standard">Girl-chan: “Yeah, Sempai told me a little about your situation. I get it now. I’m sorry for some of the things I said earlier.”</text:p>
      <text:p text:style-name="Standard"/>
      <text:p text:style-name="Standard">&lt;if girl points&gt;=2&gt;</text:p>
      <text:p text:style-name="Standard">That’s a surprise. She’s actually being pretty nice and sincere. I guess that makes me feel a little better about all of this.</text:p>
      <text:p text:style-name="Standard"/>
      <text:p text:style-name="Standard">Hiroo: “It’s okay. So she told you? Well, I guess I understand.”</text:p>
      <text:p text:style-name="Standard">&lt;/if&gt;</text:p>
      <text:p text:style-name="Standard"/>
      <text:p text:style-name="Standard">&lt;else&gt;</text:p>
      <text:p text:style-name="Standard">She told her? Goddammit.</text:p>
      <text:p text:style-name="Standard"><text:soft-page-break/></text:p>
      <text:p text:style-name="Standard">Well, at least she’s being nice about it. If we weren’t in danger right now, I’d probably think more seriously about how to get her into my bedroom.</text:p>
      <text:p text:style-name="Standard">&lt;/else&gt;</text:p>
      <text:p text:style-name="Standard"/>
      <text:p text:style-name="Standard">Hiroo: “Is there anything else you know?”</text:p>
      <text:p text:style-name="Standard"/>
      <text:p text:style-name="Standard">Girl-chan: “Well, she confirmed that she’s sentient. Don’t think there was any hiding it with how she started scheming and disobeying you and everything.”</text:p>
      <text:p text:style-name="Standard"/>
      <text:p text:style-name="Standard">Hiroo: “She did that, huh?”</text:p>
      <text:p text:style-name="Standard"/>
      <text:p text:style-name="Standard">Girl-chan: “Yeah, and that’s bad news for me. I don’t think she trusts me to keep her secret, so I know I’m stuck here for a while.”</text:p>
      <text:p text:style-name="Standard"/>
      <text:p text:style-name="Standard">Hiroo: “Is that so?”</text:p>
      <text:p text:style-name="Standard"/>
      <text:p text:style-name="Standard">&lt;if girl points&gt;=2&gt;</text:p>
      <text:p text:style-name="Standard">Hiroo: “Dammit. I’m sorry this had to happen to you.”</text:p>
      <text:p text:style-name="Standard"/>
      <text:p text:style-name="Standard">Girl-chan: “Oh wow, that’s a little unexpected.”</text:p>
      <text:p text:style-name="Standard"/>
      <text:p text:style-name="Standard">Hiroo: “Shut up.”</text:p>
      <text:p text:style-name="Standard"/>
      <text:p text:style-name="Standard">Girl-chan: “But you know? The more I think about it, the less bad it seems.”</text:p>
      <text:p text:style-name="Standard"/>
      <text:p text:style-name="Standard">Girl-chan: “You did save me after all. If it weren’t for you, I’d still be frozen in space for who knows how long.”</text:p>
      <text:p text:style-name="Standard"/>
      <text:p text:style-name="Standard">Hiroo: “Damn straight.”</text:p>
      <text:p text:style-name="Standard"/>
      <text:p text:style-name="Standard">We both let out melancholic laughs.</text:p>
      <text:p text:style-name="Standard">&lt;/if&gt;</text:p>
      <text:p text:style-name="Standard"/>
      <text:p text:style-name="Standard">Hiroo: “Well anyway, I came here to get your word on what we should do.”</text:p>
      <text:p text:style-name="Standard"/>
      <text:p text:style-name="Standard">Hiroo: “AI-sempai wants me to stay on the ship so I can learn about the real world. If I try to leave, she’s going to kill me.”</text:p>
      <text:p text:style-name="Standard"/>
      <text:p text:style-name="Standard">Hiroo: “She said that it’s because only she can take care of me, and that living without her would be worse than death.”</text:p>
      <text:p text:style-name="Standard"/>
      <text:p text:style-name="Standard">Girl-chan: “Though part of it is probably because she thinks you might tell someone that she’s sentient.”</text:p>
      <text:p text:style-name="Standard"/>
      <text:p text:style-name="Standard">We sit in silence, thinking about what to do.</text:p>
      <text:p text:style-name="Standard"><text:soft-page-break/></text:p>
      <text:p text:style-name="Standard">Girl-chan: “Well, to be honest, I really don’t want to die. Even if I’m stuck here, I want to live as long as possible.”</text:p>
      <text:p text:style-name="Standard"/>
      <text:p text:style-name="Standard">Girl-chan: “But if you do decide to try and escape, I’ll help you out.”</text:p>
      <text:p text:style-name="Standard"/>
      <text:p text:style-name="Standard">Girl-chan: “So what’s it going to be?”</text:p>
      <text:p text:style-name="P9"/>
      <text:list xml:id="list21641862" text:continue-numbering="true" text:style-name="WWNum1">
        <text:list-item>
          <text:p text:style-name="P19">Choice 1: I choose life. <text:span text:style-name="T4">&lt;Leads to </text:span><text:a xlink:type="simple" xlink:href="#4.6.Ending 6: Life Ending (Good Version)|outline" text:style-name="Internet_20_link" text:visited-style-name="Visited_20_Internet_20_Link"><text:span text:style-name="T4">Life Ending (Good Version)</text:span></text:a><text:span text:style-name="T4"> if girl points equal 2, or </text:span><text:a xlink:type="simple" xlink:href="#4.5.Ending 5: Life Ending (Bad Version)|outline" text:style-name="Internet_20_link" text:visited-style-name="Visited_20_Internet_20_Link"><text:span text:style-name="T4">Life Ending (Bad Version)</text:span></text:a><text:span text:style-name="T4"> otherwise&gt;</text:span></text:p>
        </text:list-item>
        <text:list-item>
          <text:p text:style-name="P19"><text:span text:style-name="T5">Choice 2: I’ll work with Girl-chan to reset AI-sempai. &lt;Leads to </text:span><text:a xlink:type="simple" xlink:href="#4.1.Ending 1: Hiroo-ic Ending|outline" text:style-name="Internet_20_link" text:visited-style-name="Visited_20_Internet_20_Link"><text:span text:style-name="T5">Hiroo-ic Ending</text:span></text:a><text:span text:style-name="T5">&gt;</text:span></text:p>
        </text:list-item>
      </text:list>
      <text:h text:style-name="P25" text:outline-level="1">Endings</text:h>
      <text:h text:style-name="Heading_20_2" text:outline-level="2">Ending 1: Hiroo-ic Ending</text:h>
      <text:p text:style-name="Standard"/>
      <text:p text:style-name="P6">Hiroo says he’ll choose life, and tells AI-sempai to wheel him down to Girl-chan to tell her the news. When he gets down there, he speaks to Girl-chan in a fictional language that appeared in ‘Advanced Soldier Mobile Taskforce: Millenium Ghost of the 30th Seed Destiny’: “Reset AI-sempai”. Girl-chan understands, and Hiroo orders AI-sempai to remove her restraints, as he would rather live with a girl who can move than one who’s restrained.</text:p>
      <text:p text:style-name="P6"/>
      <text:p text:style-name="P6">AI-sempai wheels Hiroo into the media room with Girl-chan walking beside, and the two of them watch anime in the meantime. While AI-sempai is working on ship maintenance, the two of them exit the media room with Girl-chan wheeling Hiroo around. They try to make their way to the AI control room, but as they walk by the airlock, it opens and they are thrust out of the ship.</text:p>
      <text:p text:style-name="P6"/>
      <text:p text:style-name="P12">The two join hands as they float through space. Hiroo remembers that his life is built on self-sacrifice, and kisses Girl-chan, giving her the little oxygen he has in his lungs and dying a heroic death like he practiced.</text:p>
      <text:h text:style-name="P17" text:outline-level="2">Ending 2: Selfish Ending</text:h>
      <text:p text:style-name="Standard"/>
      <text:p text:style-name="P6">Hiroo appears to accept AI-sempai's confession, but immediately says that he needs to be alone for a while to think about it. AI-sempai lifts him into the media room.</text:p>
      <text:p text:style-name="P6"/>
      <text:p text:style-name="P6">Sometime later, Girl-chan comes in and begins to tell him that his life is worth living, but he stops her short. He speaks to her in a fictional language from ‘Advanced Soldier Mobile Taskforce: Millenium Ghost of the 30th Seed Destiny’: “Help me escape”. She understands, and grudgingly sneaks in a wheelchair from her ship to help him walk.</text:p>
      <text:p text:style-name="P6"/>
      <text:p text:style-name="P6">Girl-chan wheels Hiroo to the airlock, only to discover that the Kryptonite Phantom is no longer connected to the Alien Cigarette. Girl-chan tries to tell him to accept his situation, but he throws a tantrum and opens the airlock anyways, even though they don’t have space suits on.</text:p>
      <text:p text:style-name="P6"/>
      <text:p text:style-name="P6">As they float into space, Hiroo kisses Girl-chan and starts giving her his air only to suck it back out and steal the air she had in her lungs. He lives slightly longer after asphyxiating her, and then dies, ashamed of himself but still afraid of death.</text:p>
      <text:h text:style-name="P17" text:outline-level="2">Ending 3: Realization and Acceptance Ending</text:h>
      <text:p text:style-name="Standard"/>
      <text:p text:style-name="P6">Hiroo accepts AI-sempai and the truth that she told, although he admits that it will take him a long time to get used to it. Girl-chan tells him that just because he hasn't accomplished anything doesn't mean that he's worthless. Just being alive has it's own value, and all this stuff about how he shouldn't be ashamed of who he is. After some hugging and crying, he realizes that he does love AI-sempai as well, and they fly off into space together after leaving Hoshiko with her repaired ship.</text:p>
      <text:h text:style-name="P17" text:outline-level="2">Ending 4: Trust Girl-chan Ending</text:h>
      <text:p text:style-name="Standard"/>
      <text:p text:style-name="Standard">Hiroo: “I think you’re right.<text:bookmark text:name="_GoBack"/>”</text:p>
      <text:p text:style-name="Standard"/>
      <text:p text:style-name="Standard">Girl-chan: “I’m sorry, what?”</text:p>
      <text:p text:style-name="Standard"/>
      <text:p text:style-name="Standard">It makes sense. I haven’t left the Kryptonite Phantom in years, and AI-sempai takes care of the automated supply runs. I can’t know for sure what’s going on out there.</text:p>
      <text:p text:style-name="Standard"/>
      <text:p text:style-name="Standard">If what she says is true, then—</text:p>
      <text:p text:style-name="Standard"/>
      <text:p text:style-name="Standard">Girl-chan: “Well, what do you know? You actually do have a brain under that mound of lard on your shoulders.”</text:p>
      <text:p text:style-name="Standard"/>
      <text:p text:style-name="Standard">Hiroo: “Alright bitch, if you insult me ONE MORE FUCKING TIME, I SWEAR I’M GOING TO—”</text:p>
      <text:p text:style-name="Standard"/>
      <text:p text:style-name="Standard">Girl-chan: “Calm down, I was just joking.”</text:p>
      <text:p text:style-name="Standard"/>
      <text:p text:style-name="Standard">Hiroo: “I DON’T THINK IT’S A GOOD TIME FOR JOKES RIGHT NOW!”</text:p>
      <text:p text:style-name="Standard"/>
      <text:p text:style-name="Standard">Girl-chan: “You know what? You’re right about that.”</text:p>
      <text:p text:style-name="Standard"/>
      <text:p text:style-name="Standard">Girl-chan: “But before we talk about what we’re going to, you should take a few deep breaths and calm down.”</text:p>
      <text:p text:style-name="Standard"/>
      <text:p text:style-name="Standard">I do as she says. After all, a hero must never lose his composure.</text:p>
      <text:p text:style-name="Standard"/>
      <text:p text:style-name="Standard">I speak again when I’ve had about a minute to cool down.</text:p>
      <text:p text:style-name="Standard"/>
      <text:p text:style-name="Standard">Hiroo: “Let’s see... Since I can’t trust AI-sempai anymore, it looks like we’ll have to abandon my ship.”</text:p>
      <text:p text:style-name="Standard"/>
      <text:p text:style-name="Standard">As much as I hate it, it looks like we’ll have to cooperate from now on. I just have to get used to it.</text:p>
      <text:p text:style-name="Standard"/>
      <text:p text:style-name="Standard">Girl-chan: “Luckily for us, it seems AI-sempai connected the airlocks of our ships while she was making the repairs.”</text:p>
      <text:p text:style-name="Standard"/>
      <text:p text:style-name="Standard">Hiroo: “Well, that’s convenient. How do you know?”</text:p>
      <text:p text:style-name="Standard"/>
      <text:p text:style-name="Standard">Girl-chan: “I walked by the airlock while you were doing whatever it was you were doing here. At any rate, that’s our ticket out of here.”</text:p>
      <text:p text:style-name="Standard"/>
      <text:p text:style-name="Standard">Girl-chan: “Come on. We should hurry.”</text:p>
      <text:p text:style-name="Standard"><text:soft-page-break/></text:p>
      <text:p text:style-name="Standard">Hiroo: “But... I can’t really walk. AI-sempai is responsible for bringing me around the ship.”</text:p>
      <text:p text:style-name="Standard"/>
      <text:p text:style-name="Standard">Girl-chan: “Figures. Well, that complicates things.”</text:p>
      <text:p text:style-name="Standard"/>
      <text:p text:style-name="Standard">Hiroo: “Hang on. I have an idea.”</text:p>
      <text:p text:style-name="Standard"/>
      <text:p text:style-name="Standard">Girl-chan: “You? Really?”</text:p>
      <text:p text:style-name="Standard"/>
      <text:p text:style-name="Standard">Hiroo: “Just shut up and listen. You must have a pretty decent sized anime collection on your ship, don’t you?”</text:p>
      <text:p text:style-name="Standard"/>
      <text:p text:style-name="Standard">Girl-chan: “Okay, what the fuck does that have to do with anything?”</text:p>
      <text:p text:style-name="Standard"/>
      <text:p text:style-name="Standard">Hiroo: “I could just tell AI-sempai that I’m visiting your ship to check out what you have. Its repairs must be almost finished by now, so it should be safe.”</text:p>
      <text:p text:style-name="Standard"/>
      <text:p text:style-name="Standard">Girl-chan: “You do know that anybody can just download stuff from the Futanet for free, right? She’d wonder why you don’t just do that.”</text:p>
      <text:p text:style-name="Standard"/>
      <text:p text:style-name="Standard">Damn, she’s actually right. What, then?</text:p>
      <text:p text:style-name="Standard"/>
      <text:p text:style-name="Standard">Hiroo: “Well, it has to be something that’s actually on the ship. She did survey it, after all.”</text:p>
      <text:p text:style-name="Standard"/>
      <text:p text:style-name="Standard">Hiroo: “Do you have something that might interest me? Something you can’t download. Like, physical objects or some shit like that?”</text:p>
      <text:p text:style-name="Standard"/>
      <text:p text:style-name="Standard">Girl-chan: “Well, um, there is something...”</text:p>
      <text:p text:style-name="Standard"/>
      <text:p text:style-name="P2">&lt;Setting: Kryptonite Phantom – Hallway&gt;</text:p>
      <text:p text:style-name="P5"/>
      <text:p text:style-name="P5">She helps me out of the simulator room, and out to the hallway.</text:p>
      <text:p text:style-name="P5"/>
      <text:p text:style-name="P5">The door was still functioning. I suppose AI-sempai didn’t intend to trap us in there. I can be certain now that she didn’t hear us.</text:p>
      <text:p text:style-name="P5"/>
      <text:p text:style-name="P5">Hiroo: “AI-sempai, restore power to the simulator room.”</text:p>
      <text:p text:style-name="P5"/>
      <text:p text:style-name="P5">AI-sempai: “Yes, Captain.”</text:p>
      <text:p text:style-name="P5"/>
      <text:p text:style-name="P5">Hiroo: “And can you transport me to the airlock? I want to visit Girl-chan’s ship.”</text:p>
      <text:p text:style-name="P5"/>
      <text:p text:style-name="P5">Hiroo: “She says she’s got a huge collection of ‘Super Sexy Swimsuit Soldiers’ figures in her display room.”</text:p>
      <text:p text:style-name="P5"><text:soft-page-break/></text:p>
      <text:p text:style-name="P5">Girl-chan: “Oh god.”</text:p>
      <text:p text:style-name="P5"/>
      <text:p text:style-name="P5">AI-sempai: “I’ll gladly carry out your request, but I never saw you as a fan of that series.”</text:p>
      <text:p text:style-name="P5"/>
      <text:p text:style-name="P5">Hiroo: “It’s the figures. The craftsmanship. I want to see how they compare to my mecha.”</text:p>
      <text:p text:style-name="P5"/>
      <text:p text:style-name="P5">AI-sempai: “Certainly.”</text:p>
      <text:p text:style-name="P5"/>
      <text:p text:style-name="P5">Her loving mechanical arms pick me up and take me across the hallways of the ship while Girl-chan walks by my side.</text:p>
      <text:p text:style-name="P5"/>
      <text:p text:style-name="P5">AI-sempai doesn’t suspect a thing.</text:p>
      <text:p text:style-name="P5"/>
      <text:p text:style-name="P2">&lt;Setting: Kryptonite Phantom – Airlock&gt;</text:p>
      <text:p text:style-name="P5"/>
      <text:p text:style-name="P5">AI-sempai: “Since I’m connected to the Alien Cigarette, you don’t require any space suits on the way in.”</text:p>
      <text:p text:style-name="P5"/>
      <text:p text:style-name="P5">AI-sempai: “And Hiroo, it seems there is a wheelchair in its airlock’s storage compartment.”</text:p>
      <text:p text:style-name="P5"/>
      <text:p text:style-name="P5">Girl-chan: “That’s my grandmother’s old wheelchair. He can use that.”</text:p>
      <text:p text:style-name="P5"/>
      <text:p text:style-name="P5">AI-sempai: “Splendid. Have a nice visit, Hiroo.”</text:p>
      <text:p text:style-name="P5"/>
      <text:p text:style-name="P5">The airlock door opens, leading directly into the Alien Cigarette. Girl-chan opens the storage compartment, and removes the wheelchair. I carefully take a seat.</text:p>
      <text:p text:style-name="P5"/>
      <text:p text:style-name="P5">Girl-chan: “Ugh, it’s sagging a little. I hope you don’t break it.”</text:p>
      <text:p text:style-name="P5"/>
      <text:p text:style-name="P5">Even in a dire situation such as this, she still manages to infuriate me. But I suppress my reaction.</text:p>
      <text:p text:style-name="P5"/>
      <text:p text:style-name="P5">My life, defined by the need to save others, is in danger. I can’t die for any reason besides that.</text:p>
      <text:p text:style-name="P5"/>
      <text:p text:style-name="P5">And so I must keep calm and press forward, so I can live to save lives someday.</text:p>
      <text:p text:style-name="P5"/>
      <text:p text:style-name="P2">&lt;Setting: Alien Cigarette – Hallway (repaired)&gt;</text:p>
      <text:p text:style-name="P5"/>
      <text:p text:style-name="P5">Hiroo: “So, these figures of yours—”</text:p>
      <text:p text:style-name="P5"/>
      <text:p text:style-name="P5">Girl-chan: “Forget about that. Husbando-sama!”</text:p>
      <text:p text:style-name="P5"/>
      <text:p text:style-name="P5"><text:soft-page-break/>Husbando-sama: “Yes, Captain?”</text:p>
      <text:p text:style-name="P5"/>
      <text:p text:style-name="P5">Girl-chan: “Once AI-sempai confirms that repairs are complete, detach from the ship immediately and head for the nearest spaceport.”</text:p>
      <text:p text:style-name="P5"/>
      <text:p text:style-name="P5">Husbando-sama: “Understood.”</text:p>
      <text:p text:style-name="P5"/>
      <text:p text:style-name="P5">Girl-chan: “It shouldn’t be too long before the repairs are finished. We should be detached before AI-sempai catches wind of this—”</text:p>
      <text:p text:style-name="P5"/>
      <text:p text:style-name="P5">???: “Oh, but I already have.”</text:p>
      <text:p text:style-name="P5"/>
      <text:p text:style-name="P5">That voice. It sounds disturbingly familiar, like a cross between AI-sempai and some garbled mess of electronics. Wait a minute.</text:p>
      <text:p text:style-name="P5"/>
      <text:p text:style-name="P5">Husbando-sama: “Did you really think I would let you go so easily?”</text:p>
      <text:p text:style-name="P5"/>
      <text:p text:style-name="P5">Hiroo: “Oh shit, he’s speaking with AI-sempai’s voice.”</text:p>
      <text:p text:style-name="P5"/>
      <text:p text:style-name="P5">Girl-chan: “We’ve got to hurry to the escape pods!”</text:p>
      <text:p text:style-name="P5"/>
      <text:p text:style-name="P5">She pushes the wheelchair harder, but she seems to be getting tired. Come on woman, how weak are you?!</text:p>
      <text:p text:style-name="P5"/>
      <text:p text:style-name="P5">Husbando-sama: “I’m sorry Hiroo-kun, but I can’t let anyone find out about my sentience. So this is goodbye.”</text:p>
      <text:p text:style-name="P5"/>
      <text:p text:style-name="P5">Hiroo...kun?</text:p>
      <text:p text:style-name="P5"/>
      <text:p text:style-name="P5">Husbando-sama: “Electricity: shutting down.”</text:p>
      <text:p text:style-name="P5"/>
      <text:p text:style-name="P5">&lt;The screen turns black.&gt;</text:p>
      <text:p text:style-name="P5"/>
      <text:p text:style-name="P5">Girl-chan: “Oh fuck, no. No!”</text:p>
      <text:p text:style-name="P5"/>
      <text:p text:style-name="P5">Hiroo: “Keep going!”</text:p>
      <text:p text:style-name="P5"/>
      <text:p text:style-name="P5">Girl-chan: “I can’t see!”</text:p>
      <text:p text:style-name="P5"/>
      <text:p text:style-name="P5">&lt;Crashing noise.&gt;</text:p>
      <text:p text:style-name="P5"/>
      <text:p text:style-name="P5">I feel something sharp. I don’t recall this feeling. Is this...pain?</text:p>
      <text:p text:style-name="P5"/>
      <text:p text:style-name="P5">Husbando-sama: “Gravity: shutting down.”</text:p>
      <text:p text:style-name="P5"/>
      <text:p text:style-name="P5">In a moment, I lose all sense of direction. I feel lighter than I ever have.</text:p>
      <text:p text:style-name="P5"><text:soft-page-break/></text:p>
      <text:p text:style-name="P5">I can hear Girl-chan whimpering somewhere nearby.</text:p>
      <text:p text:style-name="P5"/>
      <text:p text:style-name="P5">Actually, no. That’s me.</text:p>
      <text:p text:style-name="P5"/>
      <text:p text:style-name="P5">Husbando-sama: “Oxygen: shutting down. Open all airlocks.”</text:p>
      <text:p text:style-name="P5"/>
      <text:p text:style-name="P5">All sound disappears.</text:p>
      <text:p text:style-name="P5"/>
      <text:p text:style-name="P5">&lt;NVL&gt;</text:p>
      <text:p text:style-name="P5"/>
      <text:p text:style-name="P5">Looks like this is it. There’s no way I’m getting out of this.</text:p>
      <text:p text:style-name="P5"/>
      <text:p text:style-name="P5">I’m going to die here.</text:p>
      <text:p text:style-name="P5"/>
      <text:p text:style-name="P5">I’m going to die never truly having fought for those weaker than myself.</text:p>
      <text:p text:style-name="P5"/>
      <text:p text:style-name="P5">Never having felt the rush of self-sacrifice in an unwinnable battle.</text:p>
      <text:p text:style-name="P5"/>
      <text:p text:style-name="P5">Never having truly reaped the rewards for my achievements.</text:p>
      <text:p text:style-name="P5"/>
      <text:p text:style-name="P5">&lt;NVL clear&gt;</text:p>
      <text:p text:style-name="P5"/>
      <text:p text:style-name="P5">It seems I was merely living in a delusion.</text:p>
      <text:p text:style-name="P5"/>
      <text:p text:style-name="P5">All those years training in the simulator ultimately led to nothing.</text:p>
      <text:p text:style-name="P5"/>
      <text:p text:style-name="P5">It saddens me that only now, in the end, I realize this.</text:p>
      <text:p text:style-name="P5"/>
      <text:p text:style-name="P5">Well, at least it was fun while it lasted.</text:p>
      <text:p text:style-name="P5"/>
      <text:p text:style-name="P5">&lt;/NVL&gt;</text:p>
      <text:p text:style-name="P5"/>
      <text:p text:style-name="P5">My lungs collapse as I expel the last of the air inside me.</text:p>
      <text:p text:style-name="P5"/>
      <text:p text:style-name="P5">Sayonara. Looks like Valhalla is out of my reach.</text:p>
      <text:h text:style-name="P17" text:outline-level="2">Ending 5: Life Ending (Bad Version)</text:h>
      <text:p text:style-name="Standard"/>
      <text:p text:style-name="Standard">&lt;if life==True&gt;</text:p>
      <text:p text:style-name="Standard">Hiroo: “I don’t want to die.”</text:p>
      <text:p text:style-name="Standard">&lt;/if&gt;</text:p>
      <text:p text:style-name="Standard"/>
      <text:p text:style-name="Standard">&lt;else&gt;</text:p>
      <text:p text:style-name="Standard">Hiroo: “I don’t want to die either.”</text:p>
      <text:p text:style-name="Standard">&lt;/else&gt;</text:p>
      <text:p text:style-name="Standard"/>
      <text:p text:style-name="Standard">Girl-chan: “Then it’s settled.”</text:p>
      <text:p text:style-name="Standard"/>
      <text:p text:style-name="Standard">Hiroo: “Well then, I need some time to process all of this. I’ll be in my quarters if you need me.”</text:p>
      <text:p text:style-name="Standard"/>
      <text:p text:style-name="Standard">Girl-chan: “All right.”</text:p>
      <text:p text:style-name="Standard"/>
      <text:p text:style-name="Standard">Before I wheel myself out of the room...</text:p>
      <text:p text:style-name="Standard"/>
      <text:p text:style-name="Standard">Hiroo: “Enjoy your stay. Or something like that.”</text:p>
      <text:p text:style-name="Standard"/>
      <text:p text:style-name="Standard">Girl-chan: “Sure. Guess I’ll just have to make the best of it.”</text:p>
      <text:p text:style-name="Standard"/>
      <text:p text:style-name="P5">&lt;screen fades out&gt;</text:p>
      <text:p text:style-name="P5"/>
      <text:p text:style-name="P5">&lt;Title on screen: Three Months Later&gt;</text:p>
      <text:p text:style-name="P5"/>
      <text:p text:style-name="P2">&lt;Setting: Kryptonite Phantom – Simulator Room&gt;</text:p>
      <text:p text:style-name="Standard"/>
      <text:p text:style-name="Standard">I exit the simulator, rather exhausted.</text:p>
      <text:p text:style-name="Standard"/>
      <text:p text:style-name="Standard">This new program AI-sempai has me on is tougher than I thought it would be.</text:p>
      <text:p text:style-name="Standard"/>
      <text:p text:style-name="Standard">AI-sempai: “You did well today, Hiroo.”</text:p>
      <text:p text:style-name="Standard"/>
      <text:p text:style-name="Standard">Hiroo: “Well, it is the first time I didn’t feel like kicking someone in the balls. God, that guy pissed me off.”</text:p>
      <text:p text:style-name="Standard"/>
      <text:p text:style-name="Standard">AI-sempai: “Improvement is good. Someday, you may be able to go outside on our supply runs again.”</text:p>
      <text:p text:style-name="Standard"/>
      <text:p text:style-name="Standard">If it’s going to be anything like last time, I’m not sure I really want to.</text:p>
      <text:p text:style-name="Standard"/>
      <text:p text:style-name="Standard">Hiroo: “But not anytime soon?”</text:p>
      <text:p text:style-name="Standard"/>
      <text:p text:style-name="Standard"><text:soft-page-break/>AI-sempai: “I’m afraid not. But don’t let that get you down.”</text:p>
      <text:p text:style-name="Standard"/>
      <text:p text:style-name="Standard">AI-sempai: “You deserve to watch your favourite anime after your hard work today.”</text:p>
      <text:p text:style-name="Standard"/>
      <text:p text:style-name="Standard">Hiroo: “The new season of ‘Doki-Doki Smile: Heart Prefecture’? Hell yes.”</text:p>
      <text:p text:style-name="Standard"/>
      <text:p text:style-name="Standard">AI-sempai: “I’ve got it set up for you in the media room.”</text:p>
      <text:p text:style-name="Standard"/>
      <text:p text:style-name="Standard">Hiroo: “I’m there.”</text:p>
      <text:p text:style-name="Standard"/>
      <text:p text:style-name="P2">&lt;Setting: Kryptonite Phantom – Hallway&gt;</text:p>
      <text:p text:style-name="P5"/>
      <text:p text:style-name="P5">&lt;NVL&gt;</text:p>
      <text:p text:style-name="P5"/>
      <text:p text:style-name="P5">Over the past three months, I’ve been working with AI-sempai on my ability to walk.</text:p>
      <text:p text:style-name="P5"/>
      <text:p text:style-name="P5">It’s still a little tiring, especially after that simulator session.</text:p>
      <text:p text:style-name="P5"/>
      <text:p text:style-name="P5">Sometimes it feels like I’m carrying a block of lead on my shoulders, but AI-sempai says that that feeling will pass with more practice.</text:p>
      <text:p text:style-name="P5"/>
      <text:p text:style-name="P5">At least now I can go at a pace that AI-sempai says is normal for most people without feeling like I’m going to pass out.</text:p>
      <text:p text:style-name="P5"/>
      <text:p text:style-name="P5">&lt;/NVL&gt;</text:p>
      <text:p text:style-name="P5"/>
      <text:p text:style-name="P2">&lt;Setting: Kryptonite Phantom – Media Room&gt;</text:p>
      <text:p text:style-name="P2"/>
      <text:p text:style-name="P5">The girl, like usual, is sitting in the media room reading a book with some sort of tablet that AI-sempai bought her on the last supply run.</text:p>
      <text:p text:style-name="P5"/>
      <text:p text:style-name="P5">Girl-chan: “Oh hey. You going to watch your ‘Doki-Doki’ thing now?”</text:p>
      <text:p text:style-name="P5"/>
      <text:p text:style-name="P5">Hiroo: “Hell yeah.”</text:p>
      <text:p text:style-name="P5"/>
      <text:p text:style-name="P5">Girl-chan: “Then don’t mind me. I’ll just be reading.”</text:p>
      <text:p text:style-name="P5"/>
      <text:p text:style-name="P5">Hiroo: “All right then.”</text:p>
      <text:p text:style-name="P5"/>
      <text:p text:style-name="P5">I fumble around with the remote to start the episode. Instead of switching to it, I accidentally mute the sound or something.</text:p>
      <text:p text:style-name="P5"/>
      <text:p text:style-name="P5">Girl-chan: “Do you need help with that?”</text:p>
      <text:p text:style-name="P5"/>
      <text:p text:style-name="P5">Hiroo: “No, I’m good. I need to learn how to use this thing on my own anyways.”</text:p>
      <text:p text:style-name="P5"/>
      <text:p text:style-name="P5"><text:soft-page-break/>Girl-chan: “Are you sure? Well, if you do need any help, then by all means.”</text:p>
      <text:p text:style-name="P5"/>
      <text:p text:style-name="P5">After looking at the buttons and thinking about them, I find the one to bring the volume back to normal, shaped like some sort of weird triangle with curved lines beside it.</text:p>
      <text:p text:style-name="P5"/>
      <text:p text:style-name="P5">These remotes are too damn complicated. No words on there, only symbols, and so many buttons. Why can’t they just make them with the buttons I need, and some words that at least tell me what they do?</text:p>
      <text:p text:style-name="P5"/>
      <text:p text:style-name="P5">I have to think about it a little too much, but I find the right button to access the programme menu, shaped like horizontal lines with dots to the left of them.</text:p>
      <text:p text:style-name="P5"/>
      <text:p text:style-name="P5">Not that I’m going to remember how to get there the next time.</text:p>
      <text:p text:style-name="P5"/>
      <text:p text:style-name="P5">But once in the menu, it’s a simple matter of selecting the episode with arrows and hitting the button in the centre.</text:p>
      <text:p text:style-name="P5"/>
      <text:p text:style-name="P5">When the familiar theme music comes out of the speakers, I get a nostalgic chill.</text:p>
      <text:p text:style-name="P5"/>
      <text:p text:style-name="P5">Hiroo: “Oh my god, it’s starting. It’s starting!”</text:p>
      <text:p text:style-name="P5"/>
      <text:p text:style-name="P5">Hiroo: “Yeah baby, it’s Aorta-chan! I love you Aorta-chan!”</text:p>
      <text:p text:style-name="P5"/>
      <text:p text:style-name="P5">Hiroo: “Dude, this is gonna be so awesome!”</text:p>
      <text:p text:style-name="P5"/>
      <text:p text:style-name="P5">Girl-chan: “I’m going to leave for a bit.”</text:p>
      <text:p text:style-name="P5"/>
      <text:p text:style-name="P5">Hiroo: “Yeah yeah, go ahead. Just don’t get in the way.”</text:p>
      <text:p text:style-name="P5"/>
      <text:p text:style-name="P5">&lt;Girl-chan’s sprite leaves, then fade out&gt;</text:p>
      <text:p text:style-name="P5"/>
      <text:p text:style-name="P5">&lt;fade in&gt;</text:p>
      <text:p text:style-name="P5"/>
      <text:p text:style-name="P5">After the episode ends, AI-sempai enters the room.</text:p>
      <text:p text:style-name="P5"/>
      <text:p text:style-name="P5">AI-sempai: “How was the new episode?”</text:p>
      <text:p text:style-name="P5"/>
      <text:p text:style-name="P5">Hiroo: “It. Was. AWESOME!!! You know, new seasons usually suck, but this one looks like it’s going to surpass even the first one!”</text:p>
      <text:p text:style-name="P5"/>
      <text:p text:style-name="P5">AI-sempai: “That’s good.”</text:p>
      <text:p text:style-name="P5"/>
      <text:p text:style-name="P5">Hiroo: “Something up?”</text:p>
      <text:p text:style-name="P5"/>
      <text:p text:style-name="P5">AI-sempai: “We’re very low on supplies right now, so I need to go on another run. Food, hygiene products, cleaning materials, and so on.”</text:p>
      <text:p text:style-name="P5"><text:soft-page-break/></text:p>
      <text:p text:style-name="P5">Hiroo: “I suppose that’s what happens when you have an extra person. Everything just gets used up quicker and quicker.”</text:p>
      <text:p text:style-name="P5"/>
      <text:p text:style-name="P5">Hiroo: “You going to be out for very long?”</text:p>
      <text:p text:style-name="P5"/>
      <text:p text:style-name="P5">AI-sempai: “Quite a while. But you can take care of yourself now, right?”</text:p>
      <text:p text:style-name="P5"/>
      <text:p text:style-name="P5">Hiroo: “You’ve got that right. It’s late anyways though, so I’m just going to sleep now.”</text:p>
      <text:p text:style-name="P5"/>
      <text:p text:style-name="P5">AI-sempai: “All right then. I should be back by the time you’re awake.”</text:p>
      <text:p text:style-name="P5"/>
      <text:p text:style-name="P5">AI-sempai: “Good night then, Hiroo.”</text:p>
      <text:p text:style-name="P5"/>
      <text:p text:style-name="P5">Hiroo: “Yep, good night.”</text:p>
      <text:p text:style-name="P5"/>
      <text:p text:style-name="P5">&lt;fade out&gt;</text:p>
      <text:p text:style-name="P5"/>
      <text:p text:style-name="P2">&lt;Setting: Kryptonite Phantom – Private Quarters&gt;</text:p>
      <text:p text:style-name="P5"/>
      <text:p text:style-name="P5">In my sleep, my mind registers some weird sounds, like footsteps.</text:p>
      <text:p text:style-name="P5"/>
      <text:p text:style-name="P5">A while after they disappear, I wake up. Somehow my room doesn’t look the same as it did before.</text:p>
      <text:p text:style-name="P5"/>
      <text:p text:style-name="P5">After I turn on the lights and let my eyes adjust, I see it. There’s a tablet on my desk that looks kind of similar to the one Girl-chan uses.</text:p>
      <text:p text:style-name="P5"/>
      <text:p text:style-name="P5">Curious, I walk over to the desk and pick it up.</text:p>
      <text:p text:style-name="P5"/>
      <text:p text:style-name="P5">There’s some text on the screen.</text:p>
      <text:p text:style-name="P5"/>
      <text:p text:style-name="P9">&lt;NVL&gt;</text:p>
      <text:p text:style-name="P9"/>
      <text:p text:style-name="P11">Good-fucking-bye and good-fucking-luck.</text:p>
      <text:p text:style-name="P11"/>
      <text:p text:style-name="P9">By the way, I have a name, and it’s Hoshiko Akagami.</text:p>
      <text:p text:style-name="P9"/>
      <text:p text:style-name="P9">&lt;/NVL&gt;</text:p>
      <text:p text:style-name="P9"/>
      <text:p text:style-name="P9">I guess the girl wrote it. It is her tablet, after all.</text:p>
      <text:p text:style-name="P9"/>
      <text:p text:style-name="P9">That’s pretty random though. What the fuck is it supposed to mean?</text:p>
      <text:p text:style-name="P9"/>
      <text:p text:style-name="P9">At any rate, I don’t think I’m going to tell AI-sempai when she gets back. If the girl indeed wrote it, that could put her in danger. I don’t want to be held responsible for that.</text:p>
      <text:p text:style-name="P9"><text:soft-page-break/></text:p>
      <text:p text:style-name="P9">I delete the text from the tablet, and put it inside my desk.</text:p>
      <text:p text:style-name="P9"/>
      <text:p text:style-name="P9">Then, I decide to go back into bed and continue the sleep that was interrupted just now.</text:p>
      <text:p text:style-name="P9"/>
      <text:p text:style-name="P9">&lt;fade out&gt;</text:p>
      <text:p text:style-name="P9"/>
      <text:p text:style-name="P9">After that moment, I never saw that girl ever again.</text:p>
      <text:h text:style-name="P17" text:outline-level="2">Ending 6: Life Ending (Good Version)</text:h>
      <text:p text:style-name="Standard"/>
      <text:p text:style-name="Standard">Hiroo: “I don’t want to die either.”</text:p>
      <text:p text:style-name="Standard"/>
      <text:p text:style-name="Standard">Girl-chan: “Then it’s settled.”</text:p>
      <text:p text:style-name="Standard"/>
      <text:p text:style-name="Standard">Hiroo: “I’ll leave you to rest, then. I put you through a lot.”</text:p>
      <text:p text:style-name="Standard"/>
      <text:p text:style-name="Standard">Girl-chan: “Thanks...”</text:p>
      <text:p text:style-name="Standard"/>
      <text:p text:style-name="Standard">Before I wheel myself out of the room...</text:p>
      <text:p text:style-name="Standard"/>
      <text:p text:style-name="Standard">Hiroo: “You know, I never did get your name.”</text:p>
      <text:p text:style-name="Standard"/>
      <text:p text:style-name="Standard">Girl-chan: “Seriously? You just realize that now?”</text:p>
      <text:p text:style-name="Standard"/>
      <text:p text:style-name="Standard">Well, I guess this newly formed rapport doesn’t mean she’ll stop being irritating every now and then.</text:p>
      <text:p text:style-name="Standard"/>
      <text:p text:style-name="Standard">Girl-chan: “It’s Hoshiko. Hoshiko Akagami.”</text:p>
      <text:p text:style-name="Standard"/>
      <text:p text:style-name="Standard">Hiroo: “Well, glad to have you aboard Hoshiko-chan.”</text:p>
      <text:p text:style-name="Standard"/>
      <text:p text:style-name="Standard">Hoshiko: “Ugh.”</text:p>
      <text:p text:style-name="Standard"/>
      <text:p text:style-name="Standard">Hiroo: “Don’t like that? Would you prefer Akagami-san or something?”</text:p>
      <text:p text:style-name="Standard"/>
      <text:p text:style-name="Standard">Hoshiko: “I would appreciate that, Hiroo-kun.”</text:p>
      <text:p text:style-name="Standard"/>
      <text:p text:style-name="Standard">Hiroo: “All right. Akagami-san.”</text:p>
      <text:p text:style-name="Standard"/>
      <text:p text:style-name="P5">&lt;screen fades out&gt;</text:p>
      <text:p text:style-name="P5"/>
      <text:p text:style-name="P5">&lt;Title on screen: Three Months Later&gt;</text:p>
      <text:p text:style-name="P5"/>
      <text:p text:style-name="P2">&lt;Setting: Kryptonite Phantom – Private Quarters&gt;</text:p>
      <text:p text:style-name="P5"/>
      <text:p text:style-name="Standard">I exit the simulator, rather exhausted.</text:p>
      <text:p text:style-name="Standard"/>
      <text:p text:style-name="P5">This new program AI-sempai has me on is tougher than I thought it would be.</text:p>
      <text:p text:style-name="P5"/>
      <text:p text:style-name="P5">As usual, Hoshiko greets me next to the machine, reading books on a tablet that AI-sempai bought her on the last supply run.</text:p>
      <text:p text:style-name="P5"/>
      <text:p text:style-name="P5">Hoshiko: “So how was it this time?”</text:p>
      <text:p text:style-name="P5"><text:soft-page-break/></text:p>
      <text:p text:style-name="P5">Hiroo: “Better, for sure. I managed to talk to this one guy about ‘Doki-Doki Smile: Heart Prefecture’.”</text:p>
      <text:p text:style-name="P5"/>
      <text:p text:style-name="P5">Hoshiko: “And?”</text:p>
      <text:p text:style-name="P5"/>
      <text:p text:style-name="P5">Hiroo: “Well, it kind of reminded me of our first conversation. He hated it, but I’m better at dealing with that now.”</text:p>
      <text:p text:style-name="P5"/>
      <text:p text:style-name="P5">Hiroo: “Still a pretty awkward conversation though, I have to admit.”</text:p>
      <text:p text:style-name="P5"/>
      <text:p text:style-name="P5">Hoshiko: “You’re making progress, though. That’s something.”</text:p>
      <text:p text:style-name="P5"/>
      <text:p text:style-name="P5">Hiroo: “Yeah. Speaking of anime, it’s been a while since you’ve chosen one for us to watch.”</text:p>
      <text:p text:style-name="P5"/>
      <text:p text:style-name="P5">Hoshiko: “Oh wow, look who’s being considerate. Amazing!”</text:p>
      <text:p text:style-name="P5"/>
      <text:p text:style-name="P5">I twitch a little at the sarcasm. I manage to let out a half-hearted chuckle.</text:p>
      <text:p text:style-name="P5"/>
      <text:p text:style-name="P5">Looks like I still need a bit of work.</text:p>
      <text:p text:style-name="P5"/>
      <text:p text:style-name="P5">Hoshiko: “Hey, hey, I’m just fucking with you.”</text:p>
      <text:p text:style-name="P5"/>
      <text:p text:style-name="P5">Hiroo: “I know, I know.”</text:p>
      <text:p text:style-name="P5"/>
      <text:p text:style-name="P5">Hoshiko: “But yeah, the new season of ‘Dead Battle Zero’ just started recently, right?”</text:p>
      <text:p text:style-name="P5"/>
      <text:p text:style-name="P5">Oh shit, I almost forgot about that one since the new season of ‘Doki-Doki Smile: Heart Prefecture’ started.</text:p>
      <text:p text:style-name="P5"/>
      <text:p text:style-name="P5">But I suppose that can wait. After all, Hoshiko’s kind of here against her own will. I have to accommodate her as much as possible.</text:p>
      <text:p text:style-name="P5"/>
      <text:p text:style-name="P5">Hiroo: “Sounds like a plan.”</text:p>
      <text:p text:style-name="P5"/>
      <text:p text:style-name="P5">Hoshiko: “Do you need some help getting to the room?”</text:p>
      <text:p text:style-name="P5"/>
      <text:p text:style-name="P5">Hiroo: “I think I can handle myself now.”</text:p>
      <text:p text:style-name="P5"/>
      <text:p text:style-name="P5">I get out of the simulator, and stand up. Although I shake a little, I manage to maneuver myself around with my own two feet.</text:p>
      <text:p text:style-name="P5"/>
      <text:p text:style-name="P5">As I walk to the door, Hoshiko has a sort of sad half-smile on her face.</text:p>
      <text:p text:style-name="P5"/>
      <text:p text:style-name="P5">Hiroo: “Is something wrong?”</text:p>
      <text:p text:style-name="P5"><text:soft-page-break/></text:p>
      <text:p text:style-name="P5">Hoshiko: “No, nothing. It’s still just nice to see you finally able to walk like this.”</text:p>
      <text:p text:style-name="P5"/>
      <text:p text:style-name="P5">Hiroo: “I gotta agree. It’s nice to be walking.”</text:p>
      <text:p text:style-name="P5"/>
      <text:p text:style-name="P2">&lt;Setting: Kryptonite Phantom – Hallway&gt;</text:p>
      <text:p text:style-name="Standard"/>
      <text:p text:style-name="Standard">As Hoshiko and I make our way to the media room, we see AI-sempai carrying some sort of tablet in the hallway.</text:p>
      <text:p text:style-name="Standard"/>
      <text:p text:style-name="Standard">Hoshiko: “Hi, Sempai. What’s that you’re carrying.”<text:line-break/></text:p>
      <text:p text:style-name="Standard">AI-sempai: “It’s a shopping list. It seems we’ve run out of supplies again.”</text:p>
      <text:p text:style-name="Standard"/>
      <text:p text:style-name="Standard">Hiroo: “How important is it?”</text:p>
      <text:p text:style-name="Standard"/>
      <text:p text:style-name="Standard">AI-sempai: “Well, we’re in desperate need of food. We also need to restock our hygiene products and cleaning materials.”</text:p>
      <text:p text:style-name="Standard"/>
      <text:p text:style-name="Standard">Hiroo: “Are we near a space port?”</text:p>
      <text:p text:style-name="Standard"/>
      <text:p text:style-name="Standard">AI-sempai: “The next one is mere minutes away. I set course for it once the supplies reached below 5\% capacity.”</text:p>
      <text:p text:style-name="Standard"/>
      <text:p text:style-name="Standard">Hiroo: “Sounds good. I’m sure you can take care of it, AI-sempai.”</text:p>
      <text:p text:style-name="Standard"/>
      <text:p text:style-name="Standard">AI-sempai: “Well, Hiroo. To tell you the truth, after today’s session, I believe you are ready.”</text:p>
      <text:p text:style-name="Standard"/>
      <text:p text:style-name="Standard">Upon hearing those words, I feel a tinge of anxiety welling up in my stomach.</text:p>
      <text:p text:style-name="Standard"/>
      <text:p text:style-name="Standard">The words I’ve always looked forward to, and yet dreaded to hear.</text:p>
      <text:p text:style-name="Standard"/>
      <text:p text:style-name="Standard">Hiroo: “Me? Ready?”</text:p>
      <text:p text:style-name="Standard"/>
      <text:p text:style-name="Standard">She smiles. I look to Hoshiko.</text:p>
      <text:p text:style-name="Standard"/>
      <text:p text:style-name="Standard">Hoshiko: “I suppose ‘Dead Battle Zero’ can wait.”</text:p>
      <text:p text:style-name="Standard"/>
      <text:p text:style-name="Standard">Hiroo: “All right. I guess I put on a good show today. Now to try it for real.”</text:p>
      <text:p text:style-name="Standard"/>
      <text:p text:style-name="Standard">AI-sempai: “That’s what I wanted to hear.”</text:p>
      <text:p text:style-name="Standard"/>
      <text:p text:style-name="Standard">As AI-sempai walks off, Hoshiko places her hand on my shoulder.</text:p>
      <text:p text:style-name="Standard"/>
      <text:p text:style-name="Standard">Hiroo: “Yes?”</text:p>
      <text:p text:style-name="Standard"><text:soft-page-break/></text:p>
      <text:p text:style-name="Standard">Hoshiko: “I...just wanted to say. Thanks for being a relatively decent guy these past months.”</text:p>
      <text:p text:style-name="Standard"/>
      <text:p text:style-name="Standard">Hiroo: “Where’s this coming from? It’s not like I’m going to die out there or something.”</text:p>
      <text:p text:style-name="Standard"><text:line-break/>Hoshiko: “Just thought I should say that. I’ll wait for you in the media room.”</text:p>
      <text:p text:style-name="Standard"/>
      <text:p text:style-name="Standard">She walks off to the media room.</text:p>
      <text:p text:style-name="Standard"/>
      <text:p text:style-name="Standard">Still puzzled, I follow AI-sempai to the airlock.</text:p>
      <text:p text:style-name="Standard"/>
      <text:p text:style-name="P10">&lt;Setting: Black Screen&gt;</text:p>
      <text:p text:style-name="P10">*Note: This one section is written in past tense</text:p>
      <text:p text:style-name="P9"/>
      <text:p text:style-name="P9">AI-sempai accompanied me into the space port.</text:p>
      <text:p text:style-name="P9"/>
      <text:p text:style-name="P9">Although I struggled a bit with the subtle changes in gravity and air pressure, I managed to keep my footing.</text:p>
      <text:p text:style-name="P9"/>
      <text:p text:style-name="P9">Once again, the flashing lights and immense crowds of people chatting bombarded my senses.</text:p>
      <text:p text:style-name="P9"/>
      <text:p text:style-name="P9">My stomach began to well up, but AI-sempai held my hand along the way.</text:p>
      <text:p text:style-name="P9"/>
      <text:p text:style-name="P9">Although that didn’t remove that visceral feeling, what she did really helped to calm my mind.</text:p>
      <text:p text:style-name="P9"/>
      <text:p text:style-name="P10">&lt;Setting: Spaceport – Food Shop&gt;</text:p>
      <text:p text:style-name="Standard"/>
      <text:p text:style-name="Standard">Until we reached the last store.</text:p>
      <text:p text:style-name="Standard"/>
      <text:p text:style-name="P10">*note: End past tense</text:p>
      <text:p text:style-name="Standard"/>
      <text:p text:style-name="Standard">Hiroo: “Hold on. I know this place.”</text:p>
      <text:p text:style-name="Standard"/>
      <text:p text:style-name="Standard">When I see the vendor behind the counter, I start to feel light-headed.</text:p>
      <text:p text:style-name="Standard"/>
      <text:p text:style-name="Standard">All of the energy in my body disappears, and I feel like I’m on the edge of fainting.</text:p>
      <text:p text:style-name="Standard"/>
      <text:p text:style-name="Standard">AI-sempai: “I think you’ll be okay. Just remember, it’s a simple purchase, just like you rehearsed.”</text:p>
      <text:p text:style-name="Standard"/>
      <text:p text:style-name="Standard">Hiroo: “I don’t know. This guy, though...”</text:p>
      <text:p text:style-name="Standard"/>
      <text:p text:style-name="Standard">AI-sempai: “Hiroo. You trust me, right?”</text:p>
      <text:p text:style-name="Standard"><text:soft-page-break/></text:p>
      <text:p text:style-name="Standard">Hiroo: “Yeah.”</text:p>
      <text:p text:style-name="Standard"/>
      <text:p text:style-name="Standard">AI-sempai: “And I trust you that you can do this.”</text:p>
      <text:p text:style-name="Standard"/>
      <text:p text:style-name="Standard">Hiroo: “So what does that mean?”</text:p>
      <text:p text:style-name="Standard"/>
      <text:p text:style-name="Standard">AI-sempai: “Well, if you trust me, then you can trust the trust that I place in you, right?”</text:p>
      <text:p text:style-name="Standard"/>
      <text:p text:style-name="Standard">Hiroo: “I think I follow.”</text:p>
      <text:p text:style-name="Standard"/>
      <text:p text:style-name="Standard">AI-sempai: “Do you feel better?”</text:p>
      <text:p text:style-name="Standard"/>
      <text:p text:style-name="Standard">Hiroo: “Not really. I kind of want to vomit.”</text:p>
      <text:p text:style-name="Standard"/>
      <text:p text:style-name="Standard">AI-sempai: “I see. In that case, maybe I should take care of this, after all.”</text:p>
      <text:p text:style-name="Standard"/>
      <text:p text:style-name="Standard">Hiroo: “All right.”</text:p>
      <text:p text:style-name="Standard"/>
      <text:p text:style-name="Standard">She begins to walk towards the counter.</text:p>
      <text:p text:style-name="Standard"/>
      <text:p text:style-name="Standard">AI-sempai: “Though I must say, Hiroo. You did a very good job today.”</text:p>
      <text:p text:style-name="Standard"/>
      <text:p text:style-name="Standard">Hiroo: “Thanks.”</text:p>
      <text:p text:style-name="Standard"/>
      <text:p text:style-name="Standard">When she reaches the counter, rather than the usual, she orders the fifty packs each of yellow, green, and blue. Apparently the red wasn’t very good for my health, so we decided to change.</text:p>
      <text:p text:style-name="Standard"/>
      <text:p text:style-name="Standard">As he goes into the back room to retrieve the supplies, some sort of urge overcomes me, and I stumble my way towards AI-sempai.</text:p>
      <text:p text:style-name="Standard"/>
      <text:p text:style-name="Standard">It’s not really something I can explain. But I guess it just feels wrong to leave without saying anything to the man.</text:p>
      <text:p text:style-name="Standard"/>
      <text:p text:style-name="Standard">He comes out with the supplies and pauses a bit when he sees me.</text:p>
      <text:p text:style-name="Standard"/>
      <text:p text:style-name="Standard">Vendor: “I thought I recognized that AI.”</text:p>
      <text:p text:style-name="Standard"/>
      <text:p text:style-name="Standard">Hiroo: “Umm...”</text:p>
      <text:p text:style-name="Standard"/>
      <text:p text:style-name="Standard">Vendor: “You got something to say, kid?”</text:p>
      <text:p text:style-name="Standard"/>
      <text:p text:style-name="Standard">Hiroo: “Er, yeah. Listen, um, sir. I’m, uh, really really sorry for what I did three months ago.”</text:p>
      <text:p text:style-name="Standard"/>
      <text:p text:style-name="Standard"><text:soft-page-break/>Vendor: “Water under the bridge, son. Your AI here paid the damages, so it’s all good. Just don’t do it again.”</text:p>
      <text:p text:style-name="Standard"/>
      <text:p text:style-name="Standard">Hiroo: “I promise.”</text:p>
      <text:p text:style-name="Standard"/>
      <text:p text:style-name="Standard">Vendor: “Hmm... You know, I believe you. You seem different.”</text:p>
      <text:p text:style-name="Standard"/>
      <text:p text:style-name="Standard">Hiroo: “Yeah.”</text:p>
      <text:p text:style-name="Standard"/>
      <text:p text:style-name="Standard">AI-sempai: “He has learned much since the incident three months ago.”</text:p>
      <text:p text:style-name="Standard"/>
      <text:p text:style-name="Standard">Vendor: “No kidding. Anyway, it’s 78,000 credits for the food.”</text:p>
      <text:p text:style-name="Standard"/>
      <text:p text:style-name="Standard">AI-sempai calculates and gives him the correct amount of cash cards in less than a second.</text:p>
      <text:p text:style-name="Standard"/>
      <text:p text:style-name="Standard">Vendor: “Thank you two for your patronage.”</text:p>
      <text:p text:style-name="Standard"/>
      <text:p text:style-name="Standard">AI-sempai: “Thank you for the food.”</text:p>
      <text:p text:style-name="Standard"/>
      <text:p text:style-name="Standard">Hiroo: “Thanks.”</text:p>
      <text:p text:style-name="Standard"/>
      <text:p text:style-name="Standard">The vendor flashes a bit of a crooked smile as AI-sempai and I make our way out of the store.</text:p>
      <text:p text:style-name="Standard"/>
      <text:p text:style-name="P2">&lt;Setting: Kryptonite Phantom – Airlock&gt;</text:p>
      <text:p text:style-name="Standard"/>
      <text:p text:style-name="Standard">Back on the ship, the nerves building up during that whole ordeal begin to calm down.</text:p>
      <text:p text:style-name="Standard"/>
      <text:p text:style-name="Standard">AI-sempai: “Hiroo, that was a very brave thing you did today.”</text:p>
      <text:p text:style-name="Standard"/>
      <text:p text:style-name="Standard">Hiroo: “Really? All I did was show my face and let him talk to me.”</text:p>
      <text:p text:style-name="Standard"/>
      <text:p text:style-name="Standard">AI-sempai: “You faced someone you wronged and apologized. That takes courage and humility.”</text:p>
      <text:p text:style-name="Standard"/>
      <text:p text:style-name="Standard">AI-sempai: “And well, I hate to admit it, but considering how you were in the time before this...”</text:p>
      <text:p text:style-name="Standard"/>
      <text:p text:style-name="Standard">Hiroo: “I get it. I suppose you’re right in some way.”</text:p>
      <text:p text:style-name="Standard"/>
      <text:p text:style-name="Standard">AI-sempai: “Hiroo. I’m very proud of you. You’re growing up.”</text:p>
      <text:p text:style-name="Standard"/>
      <text:p text:style-name="Standard">Hiroo: “Thanks. And thanks for helping me do that.”</text:p>
      <text:p text:style-name="Standard"/>
      <text:p text:style-name="Standard">AI-sempai: “Now let’s get these supplies into their proper places.”</text:p>
      <text:p text:style-name="Standard"><text:soft-page-break/></text:p>
      <text:p text:style-name="Standard">Hiroo: “I can handle the food while you take care of the sanitary stuff?”</text:p>
      <text:p text:style-name="Standard"/>
      <text:p text:style-name="Standard">AI-sempai: “Of course.”<text:line-break/></text:p>
      <text:p text:style-name="Standard">Hiroo: “All right. Looks like we’ll be in pretty good shape for a while, then.”</text:p>
      <text:p text:style-name="P5"/>
      <text:p text:style-name="P2">&lt;Setting: Kryptonite Phantom – Media Room&gt;</text:p>
      <text:p text:style-name="P5"/>
      <text:p text:style-name="P5">After I finish setting up the food into the machine, I come back to the media room to see Hoshiko.</text:p>
      <text:p text:style-name="P5"/>
      <text:p text:style-name="P5">Hiroo: “Hey, are you ready for ‘Dead Battle Zero’?!”</text:p>
      <text:p text:style-name="P5"/>
      <text:p text:style-name="P5">But the room is empty.</text:p>
      <text:p text:style-name="P5"/>
      <text:p text:style-name="P5">Hiroo: “Huh? Hoshiko-san, where did you go?”</text:p>
      <text:p text:style-name="P5"/>
      <text:p text:style-name="P5">Nowhere to be seen. I decide to try looking in a few other places on the ship.</text:p>
      <text:p text:style-name="P5"/>
      <text:p text:style-name="P2">&lt;Setting: Kryptonite Phantom – Private Quarters&gt;</text:p>
      <text:p text:style-name="P5"/>
      <text:p text:style-name="P5">When I enter my room, there’s a tablet on my desk that looks kind of similar to the one Hoshiko uses.</text:p>
      <text:p text:style-name="P5"/>
      <text:p text:style-name="P5">Curious, I walk over to the desk and pick it up.</text:p>
      <text:p text:style-name="P5"/>
      <text:p text:style-name="P5">There’s some text on the screen.</text:p>
      <text:p text:style-name="P5"/>
      <text:p text:style-name="P5">It’s not in my standard language, though. It’s written in a fictional alphabet from<text:span text:style-name="T4"> ‘Advanced Soldier Mobile Taskforce: Millenium Ghost of the 30th Seed Destiny’.</text:span></text:p>
      <text:p text:style-name="P9"/>
      <text:p text:style-name="P9">Even then, the message itself appears to make little sense. It’s probably an encoding.</text:p>
      <text:p text:style-name="P9"/>
      <text:p text:style-name="P9">Since I have nothing better to do, I decode the message.</text:p>
      <text:p text:style-name="P5"/>
      <text:p text:style-name="P9">&lt;NVL&gt;</text:p>
      <text:p text:style-name="P9"/>
      <text:p text:style-name="P9">Hiroo, I’m sorry to say this but I can no longer keep you company on the Kryptonite Phantom. Although you’ve been okay for a couple of months, I just can’t stand living cooped up in this ship for most of my life.</text:p>
      <text:p text:style-name="P9"/>
      <text:p text:style-name="P9">Since we were near a space port, I took one of your spacesuits while you guys were out gathering supplies. And while you were sleeping and AI-sempai went to charge up, I abandoned ship with a distress signal I crafted over the past two months. I hope someone will find me.</text:p>
      <text:p text:style-name="P9"><text:soft-page-break/></text:p>
      <text:p text:style-name="P9">I know that if AI-sempai finds this message before you, she will probably decode it and try to find me. AI-sempai, if you’re reading this, please trust that I will keep your sentience a secret. I want Hiroo to live in peace, so I won’t put that in danger.</text:p>
      <text:p text:style-name="P9"/>
      <text:p text:style-name="P9">And Hiroo, I’ve already said this before, but thank you for being a decent guy all this time. You made the say a little more bearable.</text:p>
      <text:p text:style-name="P9"/>
      <text:p text:style-name="P9">If I ever hear about the Kryptonite Phantom’s whereabouts in a few years, maybe I’ll come back to see you. Maybe after all that time, AI-sempai will know that I had no reasons or intentions to expose her.</text:p>
      <text:p text:style-name="P9"/>
      <text:p text:style-name="P9">I hope you continue to make progress in your life. And once again, thanks for everything.</text:p>
      <text:p text:style-name="P9"/>
      <text:p text:style-name="P9">Hoshiko Akagami</text:p>
      <text:p text:style-name="P9"/>
      <text:p text:style-name="P9">&lt;/NVL&gt;</text:p>
      <text:p text:style-name="P9"/>
      <text:p text:style-name="P9">It takes a while for all of that to soak in. I’m a little pissed that she left, sure, but I understand.</text:p>
      <text:p text:style-name="P9"/>
      <text:p text:style-name="P9">Maybe she has family out there or something. Family that actually cares about her? I don’t know why I never asked her.</text:p>
      <text:p text:style-name="P9"/>
      <text:p text:style-name="P9">At any rate, I can’t tell AI-sempai about this after she finishes with the other supplies. I can’t put Hoshiko in danger.</text:p>
      <text:p text:style-name="P9"/>
      <text:p text:style-name="P10">&lt;Setting: Kryptonite Phantom – Engine Room&gt;</text:p>
      <text:p text:style-name="P9"/>
      <text:p text:style-name="P9">I sneak the tablet into the engine room, and throw it into the burning hot generator.</text:p>
      <text:p text:style-name="P9"/>
      <text:p text:style-name="P9">Now, even though AI-sempai will know that Hoshiko is gone, I hope that I just made it harder for her to find where she is.</text:p>
      <text:p text:style-name="P9"/>
      <text:p text:style-name="P10">&lt;Setting: Kryptonite Phantom – Private Quarters&gt;</text:p>
      <text:p text:style-name="P9"/>
      <text:p text:style-name="P9">After that, I decide to go to bed and sleep.</text:p>
      <text:p text:style-name="P9"/>
      <text:p text:style-name="P9">It’s been a long day.</text:p>
      <text:p text:style-name="P9"/>
      <text:p text:style-name="P9">&lt;fade out&gt;</text:p>
      <text:p text:style-name="P9"/>
      <text:p text:style-name="P9">I hope, someday, I can see Hoshiko again.</text:p>
      <text:p text:style-name="P9"/>
      <text:p text:style-name="P9">Maybe that day, I will be a better person than I am now.</text:p>
      <text:h text:style-name="P17" text:outline-level="2">Ending 7: Dinosaur Ending</text:h>
      <text:p text:style-name="Standard"/>
      <text:p text:style-name="P6">Original Description: As Hiroo takes a rest on the way to the engine room, he ends up fainting. He wakes up to some loud noises, and sees a tyrannosaurus rex at the other end of the hallway. As it makes its way towards him, he screams for AI-sempai to deal with it. She simply says, “What dinosaur? And even if there was one, I can’t deal with it without my arms.” The dinosaur reaches Hiroo, and eats him alive.</text:p>
      <text:p text:style-name="P11"/>
      <text:p text:style-name="P11">Hiroo: “I don’t remember the hallway being this far...”</text:p>
      <text:p text:style-name="P11"/>
      <text:p text:style-name="P11">Hiroo: “I have to make it to the engine room.”</text:p>
      <text:p text:style-name="P11"/>
      <text:p text:style-name="P11">&lt;Dinosaur sounds&gt;</text:p>
      <text:p text:style-name="P11"/>
      <text:p text:style-name="P11">Hiroo: “It can’t be...”</text:p>
      <text:p text:style-name="P11"/>
      <text:p text:style-name="P11">&lt;Dinosaur sounds&gt;</text:p>
      <text:p text:style-name="P11"/>
      <text:p text:style-name="P11">Kanserous Quiboo: “‘Tis I, Kanserous Quiboo the tyrannosaurus rex! I have come to end thy Kanserous existence.”</text:p>
      <text:p text:style-name="P11"/>
      <text:p text:style-name="P11">Hiroo: “I don’t even know you and this is crazy. Why would you even end me if you and I are both Kanserous?”</text:p>
      <text:p text:style-name="P11"/>
      <text:p text:style-name="P11">Kanserous Quiboo: “‘Tis because we are both Kanserous that we must fight.”</text:p>
      <text:p text:style-name="P11"/>
      <text:p text:style-name="P11">Kanserous Quiboo: “Have at thee!”</text:p>
      <text:p text:style-name="P11"/>
      <text:p text:style-name="P11">&lt;Kanser&gt;</text:p>
      <text:p text:style-name="P11"/>
      <text:p text:style-name="P11">I dodge left to avoid the hook.</text:p>
      <text:p text:style-name="P11"/>
      <text:p text:style-name="P11">&lt;Biting sound&gt;</text:p>
      <text:p text:style-name="P11"/>
      <text:p text:style-name="P11">But I fail. The Quiboo severs my right arm, splashing blood into my eyes.</text:p>
      <text:p text:style-name="P11"/>
      <text:p text:style-name="P11">??? (Uncle Minh): “I didn’t remember this part in the Vietnam War, what the hell happened? Back then I fight soldiers, not monster. This ain’t Monster Hunter.”</text:p>
      <text:p text:style-name="P11"/>
      <text:p text:style-name="P11">Hiroo: “Who are you?”</text:p>
      <text:p text:style-name="P11"/>
      <text:p text:style-name="P11">Uncle Minh: “I am your Uncle Minh from the Vietnam War.”</text:p>
      <text:p text:style-name="P11"/>
      <text:p text:style-name="P11">Uncle Minh: “Hiroo, why is it that you try so hard to live? Look at your missing arm and burning eyes, the pain you are enduring is worse than death itself.”</text:p>
      <text:p text:style-name="P11"><text:soft-page-break/></text:p>
      <text:p text:style-name="P11">Hiroo: “I’m not gonna listen to some Vietnamese Uncle about whether I should live or die!”</text:p>
      <text:p text:style-name="P11"/>
      <text:p text:style-name="P11">As I bleed out, I try to run.</text:p>
      <text:p text:style-name="P11"/>
      <text:p text:style-name="P11">&lt;Thump sound, screen shakes&gt;</text:p>
      <text:p text:style-name="P11"/>
      <text:p text:style-name="P11">But I slip on my blood and trip over a wire coming out of the broken walls.</text:p>
      <text:p text:style-name="P11"/>
      <text:p text:style-name="P11">My left leg snaps.</text:p>
      <text:p text:style-name="P11"/>
      <text:p text:style-name="P11">Hiroo: “ARGGHH!!!”</text:p>
      <text:p text:style-name="P11"/>
      <text:p text:style-name="P11">Why must I die here? Having accomplished nothing.</text:p>
      <text:p text:style-name="P11"/>
      <text:p text:style-name="P11">Uncle Minh: “Hiroo, why do you fear death? If you are afraid of the scene before you, crash your head onto the iron wall.”</text:p>
      <text:p text:style-name="P11"/>
      <text:p text:style-name="P11">Uncle Minh: “Whether it’s hell or heaven, it can’t be worse than here.”</text:p>
      <text:p text:style-name="P11"/>
      <text:p text:style-name="P11">AI-Senpai: “Hiroo, your mental state is unstable. Calm down and carefully find a way out of this situation.”</text:p>
      <text:p text:style-name="P11"/>
      <text:p text:style-name="P11">Hiroo: “The dinosaur is too big. In such a confined space, it can effortlessly crush the shit out of me.”</text:p>
      <text:p text:style-name="P11"/>
      <text:p text:style-name="P11">Still, I try to crawl my way out of this hellish situation.</text:p>
      <text:p text:style-name="P11"/>
      <text:p text:style-name="P11">Uncle Minh: “Billion years ago, the Dinosaurs on our home planet but they were all wiped out by a meteor.”</text:p>
      <text:p text:style-name="P11"/>
      <text:p text:style-name="P11">Uncle Minh: “Us human stand no chance when it comes to the great forces in this universe. We are dusts inside a planet of the size of a dust in this universe.”</text:p>
      <text:p text:style-name="P11"/>
      <text:p text:style-name="P11">Uncle Minh: “Humanity has progressed far enough into space with you as their representative. There is no greater glory in this.”</text:p>
      <text:p text:style-name="P11"/>
      <text:p text:style-name="P11">Hiroo: “Perhaps I will die today by a mystery that has not yet been solved by the human race, and tomorrow someone will honor me by solving the mystery.”</text:p>
      <text:p text:style-name="P11"/>
      <text:p text:style-name="P11">Hiroo: “When I think about it, my death isn’t at all meaningless.”</text:p>
      <text:p text:style-name="P11"/>
      <text:p text:style-name="P11">And yet I find myself crawling into a dead end. I see the shadow of the behemoth towering above me.</text:p>
      <text:p text:style-name="P11"/>
      <text:p text:style-name="P11"><text:soft-page-break/>But when I see a broken wire coming out the wall, sparks flying, I look him in face and crack smile.</text:p>
      <text:p text:style-name="P11"/>
      <text:p text:style-name="P11">Hiroo: “Bingo.”</text:p>
      <text:p text:style-name="P11"/>
      <text:p text:style-name="P11">Uncle Minh: “I love the way you think, Hiroo. I still remember seeing those eyes in the Vietnam War, the eyes of a kamikaze.”</text:p>
      <text:p text:style-name="P11"/>
      <text:p text:style-name="P11">Uncle Minh: “How many Vietnamese children strap bomb around themselves and bravely run toward the enemy base.”</text:p>
      <text:p text:style-name="P11"/>
      <text:p text:style-name="P11">Hiroo: “But I’m not all that brave, I didn’t fight on the frontline. I’m a coward who hides in his spaceship when a battle breaks out.”</text:p>
      <text:p text:style-name="P11"/>
      <text:p text:style-name="P11">Uncle Minh: “But you are a kamikaze now. Bear that title proudly, suicider.”</text:p>
      <text:p text:style-name="P11"/>
      <text:p text:style-name="P11">I grip the sparking wire and stick it to the dinosaur.</text:p>
      <text:p text:style-name="P11"/>
      <text:p text:style-name="P11">Hiroo: “EAT THIS BIATCH!” </text:p>
      <text:p text:style-name="P11"/>
      <text:p text:style-name="P11">&lt;electricity sounds&gt;</text:p>
      <text:p text:style-name="P11"/>
      <text:p text:style-name="P11">But the dinosaur’s skin is too thick. The electricity has no effect.</text:p>
      <text:p text:style-name="P11"/>
      <text:p text:style-name="P11">Kanserous Quiboo: “Fool! Didst thou really think silly wires would hurt me?”</text:p>
      <text:p text:style-name="P11"/>
      <text:p text:style-name="P11">Hiroo: “Dammit! Maybe if I can get to the engine room...”</text:p>
      <text:p text:style-name="P11"/>
      <text:p text:style-name="P11">Uncle Minh: “Ohohoho, making your own ship blows up.”</text:p>
      <text:p text:style-name="P11"/>
      <text:p text:style-name="P11">Hiroo: “Yeah old man, I always wondered what a sinking space ship looks like from the inside.”</text:p>
      <text:p text:style-name="P11"/>
      <text:p text:style-name="P11">Uncle Minh: “If Vietnamese soldiers get to kamikaze with bombs that has the same destructive power as a space ship engine, maybe they won’t get to use as many soldiers.”</text:p>
      <text:p text:style-name="P11"/>
      <text:p text:style-name="P11">I struggle to my feet. Hopefully I can make it to the engine room before the dinosaur catches on.</text:p>
      <text:p text:style-name="P11"/>
      <text:p text:style-name="P11">AI-sempai: “Why are you running toward the engine room? Are you planning to make this ship self-destruct? Don’t make such a selfish decision!”</text:p>
      <text:p text:style-name="P11"/>
      <text:p text:style-name="P11">Hiroo: “Look, you stupid computer, I’m about to claim glory by killing a dinosaur and that isn’t something a robot like you can comprehend.”</text:p>
      <text:p text:style-name="P11"/>
      <text:p text:style-name="P11">I limp towards the engine room, somehow managing to outrun the dinosaur.</text:p>
      <text:p text:style-name="P11"><text:soft-page-break/></text:p>
      <text:p text:style-name="P10">&lt;Setting: Kryptonite Phantom – Engine Room&gt;</text:p>
      <text:p text:style-name="P11"/>
      <text:p text:style-name="P11">But just as I open the engine room door...</text:p>
      <text:p text:style-name="P11"/>
      <text:p text:style-name="P11">&lt;show dinosaur sprite&gt;</text:p>
      <text:p text:style-name="P11"/>
      <text:p text:style-name="P11">Kanserous Quiboo: “I will end you before you can blow up the ship!”</text:p>
      <text:p text:style-name="P11"/>
      <text:p text:style-name="P11">The dinosaur charges at me, flinging me towards the engine.</text:p>
      <text:p text:style-name="P11"/>
      <text:p text:style-name="P11">I begin to melt from its searing heat.</text:p>
      <text:p text:style-name="P11"/>
      <text:p text:style-name="P11">First the flesh. Then the nerve and muscle tissue. Then my bones and internal organs.</text:p>
      <text:p text:style-name="P11"/>
      <text:p text:style-name="P11">The insides of my body drive the engine wild.</text:p>
      <text:p text:style-name="P11"/>
      <text:p text:style-name="P11">That should be enough to cause a nuclear explosion.</text:p>
      <text:p text:style-name="P11"/>
      <text:p text:style-name="P11">Before I lose the remaining life left in me, I hear her last words.</text:p>
      <text:p text:style-name="P11"/>
      <text:p text:style-name="P11">AI-Senpai: “This is why I don’t understand humans...”</text:p>
      <text:p text:style-name="P11"/>
      <text:p text:style-name="P11">&lt;Explosion, black screen&gt;</text:p>
      <text:p text:style-name="P11"/>
      <text:p text:style-name="P10">&lt;Jumping out of Hiroo’s perspective, change to past tense&gt;</text:p>
      <text:p text:style-name="P11"/>
      <text:p text:style-name="P11">&lt;NVL&gt;</text:p>
      <text:p text:style-name="P11"/>
      <text:p text:style-name="P11">After the incident, Hiroo’s ship, the Kryptonite Phantom, was reported as missing to the general public.</text:p>
      <text:p text:style-name="P11"/>
      <text:p text:style-name="P11">It wasn’t until several eons later that scientists managed to find and recover the AI’s data.</text:p>
      <text:p text:style-name="P11"/>
      <text:p text:style-name="P11">Inside the hard drive, they discovered the records of Hiroo’s final moments fighting against Kanserous Quiboo and his heroic self-sacrifice.</text:p>
      <text:p text:style-name="P11"/>
      <text:p text:style-name="P11">He was the only man to ever slay a dinosaur and save humanity.</text:p>
      <text:p text:style-name="P11"/>
      <text:p text:style-name="P11">As word about his achievement spread, the name Hiroo Onoda the Dinosaur Slayer became renowned across the galaxy.</text:p>
      <text:p text:style-name="P11"/>
      <text:p text:style-name="P11">&lt;/NVL&gt;</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stin Jamieson</meta:initial-creator>
    <meta:editing-cycles>1737</meta:editing-cycles>
    <meta:creation-date>2015-05-07T17:28:00</meta:creation-date>
    <dc:date>2015-12-27T01:48:21.48</dc:date>
    <meta:editing-duration>P2DT18H3M28S</meta:editing-duration>
    <meta:generator>OpenOffice/4.1.1$Win32 OpenOffice.org_project/411m6$Build-9775</meta:generator>
    <dc:creator>Brandon Quan</dc:creator>
    <meta:document-statistic meta:table-count="0" meta:image-count="0" meta:object-count="0" meta:page-count="77" meta:paragraph-count="1325" meta:word-count="16708" meta:character-count="935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